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binary" manifest:full-path="layout-cache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4951in" fo:margin-left="-0.0208in" table:align="left" style:writing-mode="lr-tb"/>
    </style:style>
    <style:style style:name="Table2.A" style:family="table-column">
      <style:table-column-properties style:column-width="0.5174in"/>
    </style:style>
    <style:style style:name="Table2.B" style:family="table-column">
      <style:table-column-properties style:column-width="0.7292in"/>
    </style:style>
    <style:style style:name="Table2.C" style:family="table-column">
      <style:table-column-properties style:column-width="0.6125in"/>
    </style:style>
    <style:style style:name="Table2.D" style:family="table-column">
      <style:table-column-properties style:column-width="1in"/>
    </style:style>
    <style:style style:name="Table2.E" style:family="table-column">
      <style:table-column-properties style:column-width="0.6361in"/>
    </style:style>
    <style:style style:name="Table2.1" style:family="table-row">
      <style:table-row-properties style:min-row-height="0.1681in" style:keep-together="true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E92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7.8285in" table:align="margins" style:shadow="none"/>
    </style:style>
    <style:style style:name="Table1.A" style:family="table-column">
      <style:table-column-properties style:column-width="3.9139in" style:rel-column-width="32767*"/>
    </style:style>
    <style:style style:name="Table1.B" style:family="table-column">
      <style:table-column-properties style:column-width="3.9146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3.2931in" fo:margin-left="-0.0208in" table:align="left" style:writing-mode="lr-tb"/>
    </style:style>
    <style:style style:name="Table3.A" style:family="table-column">
      <style:table-column-properties style:column-width="0.5389in"/>
    </style:style>
    <style:style style:name="Table3.B" style:family="table-column">
      <style:table-column-properties style:column-width="0.7507in"/>
    </style:style>
    <style:style style:name="Table3.C" style:family="table-column">
      <style:table-column-properties style:column-width="0.634in"/>
    </style:style>
    <style:style style:name="Table3.D" style:family="table-column">
      <style:table-column-properties style:column-width="0.7118in"/>
    </style:style>
    <style:style style:name="Table3.E" style:family="table-column">
      <style:table-column-properties style:column-width="0.6576in"/>
    </style:style>
    <style:style style:name="Table3.1" style:family="table-row">
      <style:table-row-properties style:min-row-height="0.1715in" style:keep-together="true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2" style:family="table-row">
      <style:table-row-properties style:min-row-height="0.1681in" style:keep-together="true" fo:keep-together="auto"/>
    </style:style>
    <style:style style:name="Table4" style:family="table">
      <style:table-properties style:width="7.8285in" table:align="margins"/>
    </style:style>
    <style:style style:name="Table4.A" style:family="table-column">
      <style:table-column-properties style:column-width="3.9139in" style:rel-column-width="32767*"/>
    </style:style>
    <style:style style:name="Table4.B" style:family="table-column">
      <style:table-column-properties style:column-width="3.9146in" style:rel-column-width="32768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end" style:justify-single-word="false" style:text-autospace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style:font-name-asian="Monaco" style:font-size-asian="10pt" style:font-name-complex="Monaco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Monaco" style:font-weight-asian="bold" style:font-name-complex="Monaco" style:font-weight-complex="bold"/>
    </style:style>
    <style:style style:name="T3" style:family="text">
      <style:text-properties style:font-name-asian="Monaco" style:font-name-complex="Monaco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fo:background-color="transparent" text:dont-balance-text-columns="false" style:editable="false">
        <style:columns fo:column-count="2" fo:column-gap="0in">
          <style:column style:rel-width="5636*" fo:start-indent="0in" fo:end-indent="0in"/>
          <style:column style:rel-width="5637*" fo:start-indent="0in" fo:end-indent="0in"/>
        </style:columns>
        <style:background-image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derico Castro Banner N03139680</text:p>
      <text:p text:style-name="P1">Homework 2 – Estimate Average time of Xsort</text:p>
      <text:p text:style-name="P1"/>
      <text:section text:style-name="Sect1" text:name="Section1">
        <text:p text:style-name="P6"><text:span text:style-name="T1">class </text:span>Array</text:p>
        <text:p text:style-name="P6"><text:s text:c="2"/><text:span text:style-name="T1">def </text:span>swap!<text:span text:style-name="T1">(</text:span>i<text:span text:style-name="T1">,</text:span>j<text:span text:style-name="T1">)</text:span></text:p>
        <text:p text:style-name="P6"><text:span text:style-name="T1"><text:s text:c="4"/></text:span><text:span text:style-name="T1">self</text:span><text:span text:style-name="T1">[</text:span>i<text:span text:style-name="T1">], </text:span><text:span text:style-name="T1">self</text:span><text:span text:style-name="T1">[</text:span>j<text:span text:style-name="T1">] </text:span>= <text:span text:style-name="T1">self</text:span><text:span text:style-name="T1">[</text:span>j<text:span text:style-name="T1">], </text:span><text:span text:style-name="T1">self</text:span><text:span text:style-name="T1">[</text:span>i<text:span text:style-name="T1">]</text:span></text:p>
        <text:p text:style-name="P7"><text:s text:c="4"/>self</text:p>
        <text:p text:style-name="P7"><text:s text:c="2"/>end</text:p>
        <text:p text:style-name="P7">end</text:p>
        <text:p text:style-name="P6"/>
        <text:p text:style-name="P6"><text:span text:style-name="T1">def </text:span>generateRandomPermutation<text:span text:style-name="T1">(</text:span>n<text:span text:style-name="T1">)</text:span></text:p>
        <text:p text:style-name="P6"><text:span text:style-name="T1"><text:s text:c="2"/></text:span>sequence = <text:span text:style-name="T1">[]</text:span></text:p>
        <text:p text:style-name="P7"><text:s text:c="2"/></text:p>
        <text:p text:style-name="P6"><text:s text:c="2"/>n<text:span text:style-name="T1">.</text:span>times <text:span text:style-name="T1">do </text:span><text:span text:style-name="T1">|</text:span>i<text:span text:style-name="T1">|</text:span></text:p>
        <text:p text:style-name="P6"><text:span text:style-name="T1"><text:s text:c="4"/></text:span>sequence<text:span text:style-name="T1">[</text:span>i<text:span text:style-name="T1">] </text:span>= i</text:p>
        <text:p text:style-name="P6"><text:s text:c="2"/><text:span text:style-name="T1">end</text:span></text:p>
        <text:p text:style-name="P7"><text:s text:c="2"/></text:p>
        <text:p text:style-name="P6"><text:span text:style-name="T1"><text:s text:c="2"/></text:span><text:span text:style-name="T1">(</text:span>n - <text:span text:style-name="T1">1</text:span><text:span text:style-name="T1">).</text:span>downto<text:span text:style-name="T1">(</text:span><text:span text:style-name="T1">1</text:span><text:span text:style-name="T1">) </text:span><text:span text:style-name="T1">do </text:span><text:span text:style-name="T1">| </text:span>index <text:span text:style-name="T1">|</text:span></text:p>
        <text:p text:style-name="P6"><text:span text:style-name="T1"><text:s text:c="4"/></text:span>randomIndex = rand<text:span text:style-name="T1">(</text:span><text:span text:style-name="T1">1</text:span>..index<text:span text:style-name="T1">)</text:span></text:p>
        <text:p text:style-name="P6"><text:span text:style-name="T1"><text:s text:c="4"/></text:span>sequence<text:span text:style-name="T1">.</text:span>swap!<text:span text:style-name="T1">(</text:span>index<text:span text:style-name="T1">, </text:span>randomIndex<text:span text:style-name="T1">) </text:span></text:p>
        <text:p text:style-name="P7"><text:s text:c="2"/>end</text:p>
        <text:p text:style-name="P7"><text:s text:c="2"/></text:p>
        <text:p text:style-name="P6"><text:span text:style-name="T1"><text:s text:c="2"/></text:span>sequence</text:p>
        <text:p text:style-name="P7">end</text:p>
        <text:p text:style-name="P6"/>
        <text:p text:style-name="P6"><text:span text:style-name="T1">def </text:span>bSort<text:span text:style-name="T1">(</text:span>list<text:span text:style-name="T1">)</text:span></text:p>
        <text:p text:style-name="P6"><text:span text:style-name="T1"><text:s text:c="2"/></text:span>size = list<text:span text:style-name="T1">.</text:span>length</text:p>
        <text:p text:style-name="P6"><text:s text:c="2"/><text:span text:style-name="T1">@comparisonsCounter </text:span>= <text:span text:style-name="T1">0</text:span></text:p>
        <text:p text:style-name="P7"><text:s text:c="2"/></text:p>
        <text:p text:style-name="P6"><text:s text:c="2"/><text:span text:style-name="T1">unless </text:span>size == <text:span text:style-name="T1">1</text:span></text:p>
        <text:p text:style-name="P6"><text:span text:style-name="T1"><text:s text:c="4"/></text:span>pass = <text:span text:style-name="T1">1</text:span></text:p>
        <text:p text:style-name="P6"><text:span text:style-name="T1"><text:s text:c="4"/></text:span>swap = true</text:p>
        <text:p text:style-name="P6"><text:s text:c="4"/></text:p>
        <text:p text:style-name="P6"><text:s text:c="4"/><text:span text:style-name="T1">while </text:span><text:span text:style-name="T1">(</text:span>pass &lt;= size - <text:span text:style-name="T1">1 </text:span>&amp;&amp; swap<text:span text:style-name="T1">) </text:span><text:span text:style-name="T1">do</text:span></text:p>
        <text:p text:style-name="P6"><text:span text:style-name="T1"><text:s text:c="6"/></text:span>swap = false <text:s text:c="5"/></text:p>
        <text:p text:style-name="P6"><text:s text:c="6"/><text:span text:style-name="T1">0</text:span><text:span text:style-name="T1">.</text:span>upto<text:span text:style-name="T1">(</text:span>size - <text:span text:style-name="T1">1 </text:span>- pass<text:span text:style-name="T1">) </text:span><text:span text:style-name="T1">do </text:span><text:span text:style-name="T1">|</text:span>i<text:span text:style-name="T1">|</text:span></text:p>
        <text:p text:style-name="P6"><text:span text:style-name="T1"><text:s text:c="8"/></text:span><text:span text:style-name="T1">@comparisonsCounter </text:span>+= <text:span text:style-name="T1">1</text:span></text:p>
        <text:p text:style-name="P6"><text:span text:style-name="T1"><text:s text:c="8"/></text:span><text:span text:style-name="T1">if </text:span>list<text:span text:style-name="T1">[</text:span>i<text:span text:style-name="T1">] </text:span>&gt; list<text:span text:style-name="T1">[</text:span>i+<text:span text:style-name="T1">1</text:span><text:span text:style-name="T1">] </text:span></text:p>
        <text:p text:style-name="P6"><text:span text:style-name="T1"><text:s text:c="10"/></text:span>list<text:span text:style-name="T1">.</text:span>swap!<text:span text:style-name="T1">(</text:span>i<text:span text:style-name="T1">, </text:span>i+<text:span text:style-name="T1">1</text:span><text:span text:style-name="T1">)</text:span></text:p>
        <text:p text:style-name="P6"><text:span text:style-name="T1"><text:s text:c="10"/></text:span>swap = true</text:p>
        <text:p text:style-name="P6"><text:s text:c="8"/><text:span text:style-name="T1">end</text:span></text:p>
        <text:p text:style-name="P7"><text:s text:c="6"/>end <text:s text:c="5"/></text:p>
        <text:p text:style-name="P6"><text:span text:style-name="T1"><text:s text:c="6"/></text:span>pass += <text:span text:style-name="T1">1</text:span></text:p>
        <text:p text:style-name="P7"><text:s text:c="4"/>end</text:p>
        <text:p text:style-name="P7"><text:s text:c="2"/>end</text:p>
        <text:p text:style-name="P6"><text:span text:style-name="T1"><text:s text:c="2"/></text:span>list</text:p>
        <text:p text:style-name="P7">end</text:p>
        <text:p text:style-name="P6"/>
        <text:p text:style-name="P6"><text:span text:style-name="T1">def </text:span>insertionSort<text:span text:style-name="T1">(</text:span>list<text:span text:style-name="T1">)</text:span></text:p>
        <text:p text:style-name="P6"><text:span text:style-name="T1"><text:s text:c="2"/></text:span>size = list<text:span text:style-name="T1">.</text:span>length</text:p>
        <text:p text:style-name="P6"><text:s text:c="2"/><text:span text:style-name="T1">@comparisonsCounter </text:span>= <text:span text:style-name="T1">0 <text:s/></text:span></text:p>
        <text:p text:style-name="P6"><text:span text:style-name="T1"><text:s text:c="2"/>1</text:span><text:span text:style-name="T1">.</text:span>upto<text:span text:style-name="T1">(</text:span>size - <text:span text:style-name="T1">1</text:span><text:span text:style-name="T1">) </text:span><text:span text:style-name="T1">do </text:span><text:span text:style-name="T1">|</text:span>i<text:span text:style-name="T1">|</text:span></text:p>
        <text:p text:style-name="P6"><text:span text:style-name="T1"><text:s text:c="4"/></text:span>temp = list<text:span text:style-name="T1">[</text:span>i<text:span text:style-name="T1">]</text:span></text:p>
        <text:p text:style-name="P6"><text:s text:c="4"/>j = i - <text:span text:style-name="T1">1 <text:s text:c="3"/></text:span></text:p>
        <text:p text:style-name="P6"><text:span text:style-name="T1"><text:s text:c="4"/></text:span><text:span text:style-name="T1">while </text:span>j &gt;= <text:span text:style-name="T1">0 </text:span>&amp;&amp; list<text:span text:style-name="T1">[</text:span>j<text:span text:style-name="T1">] </text:span>&gt; temp <text:span text:style-name="T1">do</text:span></text:p>
        <text:p text:style-name="P6"><text:span text:style-name="T1"><text:s text:c="6"/></text:span><text:span text:style-name="T1">@comparisonsCounter </text:span>+= <text:span text:style-name="T1">1</text:span></text:p>
        <text:p text:style-name="P6"><text:span text:style-name="T1"><text:s text:c="6"/></text:span>list<text:span text:style-name="T1">[</text:span>j+<text:span text:style-name="T1">1</text:span><text:span text:style-name="T1">] </text:span>= list<text:span text:style-name="T1">[</text:span>j<text:span text:style-name="T1">]</text:span></text:p>
        <text:p text:style-name="P6"><text:span text:style-name="T1"><text:s text:c="6"/></text:span>j -= <text:span text:style-name="T1">1</text:span></text:p>
        <text:p text:style-name="P7"><text:s text:c="4"/>end </text:p>
        <text:p text:style-name="P6"/>
        <text:p text:style-name="P6"><text:span text:style-name="T1"><text:s text:c="4"/></text:span>list<text:span text:style-name="T1">[</text:span>j + <text:span text:style-name="T1">1</text:span><text:span text:style-name="T1">] </text:span>= temp</text:p>
        <text:p text:style-name="P6"><text:s text:c="2"/><text:span text:style-name="T1">end</text:span></text:p>
        <text:p text:style-name="P6"><text:span text:style-name="T1"><text:s text:c="2"/></text:span>list</text:p>
        <text:p text:style-name="P7">end</text:p>
        <text:p text:style-name="P6"/>
        <text:p text:style-name="P6"><text:span text:style-name="T1">def </text:span>estimateAverageRuntime<text:span text:style-name="T1">(</text:span>xSort<text:span text:style-name="T1">)</text:span></text:p>
        <text:p text:style-name="P6"><text:span text:style-name="T1"><text:s text:c="2"/></text:span>averages = <text:span text:style-name="T1">[]</text:span></text:p>
        <text:p text:style-name="P6"><text:span text:style-name="T1"><text:s text:c="2"/>(</text:span><text:span text:style-name="T1">1000</text:span>..<text:span text:style-name="T1">10000</text:span><text:span text:style-name="T1">).</text:span>step<text:span text:style-name="T1">(</text:span><text:span text:style-name="T1">100</text:span><text:span text:style-name="T1">) </text:span><text:span text:style-name="T1">do </text:span><text:span text:style-name="T1">|</text:span>n<text:span text:style-name="T1">|</text:span></text:p>
        <text:p text:style-name="P6"><text:span text:style-name="T1"><text:s text:c="4"/></text:span>total = <text:span text:style-name="T1">0</text:span></text:p>
        <text:p text:style-name="P7"><text:s text:c="4"/></text:p>
        <text:p text:style-name="P6"><text:span text:style-name="T1"><text:s text:c="4"/>30</text:span><text:span text:style-name="T1">.</text:span>times <text:span text:style-name="T1">do </text:span><text:span text:style-name="T1">|</text:span>i<text:span text:style-name="T1">|</text:span></text:p>
        <text:p text:style-name="P6"><text:span text:style-name="T1"><text:s text:c="6"/></text:span>randomList = generateRandomPermutation<text:span text:style-name="T1">(</text:span>n<text:span text:style-name="T1">)</text:span></text:p>
        <text:p text:style-name="P6"><text:span text:style-name="T1"><text:s text:c="6"/></text:span>send<text:span text:style-name="T1">(</text:span>xSort<text:span text:style-name="T1">, </text:span>randomList<text:span text:style-name="T1">)</text:span></text:p>
        <text:p text:style-name="P6"><text:s text:c="6"/>total += <text:span text:style-name="T1">@comparisonsCounter</text:span></text:p>
        <text:p text:style-name="P7"><text:s text:c="4"/>end</text:p>
        <text:p text:style-name="P6"><text:span text:style-name="T1"><text:s text:c="4"/></text:span>averageComparisons = total<text:span text:style-name="T1">.</text:span>to_f/<text:span text:style-name="T1">30</text:span></text:p>
        <text:p text:style-name="P6"><text:span text:style-name="T1"><text:s text:c="4"/></text:span>averages &lt;&lt; <text:span text:style-name="T1">[ </text:span>n<text:span text:style-name="T1">, </text:span>averageComparisons <text:span text:style-name="T1">]</text:span></text:p>
        <text:p text:style-name="P6"><text:s text:c="4"/>printf "."</text:p>
        <text:p text:style-name="P6"><text:s text:c="2"/><text:span text:style-name="T1">end</text:span></text:p>
        <text:p text:style-name="P6"><text:span text:style-name="T1"><text:s text:c="2"/></text:span>averages</text:p>
        <text:p text:style-name="P7">end</text:p>
        <text:p text:style-name="P6"/>
        <text:p text:style-name="P6"><text:span text:style-name="T1">def </text:span>prepareResultsToBeExported<text:span text:style-name="T1">(</text:span>results<text:span text:style-name="T1">)</text:span></text:p>
        <text:p text:style-name="P6"><text:span text:style-name="T1"><text:s text:c="2"/></text:span>preparedResults = <text:span text:style-name="T1">[]</text:span></text:p>
        <text:p text:style-name="P6"><text:span text:style-name="T1"><text:s text:c="2"/></text:span>results<text:span text:style-name="T1">.</text:span>each <text:span text:style-name="T1">do </text:span><text:span text:style-name="T1">|</text:span>result<text:span text:style-name="T1">|</text:span></text:p>
        <text:p text:style-name="P6"><text:span text:style-name="T1"><text:s text:c="4"/></text:span>n = result<text:span text:style-name="T1">[</text:span><text:span text:style-name="T1">0</text:span><text:span text:style-name="T1">]</text:span></text:p>
        <text:p text:style-name="P6"><text:span text:style-name="T1"><text:s text:c="4"/></text:span>average = result<text:span text:style-name="T1">[</text:span><text:span text:style-name="T1">1</text:span><text:span text:style-name="T1">].</text:span>to_f</text:p>
        <text:p text:style-name="P6"><text:s text:c="4"/>preparedResults &lt;&lt; <text:s/><text:span text:style-name="T1">[ </text:span>n<text:span text:style-name="T1">, </text:span>average<text:span text:style-name="T1">, </text:span>average/n<text:span text:style-name="T1">, </text:span>average/<text:span text:style-name="T1">(</text:span>n*n<text:span text:style-name="T1">), </text:span>average/<text:span text:style-name="T1">(</text:span>n*Math<text:span text:style-name="T1">.</text:span>log2<text:span text:style-name="T1">(</text:span>n<text:span text:style-name="T1">))]</text:span></text:p>
        <text:p text:style-name="P7"><text:s text:c="2"/>end</text:p>
        <text:p text:style-name="P6"><text:span text:style-name="T1"><text:s text:c="2"/></text:span>preparedResults</text:p>
        <text:p text:style-name="P7">end</text:p>
        <text:p text:style-name="P6"/>
        <text:p text:style-name="P6"><text:span text:style-name="T1">def </text:span>exportCsv<text:span text:style-name="T1">(</text:span>preparedResults<text:span text:style-name="T1">, </text:span>fileName<text:span text:style-name="T1">)</text:span></text:p>
        <text:p text:style-name="P6"><text:span text:style-name="T1"><text:s text:c="2"/></text:span>require 'csv'</text:p>
        <text:p text:style-name="P6"><text:s text:c="2"/>CSV<text:span text:style-name="T1">.</text:span>open<text:span text:style-name="T1">(</text:span>"#{fileName}.csv"<text:span text:style-name="T1">, </text:span>"w"<text:span text:style-name="T1">) </text:span><text:span text:style-name="T1">do </text:span><text:span text:style-name="T1">|</text:span>csv<text:span text:style-name="T1">|</text:span></text:p>
        <text:p text:style-name="P6"><text:span text:style-name="T1"><text:s text:c="4"/></text:span>csv &lt;&lt; <text:span text:style-name="T1">[</text:span>"n"<text:span text:style-name="T1">, </text:span>"av"<text:span text:style-name="T1">, </text:span>"av/n"<text:span text:style-name="T1">, </text:span>"av/n^2"<text:span text:style-name="T1">, </text:span>"av/nlogn"<text:span text:style-name="T1">]</text:span></text:p>
        <text:p text:style-name="P6"><text:span text:style-name="T1"><text:s text:c="4"/></text:span>preparedResults<text:span text:style-name="T1">.</text:span>each <text:span text:style-name="T1">do </text:span><text:span text:style-name="T1">| </text:span>result <text:span text:style-name="T1">|</text:span></text:p>
        <text:p text:style-name="P6"><text:span text:style-name="T1"><text:s text:c="6"/></text:span>csv &lt;&lt; result</text:p>
        <text:p text:style-name="P6"><text:s text:c="4"/><text:span text:style-name="T1">end</text:span></text:p>
        <text:p text:style-name="P7"><text:s text:c="2"/>end</text:p>
        <text:p text:style-name="P7">end</text:p>
        <text:p text:style-name="P6"/>
        <text:p text:style-name="P6"><text:span text:style-name="T1">def </text:span>mainCall </text:p>
        <text:p text:style-name="P6"><text:s text:c="2"/><text:span text:style-name="T1">begin</text:span></text:p>
        <text:p text:style-name="P6"><text:span text:style-name="T1"><text:s text:c="4"/></text:span><text:span text:style-name="T1">[</text:span>"bSort"<text:span text:style-name="T1">, </text:span>"insertionSort"<text:span text:style-name="T1">].</text:span>each <text:span text:style-name="T1">do </text:span><text:span text:style-name="T1">|</text:span>xSort<text:span text:style-name="T1">|</text:span></text:p>
        <text:p text:style-name="P6"><text:span text:style-name="T1"><text:s text:c="6"/></text:span>xSortAverages = estimateAverageRuntime<text:span text:style-name="T1">(</text:span>xSort<text:span text:style-name="T1">)</text:span></text:p>
        <text:p text:style-name="P6"><text:span text:style-name="T1"><text:s text:c="6"/></text:span>xSortResults = prepareResultsToBeExported<text:span text:style-name="T1">(</text:span>xSortAverages<text:span text:style-name="T1">)</text:span></text:p>
        <text:p text:style-name="P6"><text:span text:style-name="T1"><text:s text:c="6"/></text:span>exportCsv<text:span text:style-name="T1">(</text:span>xSortResults<text:span text:style-name="T1">, </text:span>xSort<text:span text:style-name="T1">.</text:span>to_s<text:span text:style-name="T1">)</text:span></text:p>
        <text:p text:style-name="P7"><text:s text:c="4"/>end</text:p>
        <text:p text:style-name="P6"><text:span text:style-name="T1"><text:s text:c="4"/></text:span>p "Done"</text:p>
        <text:p text:style-name="P6"><text:s text:c="2"/><text:span text:style-name="T1">rescue</text:span></text:p>
        <text:p text:style-name="P6"><text:span text:style-name="T1"><text:s text:c="4"/></text:span>p "Error"</text:p>
        <text:p text:style-name="P6"><text:s text:c="2"/><text:span text:style-name="T1">end</text:span></text:p>
        <text:p text:style-name="P7">end</text:p>
        <text:p text:style-name="P6"/>
        <text:p text:style-name="P8"><text:span text:style-name="T3">mainCall</text:span><text:span text:style-name="T2">()</text:span></text:p>
        <text:p text:style-name="P7"/>
        <text:section text:style-name="Sect2" text:name="Section2">
          <text:p text:style-name="P3"><text:soft-page-break/>Bubble Sort</text:p>
          <text:p text:style-name="P2"/>
          <text:section text:style-name="Sect1" text:name="Section3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 table:style-name="Table2.1">
                <table:table-cell table:style-name="Table2.A1" office:value-type="string">
                  <text:p text:style-name="P4">n</text:p>
                </table:table-cell>
                <table:table-cell table:style-name="Table2.A1" office:value-type="string">
                  <text:p text:style-name="P4">av</text:p>
                </table:table-cell>
                <table:table-cell table:style-name="Table2.A1" office:value-type="string">
                  <text:p text:style-name="P4">av/n</text:p>
                </table:table-cell>
                <table:table-cell table:style-name="Table2.A1" office:value-type="string">
                  <text:p text:style-name="P4"><text:s text:c="4"/>av/n^2</text:p>
                </table:table-cell>
                <table:table-cell table:style-name="Table2.A1" office:value-type="string">
                  <text:p text:style-name="P4">av/nlogn</text:p>
                </table:table-cell>
              </table:table-row>
              <table:table-row table:style-name="Table2.1">
                <table:table-cell table:style-name="Table2.A1" office:value-type="string">
                  <text:p text:style-name="P5">1000</text:p>
                </table:table-cell>
                <table:table-cell table:style-name="Table2.A1" office:value-type="string">
                  <text:p text:style-name="P5">498544</text:p>
                </table:table-cell>
                <table:table-cell table:style-name="Table2.A1" office:value-type="string">
                  <text:p text:style-name="P5">498.54</text:p>
                </table:table-cell>
                <table:table-cell table:style-name="Table2.A1" office:value-type="string">
                  <text:p text:style-name="P5">0.498544</text:p>
                </table:table-cell>
                <table:table-cell table:style-name="Table2.A1" office:value-type="string">
                  <text:p text:style-name="P5">50.03</text:p>
                </table:table-cell>
              </table:table-row>
              <table:table-row table:style-name="Table2.1">
                <table:table-cell table:style-name="Table2.A1" office:value-type="string">
                  <text:p text:style-name="P5">1100</text:p>
                </table:table-cell>
                <table:table-cell table:style-name="Table2.A1" office:value-type="string">
                  <text:p text:style-name="P5">603283</text:p>
                </table:table-cell>
                <table:table-cell table:style-name="Table2.A1" office:value-type="string">
                  <text:p text:style-name="P5">548.44</text:p>
                </table:table-cell>
                <table:table-cell table:style-name="Table2.A1" office:value-type="string">
                  <text:p text:style-name="P5">0.498581</text:p>
                </table:table-cell>
                <table:table-cell table:style-name="Table2.A1" office:value-type="string">
                  <text:p text:style-name="P5">54.28</text:p>
                </table:table-cell>
              </table:table-row>
              <table:table-row table:style-name="Table2.1">
                <table:table-cell table:style-name="Table2.A1" office:value-type="string">
                  <text:p text:style-name="P5">1200</text:p>
                </table:table-cell>
                <table:table-cell table:style-name="Table2.A1" office:value-type="string">
                  <text:p text:style-name="P5">718296</text:p>
                </table:table-cell>
                <table:table-cell table:style-name="Table2.A1" office:value-type="string">
                  <text:p text:style-name="P5">598.58</text:p>
                </table:table-cell>
                <table:table-cell table:style-name="Table2.A1" office:value-type="string">
                  <text:p text:style-name="P5">0.498817</text:p>
                </table:table-cell>
                <table:table-cell table:style-name="Table2.A1" office:value-type="string">
                  <text:p text:style-name="P5">58.52</text:p>
                </table:table-cell>
              </table:table-row>
              <table:table-row table:style-name="Table2.1">
                <table:table-cell table:style-name="Table2.A1" office:value-type="string">
                  <text:p text:style-name="P5">1300</text:p>
                </table:table-cell>
                <table:table-cell table:style-name="Table2.A1" office:value-type="string">
                  <text:p text:style-name="P5">843244</text:p>
                </table:table-cell>
                <table:table-cell table:style-name="Table2.A1" office:value-type="string">
                  <text:p text:style-name="P5">648.65</text:p>
                </table:table-cell>
                <table:table-cell table:style-name="Table2.A1" office:value-type="string">
                  <text:p text:style-name="P5">0.498961</text:p>
                </table:table-cell>
                <table:table-cell table:style-name="Table2.A1" office:value-type="string">
                  <text:p text:style-name="P5">62.71</text:p>
                </table:table-cell>
              </table:table-row>
              <table:table-row table:style-name="Table2.1">
                <table:table-cell table:style-name="Table2.A1" office:value-type="string">
                  <text:p text:style-name="P5">1400</text:p>
                </table:table-cell>
                <table:table-cell table:style-name="Table2.A1" office:value-type="string">
                  <text:p text:style-name="P5">978307</text:p>
                </table:table-cell>
                <table:table-cell table:style-name="Table2.A1" office:value-type="string">
                  <text:p text:style-name="P5">698.79</text:p>
                </table:table-cell>
                <table:table-cell table:style-name="Table2.A1" office:value-type="string">
                  <text:p text:style-name="P5">0.499136</text:p>
                </table:table-cell>
                <table:table-cell table:style-name="Table2.A1" office:value-type="string">
                  <text:p text:style-name="P5">66.86</text:p>
                </table:table-cell>
              </table:table-row>
              <table:table-row table:style-name="Table2.1">
                <table:table-cell table:style-name="Table2.A1" office:value-type="string">
                  <text:p text:style-name="P5">1500</text:p>
                </table:table-cell>
                <table:table-cell table:style-name="Table2.A1" office:value-type="string">
                  <text:p text:style-name="P5">1122216</text:p>
                </table:table-cell>
                <table:table-cell table:style-name="Table2.A1" office:value-type="string">
                  <text:p text:style-name="P5">748.14</text:p>
                </table:table-cell>
                <table:table-cell table:style-name="Table2.A1" office:value-type="string">
                  <text:p text:style-name="P5">0.498763</text:p>
                </table:table-cell>
                <table:table-cell table:style-name="Table2.A1" office:value-type="string">
                  <text:p text:style-name="P5">70.91</text:p>
                </table:table-cell>
              </table:table-row>
              <table:table-row table:style-name="Table2.1">
                <table:table-cell table:style-name="Table2.A1" office:value-type="string">
                  <text:p text:style-name="P5">1600</text:p>
                </table:table-cell>
                <table:table-cell table:style-name="Table2.A1" office:value-type="string">
                  <text:p text:style-name="P5">1277578</text:p>
                </table:table-cell>
                <table:table-cell table:style-name="Table2.A1" office:value-type="string">
                  <text:p text:style-name="P5">798.49</text:p>
                </table:table-cell>
                <table:table-cell table:style-name="Table2.A1" office:value-type="string">
                  <text:p text:style-name="P5">0.499054</text:p>
                </table:table-cell>
                <table:table-cell table:style-name="Table2.A1" office:value-type="string">
                  <text:p text:style-name="P5">75.02</text:p>
                </table:table-cell>
              </table:table-row>
              <table:table-row table:style-name="Table2.1">
                <table:table-cell table:style-name="Table2.A1" office:value-type="string">
                  <text:p text:style-name="P5">1700</text:p>
                </table:table-cell>
                <table:table-cell table:style-name="Table2.A1" office:value-type="string">
                  <text:p text:style-name="P5">1442625</text:p>
                </table:table-cell>
                <table:table-cell table:style-name="Table2.A1" office:value-type="string">
                  <text:p text:style-name="P5">848.60</text:p>
                </table:table-cell>
                <table:table-cell table:style-name="Table2.A1" office:value-type="string">
                  <text:p text:style-name="P5">0.499178</text:p>
                </table:table-cell>
                <table:table-cell table:style-name="Table2.A1" office:value-type="string">
                  <text:p text:style-name="P5">79.08</text:p>
                </table:table-cell>
              </table:table-row>
              <table:table-row table:style-name="Table2.1">
                <table:table-cell table:style-name="Table2.A1" office:value-type="string">
                  <text:p text:style-name="P5">1800</text:p>
                </table:table-cell>
                <table:table-cell table:style-name="Table2.A1" office:value-type="string">
                  <text:p text:style-name="P5">1617265</text:p>
                </table:table-cell>
                <table:table-cell table:style-name="Table2.A1" office:value-type="string">
                  <text:p text:style-name="P5">898.48</text:p>
                </table:table-cell>
                <table:table-cell table:style-name="Table2.A1" office:value-type="string">
                  <text:p text:style-name="P5">0.499156</text:p>
                </table:table-cell>
                <table:table-cell table:style-name="Table2.A1" office:value-type="string">
                  <text:p text:style-name="P5">83.09</text:p>
                </table:table-cell>
              </table:table-row>
              <table:table-row table:style-name="Table2.1">
                <table:table-cell table:style-name="Table2.A1" office:value-type="string">
                  <text:p text:style-name="P5">1900</text:p>
                </table:table-cell>
                <table:table-cell table:style-name="Table2.A1" office:value-type="string">
                  <text:p text:style-name="P5">1801947</text:p>
                </table:table-cell>
                <table:table-cell table:style-name="Table2.A1" office:value-type="string">
                  <text:p text:style-name="P5">948.39</text:p>
                </table:table-cell>
                <table:table-cell table:style-name="Table2.A1" office:value-type="string">
                  <text:p text:style-name="P5">0.499154</text:p>
                </table:table-cell>
                <table:table-cell table:style-name="Table2.A1" office:value-type="string">
                  <text:p text:style-name="P5">87.07</text:p>
                </table:table-cell>
              </table:table-row>
              <table:table-row table:style-name="Table2.1">
                <table:table-cell table:style-name="Table2.A1" office:value-type="string">
                  <text:p text:style-name="P5">2000</text:p>
                </table:table-cell>
                <table:table-cell table:style-name="Table2.A1" office:value-type="string">
                  <text:p text:style-name="P5">1996841</text:p>
                </table:table-cell>
                <table:table-cell table:style-name="Table2.A1" office:value-type="string">
                  <text:p text:style-name="P5">998.42</text:p>
                </table:table-cell>
                <table:table-cell table:style-name="Table2.A1" office:value-type="string">
                  <text:p text:style-name="P5">0.499210</text:p>
                </table:table-cell>
                <table:table-cell table:style-name="Table2.A1" office:value-type="string">
                  <text:p text:style-name="P5">91.05</text:p>
                </table:table-cell>
              </table:table-row>
              <table:table-row table:style-name="Table2.1">
                <table:table-cell table:style-name="Table2.A1" office:value-type="string">
                  <text:p text:style-name="P5">2100</text:p>
                </table:table-cell>
                <table:table-cell table:style-name="Table2.A1" office:value-type="string">
                  <text:p text:style-name="P5">2202186</text:p>
                </table:table-cell>
                <table:table-cell table:style-name="Table2.A1" office:value-type="string">
                  <text:p text:style-name="P5">1048.66</text:p>
                </table:table-cell>
                <table:table-cell table:style-name="Table2.A1" office:value-type="string">
                  <text:p text:style-name="P5">0.499362</text:p>
                </table:table-cell>
                <table:table-cell table:style-name="Table2.A1" office:value-type="string">
                  <text:p text:style-name="P5">95.02</text:p>
                </table:table-cell>
              </table:table-row>
              <table:table-row table:style-name="Table2.1">
                <table:table-cell table:style-name="Table2.A1" office:value-type="string">
                  <text:p text:style-name="P5">2200</text:p>
                </table:table-cell>
                <table:table-cell table:style-name="Table2.A1" office:value-type="string">
                  <text:p text:style-name="P5">2416495</text:p>
                </table:table-cell>
                <table:table-cell table:style-name="Table2.A1" office:value-type="string">
                  <text:p text:style-name="P5">1098.41</text:p>
                </table:table-cell>
                <table:table-cell table:style-name="Table2.A1" office:value-type="string">
                  <text:p text:style-name="P5">0.499276</text:p>
                </table:table-cell>
                <table:table-cell table:style-name="Table2.A1" office:value-type="string">
                  <text:p text:style-name="P5">98.93</text:p>
                </table:table-cell>
              </table:table-row>
              <table:table-row table:style-name="Table2.1">
                <table:table-cell table:style-name="Table2.A1" office:value-type="string">
                  <text:p text:style-name="P5">2300</text:p>
                </table:table-cell>
                <table:table-cell table:style-name="Table2.A1" office:value-type="string">
                  <text:p text:style-name="P5">2641935</text:p>
                </table:table-cell>
                <table:table-cell table:style-name="Table2.A1" office:value-type="string">
                  <text:p text:style-name="P5">1148.67</text:p>
                </table:table-cell>
                <table:table-cell table:style-name="Table2.A1" office:value-type="string">
                  <text:p text:style-name="P5">0.499421</text:p>
                </table:table-cell>
                <table:table-cell table:style-name="Table2.A1" office:value-type="string">
                  <text:p text:style-name="P5">102.86</text:p>
                </table:table-cell>
              </table:table-row>
              <table:table-row table:style-name="Table2.1">
                <table:table-cell table:style-name="Table2.A1" office:value-type="string">
                  <text:p text:style-name="P5">2400</text:p>
                </table:table-cell>
                <table:table-cell table:style-name="Table2.A1" office:value-type="string">
                  <text:p text:style-name="P5">2876696</text:p>
                </table:table-cell>
                <table:table-cell table:style-name="Table2.A1" office:value-type="string">
                  <text:p text:style-name="P5">1198.62</text:p>
                </table:table-cell>
                <table:table-cell table:style-name="Table2.A1" office:value-type="string">
                  <text:p text:style-name="P5">0.499426</text:p>
                </table:table-cell>
                <table:table-cell table:style-name="Table2.A1" office:value-type="string">
                  <text:p text:style-name="P5">106.75</text:p>
                </table:table-cell>
              </table:table-row>
              <table:table-row table:style-name="Table2.1">
                <table:table-cell table:style-name="Table2.A1" office:value-type="string">
                  <text:p text:style-name="P5">2500</text:p>
                </table:table-cell>
                <table:table-cell table:style-name="Table2.A1" office:value-type="string">
                  <text:p text:style-name="P5">3121767</text:p>
                </table:table-cell>
                <table:table-cell table:style-name="Table2.A1" office:value-type="string">
                  <text:p text:style-name="P5">1248.71</text:p>
                </table:table-cell>
                <table:table-cell table:style-name="Table2.A1" office:value-type="string">
                  <text:p text:style-name="P5">0.499483</text:p>
                </table:table-cell>
                <table:table-cell table:style-name="Table2.A1" office:value-type="string">
                  <text:p text:style-name="P5">110.63</text:p>
                </table:table-cell>
              </table:table-row>
              <table:table-row table:style-name="Table2.1">
                <table:table-cell table:style-name="Table2.A1" office:value-type="string">
                  <text:p text:style-name="P5">2600</text:p>
                </table:table-cell>
                <table:table-cell table:style-name="Table2.A1" office:value-type="string">
                  <text:p text:style-name="P5">3375790</text:p>
                </table:table-cell>
                <table:table-cell table:style-name="Table2.A1" office:value-type="string">
                  <text:p text:style-name="P5">1298.38</text:p>
                </table:table-cell>
                <table:table-cell table:style-name="Table2.A1" office:value-type="string">
                  <text:p text:style-name="P5">0.499377</text:p>
                </table:table-cell>
                <table:table-cell table:style-name="Table2.A1" office:value-type="string">
                  <text:p text:style-name="P5">114.45</text:p>
                </table:table-cell>
              </table:table-row>
              <table:table-row table:style-name="Table2.1">
                <table:table-cell table:style-name="Table2.A1" office:value-type="string">
                  <text:p text:style-name="P5">2700</text:p>
                </table:table-cell>
                <table:table-cell table:style-name="Table2.A1" office:value-type="string">
                  <text:p text:style-name="P5">3641155</text:p>
                </table:table-cell>
                <table:table-cell table:style-name="Table2.A1" office:value-type="string">
                  <text:p text:style-name="P5">1348.58</text:p>
                </table:table-cell>
                <table:table-cell table:style-name="Table2.A1" office:value-type="string">
                  <text:p text:style-name="P5">0.499473</text:p>
                </table:table-cell>
                <table:table-cell table:style-name="Table2.A1" office:value-type="string">
                  <text:p text:style-name="P5">118.31</text:p>
                </table:table-cell>
              </table:table-row>
              <table:table-row table:style-name="Table2.1">
                <table:table-cell table:style-name="Table2.A1" office:value-type="string">
                  <text:p text:style-name="P5">2800</text:p>
                </table:table-cell>
                <table:table-cell table:style-name="Table2.A1" office:value-type="string">
                  <text:p text:style-name="P5">3916209</text:p>
                </table:table-cell>
                <table:table-cell table:style-name="Table2.A1" office:value-type="string">
                  <text:p text:style-name="P5">1398.65</text:p>
                </table:table-cell>
                <table:table-cell table:style-name="Table2.A1" office:value-type="string">
                  <text:p text:style-name="P5">0.499516</text:p>
                </table:table-cell>
                <table:table-cell table:style-name="Table2.A1" office:value-type="string">
                  <text:p text:style-name="P5">122.14</text:p>
                </table:table-cell>
              </table:table-row>
              <table:table-row table:style-name="Table2.1">
                <table:table-cell table:style-name="Table2.A1" office:value-type="string">
                  <text:p text:style-name="P5">2900</text:p>
                </table:table-cell>
                <table:table-cell table:style-name="Table2.A1" office:value-type="string">
                  <text:p text:style-name="P5">4200746</text:p>
                </table:table-cell>
                <table:table-cell table:style-name="Table2.A1" office:value-type="string">
                  <text:p text:style-name="P5">1448.53</text:p>
                </table:table-cell>
                <table:table-cell table:style-name="Table2.A1" office:value-type="string">
                  <text:p text:style-name="P5">0.499494</text:p>
                </table:table-cell>
                <table:table-cell table:style-name="Table2.A1" office:value-type="string">
                  <text:p text:style-name="P5">125.94</text:p>
                </table:table-cell>
              </table:table-row>
              <table:table-row table:style-name="Table2.1">
                <table:table-cell table:style-name="Table2.A1" office:value-type="string">
                  <text:p text:style-name="P5">3000</text:p>
                </table:table-cell>
                <table:table-cell table:style-name="Table2.A1" office:value-type="string">
                  <text:p text:style-name="P5">4495702</text:p>
                </table:table-cell>
                <table:table-cell table:style-name="Table2.A1" office:value-type="string">
                  <text:p text:style-name="P5">1498.57</text:p>
                </table:table-cell>
                <table:table-cell table:style-name="Table2.A1" office:value-type="string">
                  <text:p text:style-name="P5">0.499522</text:p>
                </table:table-cell>
                <table:table-cell table:style-name="Table2.A1" office:value-type="string">
                  <text:p text:style-name="P5">129.74</text:p>
                </table:table-cell>
              </table:table-row>
              <table:table-row table:style-name="Table2.1">
                <table:table-cell table:style-name="Table2.A1" office:value-type="string">
                  <text:p text:style-name="P5">3100</text:p>
                </table:table-cell>
                <table:table-cell table:style-name="Table2.A1" office:value-type="string">
                  <text:p text:style-name="P5">4800981</text:p>
                </table:table-cell>
                <table:table-cell table:style-name="Table2.A1" office:value-type="string">
                  <text:p text:style-name="P5">1548.70</text:p>
                </table:table-cell>
                <table:table-cell table:style-name="Table2.A1" office:value-type="string">
                  <text:p text:style-name="P5">0.499582</text:p>
                </table:table-cell>
                <table:table-cell table:style-name="Table2.A1" office:value-type="string">
                  <text:p text:style-name="P5">133.53</text:p>
                </table:table-cell>
              </table:table-row>
              <table:table-row table:style-name="Table2.1">
                <table:table-cell table:style-name="Table2.A1" office:value-type="string">
                  <text:p text:style-name="P5">3200</text:p>
                </table:table-cell>
                <table:table-cell table:style-name="Table2.A1" office:value-type="string">
                  <text:p text:style-name="P5">5115114</text:p>
                </table:table-cell>
                <table:table-cell table:style-name="Table2.A1" office:value-type="string">
                  <text:p text:style-name="P5">1598.47</text:p>
                </table:table-cell>
                <table:table-cell table:style-name="Table2.A1" office:value-type="string">
                  <text:p text:style-name="P5">0.499523</text:p>
                </table:table-cell>
                <table:table-cell table:style-name="Table2.A1" office:value-type="string">
                  <text:p text:style-name="P5">137.28</text:p>
                </table:table-cell>
              </table:table-row>
              <table:table-row table:style-name="Table2.1">
                <table:table-cell table:style-name="Table2.A1" office:value-type="string">
                  <text:p text:style-name="P5">3300</text:p>
                </table:table-cell>
                <table:table-cell table:style-name="Table2.A1" office:value-type="string">
                  <text:p text:style-name="P5">5440497</text:p>
                </table:table-cell>
                <table:table-cell table:style-name="Table2.A1" office:value-type="string">
                  <text:p text:style-name="P5">1648.64</text:p>
                </table:table-cell>
                <table:table-cell table:style-name="Table2.A1" office:value-type="string">
                  <text:p text:style-name="P5">0.499587</text:p>
                </table:table-cell>
                <table:table-cell table:style-name="Table2.A1" office:value-type="string">
                  <text:p text:style-name="P5">141.05</text:p>
                </table:table-cell>
              </table:table-row>
              <table:table-row table:style-name="Table2.1">
                <table:table-cell table:style-name="Table2.A1" office:value-type="string">
                  <text:p text:style-name="P5">3400</text:p>
                </table:table-cell>
                <table:table-cell table:style-name="Table2.A1" office:value-type="string">
                  <text:p text:style-name="P5">5775120</text:p>
                </table:table-cell>
                <table:table-cell table:style-name="Table2.A1" office:value-type="string">
                  <text:p text:style-name="P5">1698.56</text:p>
                </table:table-cell>
                <table:table-cell table:style-name="Table2.A1" office:value-type="string">
                  <text:p text:style-name="P5">0.499578</text:p>
                </table:table-cell>
                <table:table-cell table:style-name="Table2.A1" office:value-type="string">
                  <text:p text:style-name="P5">144.79</text:p>
                </table:table-cell>
              </table:table-row>
              <table:table-row table:style-name="Table2.1">
                <table:table-cell table:style-name="Table2.A1" office:value-type="string">
                  <text:p text:style-name="P5">3500</text:p>
                </table:table-cell>
                <table:table-cell table:style-name="Table2.A1" office:value-type="string">
                  <text:p text:style-name="P5">6119219</text:p>
                </table:table-cell>
                <table:table-cell table:style-name="Table2.A1" office:value-type="string">
                  <text:p text:style-name="P5">1748.35</text:p>
                </table:table-cell>
                <table:table-cell table:style-name="Table2.A1" office:value-type="string">
                  <text:p text:style-name="P5">0.499528</text:p>
                </table:table-cell>
                <table:table-cell table:style-name="Table2.A1" office:value-type="string">
                  <text:p text:style-name="P5">148.50</text:p>
                </table:table-cell>
              </table:table-row>
              <table:table-row table:style-name="Table2.1">
                <table:table-cell table:style-name="Table2.A1" office:value-type="string">
                  <text:p text:style-name="P5">3600</text:p>
                </table:table-cell>
                <table:table-cell table:style-name="Table2.A1" office:value-type="string">
                  <text:p text:style-name="P5">6474102</text:p>
                </table:table-cell>
                <table:table-cell table:style-name="Table2.A1" office:value-type="string">
                  <text:p text:style-name="P5">1798.36</text:p>
                </table:table-cell>
                <table:table-cell table:style-name="Table2.A1" office:value-type="string">
                  <text:p text:style-name="P5">0.499545</text:p>
                </table:table-cell>
                <table:table-cell table:style-name="Table2.A1" office:value-type="string">
                  <text:p text:style-name="P5">152.23</text:p>
                </table:table-cell>
              </table:table-row>
              <table:table-row table:style-name="Table2.1">
                <table:table-cell table:style-name="Table2.A1" office:value-type="string">
                  <text:p text:style-name="P5">3700</text:p>
                </table:table-cell>
                <table:table-cell table:style-name="Table2.A1" office:value-type="string">
                  <text:p text:style-name="P5">6838990</text:p>
                </table:table-cell>
                <table:table-cell table:style-name="Table2.A1" office:value-type="string">
                  <text:p text:style-name="P5">1848.38</text:p>
                </table:table-cell>
                <table:table-cell table:style-name="Table2.A1" office:value-type="string">
                  <text:p text:style-name="P5">0.499561</text:p>
                </table:table-cell>
                <table:table-cell table:style-name="Table2.A1" office:value-type="string">
                  <text:p text:style-name="P5">155.94</text:p>
                </table:table-cell>
              </table:table-row>
              <table:table-row table:style-name="Table2.1">
                <table:table-cell table:style-name="Table2.A1" office:value-type="string">
                  <text:p text:style-name="P5">3800</text:p>
                </table:table-cell>
                <table:table-cell table:style-name="Table2.A1" office:value-type="string">
                  <text:p text:style-name="P5">7213945</text:p>
                </table:table-cell>
                <table:table-cell table:style-name="Table2.A1" office:value-type="string">
                  <text:p text:style-name="P5">1898.41</text:p>
                </table:table-cell>
                <table:table-cell table:style-name="Table2.A1" office:value-type="string">
                  <text:p text:style-name="P5">0.499581</text:p>
                </table:table-cell>
                <table:table-cell table:style-name="Table2.A1" office:value-type="string">
                  <text:p text:style-name="P5">159.64</text:p>
                </table:table-cell>
              </table:table-row>
              <table:table-row table:style-name="Table2.1">
                <table:table-cell table:style-name="Table2.A1" office:value-type="string">
                  <text:p text:style-name="P5">3900</text:p>
                </table:table-cell>
                <table:table-cell table:style-name="Table2.A1" office:value-type="string">
                  <text:p text:style-name="P5">7598997</text:p>
                </table:table-cell>
                <table:table-cell table:style-name="Table2.A1" office:value-type="string">
                  <text:p text:style-name="P5">1948.46</text:p>
                </table:table-cell>
                <table:table-cell table:style-name="Table2.A1" office:value-type="string">
                  <text:p text:style-name="P5">0.499605</text:p>
                </table:table-cell>
                <table:table-cell table:style-name="Table2.A1" office:value-type="string">
                  <text:p text:style-name="P5">163.33</text:p>
                </table:table-cell>
              </table:table-row>
              <table:table-row table:style-name="Table2.1">
                <table:table-cell table:style-name="Table2.A1" office:value-type="string">
                  <text:p text:style-name="P5">4000</text:p>
                </table:table-cell>
                <table:table-cell table:style-name="Table2.A1" office:value-type="string">
                  <text:p text:style-name="P5">7992401</text:p>
                </table:table-cell>
                <table:table-cell table:style-name="Table2.A1" office:value-type="string">
                  <text:p text:style-name="P5">1998.10</text:p>
                </table:table-cell>
                <table:table-cell table:style-name="Table2.A1" office:value-type="string">
                  <text:p text:style-name="P5">0.499525</text:p>
                </table:table-cell>
                <table:table-cell table:style-name="Table2.A1" office:value-type="string">
                  <text:p text:style-name="P5">166.98</text:p>
                </table:table-cell>
              </table:table-row>
              <table:table-row table:style-name="Table2.1">
                <table:table-cell table:style-name="Table2.A1" office:value-type="string">
                  <text:p text:style-name="P5">4100</text:p>
                </table:table-cell>
                <table:table-cell table:style-name="Table2.A1" office:value-type="string">
                  <text:p text:style-name="P5">8399319</text:p>
                </table:table-cell>
                <table:table-cell table:style-name="Table2.A1" office:value-type="string">
                  <text:p text:style-name="P5">2048.61</text:p>
                </table:table-cell>
                <table:table-cell table:style-name="Table2.A1" office:value-type="string">
                  <text:p text:style-name="P5">0.499662</text:p>
                </table:table-cell>
                <table:table-cell table:style-name="Table2.A1" office:value-type="string">
                  <text:p text:style-name="P5">170.70</text:p>
                </table:table-cell>
              </table:table-row>
              <table:table-row table:style-name="Table2.1">
                <table:table-cell table:style-name="Table2.A1" office:value-type="string">
                  <text:p text:style-name="P5">4200</text:p>
                </table:table-cell>
                <table:table-cell table:style-name="Table2.A1" office:value-type="string">
                  <text:p text:style-name="P5">8813878</text:p>
                </table:table-cell>
                <table:table-cell table:style-name="Table2.A1" office:value-type="string">
                  <text:p text:style-name="P5">2098.54</text:p>
                </table:table-cell>
                <table:table-cell table:style-name="Table2.A1" office:value-type="string">
                  <text:p text:style-name="P5">0.499653</text:p>
                </table:table-cell>
                <table:table-cell table:style-name="Table2.A1" office:value-type="string">
                  <text:p text:style-name="P5">174.35</text:p>
                </table:table-cell>
              </table:table-row>
              <table:table-row table:style-name="Table2.1">
                <table:table-cell table:style-name="Table2.A1" office:value-type="string">
                  <text:p text:style-name="P5">4300</text:p>
                </table:table-cell>
                <table:table-cell table:style-name="Table2.A1" office:value-type="string">
                  <text:p text:style-name="P5">9238053</text:p>
                </table:table-cell>
                <table:table-cell table:style-name="Table2.A1" office:value-type="string">
                  <text:p text:style-name="P5">2148.38</text:p>
                </table:table-cell>
                <table:table-cell table:style-name="Table2.A1" office:value-type="string">
                  <text:p text:style-name="P5">0.499624</text:p>
                </table:table-cell>
                <table:table-cell table:style-name="Table2.A1" office:value-type="string">
                  <text:p text:style-name="P5">177.99</text:p>
                </table:table-cell>
              </table:table-row>
              <table:table-row table:style-name="Table2.1">
                <table:table-cell table:style-name="Table2.A1" office:value-type="string">
                  <text:p text:style-name="P5">4400</text:p>
                </table:table-cell>
                <table:table-cell table:style-name="Table2.A1" office:value-type="string">
                  <text:p text:style-name="P5">9674280</text:p>
                </table:table-cell>
                <table:table-cell table:style-name="Table2.A1" office:value-type="string">
                  <text:p text:style-name="P5">2198.70</text:p>
                </table:table-cell>
                <table:table-cell table:style-name="Table2.A1" office:value-type="string">
                  <text:p text:style-name="P5">0.499705</text:p>
                </table:table-cell>
                <table:table-cell table:style-name="Table2.A1" office:value-type="string">
                  <text:p text:style-name="P5">181.66</text:p>
                </table:table-cell>
              </table:table-row>
              <table:table-row table:style-name="Table2.1">
                <table:table-cell table:style-name="Table2.A1" office:value-type="string">
                  <text:p text:style-name="P5">4500</text:p>
                </table:table-cell>
                <table:table-cell table:style-name="Table2.A1" office:value-type="string">
                  <text:p text:style-name="P5">10118010</text:p>
                </table:table-cell>
                <table:table-cell table:style-name="Table2.A1" office:value-type="string">
                  <text:p text:style-name="P5">2248.45</text:p>
                </table:table-cell>
                <table:table-cell table:style-name="Table2.A1" office:value-type="string">
                  <text:p text:style-name="P5">0.499655</text:p>
                </table:table-cell>
                <table:table-cell table:style-name="Table2.A1" office:value-type="string">
                  <text:p text:style-name="P5">185.28</text:p>
                </table:table-cell>
              </table:table-row>
              <table:table-row table:style-name="Table2.1">
                <table:table-cell table:style-name="Table2.A1" office:value-type="string">
                  <text:p text:style-name="P5">4600</text:p>
                </table:table-cell>
                <table:table-cell table:style-name="Table2.A1" office:value-type="string">
                  <text:p text:style-name="P5">10573127</text:p>
                </table:table-cell>
                <table:table-cell table:style-name="Table2.A1" office:value-type="string">
                  <text:p text:style-name="P5">2298.51</text:p>
                </table:table-cell>
                <table:table-cell table:style-name="Table2.A1" office:value-type="string">
                  <text:p text:style-name="P5">0.499675</text:p>
                </table:table-cell>
                <table:table-cell table:style-name="Table2.A1" office:value-type="string">
                  <text:p text:style-name="P5">188.91</text:p>
                </table:table-cell>
              </table:table-row>
              <table:table-row table:style-name="Table2.1">
                <table:table-cell table:style-name="Table2.A1" office:value-type="string">
                  <text:p text:style-name="P5">4700</text:p>
                </table:table-cell>
                <table:table-cell table:style-name="Table2.A1" office:value-type="string">
                  <text:p text:style-name="P5">11036180</text:p>
                </table:table-cell>
                <table:table-cell table:style-name="Table2.A1" office:value-type="string">
                  <text:p text:style-name="P5">2348.12</text:p>
                </table:table-cell>
                <table:table-cell table:style-name="Table2.A1" office:value-type="string">
                  <text:p text:style-name="P5">0.499601</text:p>
                </table:table-cell>
                <table:table-cell table:style-name="Table2.A1" office:value-type="string">
                  <text:p text:style-name="P5">192.49</text:p>
                </table:table-cell>
              </table:table-row>
              <table:table-row table:style-name="Table2.1">
                <table:table-cell table:style-name="Table2.A1" office:value-type="string">
                  <text:p text:style-name="P5">4800</text:p>
                </table:table-cell>
                <table:table-cell table:style-name="Table2.A1" office:value-type="string">
                  <text:p text:style-name="P5">11513736</text:p>
                </table:table-cell>
                <table:table-cell table:style-name="Table2.A1" office:value-type="string">
                  <text:p text:style-name="P5">2398.70</text:p>
                </table:table-cell>
                <table:table-cell table:style-name="Table2.A1" office:value-type="string">
                  <text:p text:style-name="P5">0.499728</text:p>
                </table:table-cell>
                <table:table-cell table:style-name="Table2.A1" office:value-type="string">
                  <text:p text:style-name="P5">196.15</text:p>
                </table:table-cell>
              </table:table-row>
              <table:table-row table:style-name="Table2.1">
                <table:table-cell table:style-name="Table2.A1" office:value-type="string">
                  <text:p text:style-name="P5">4900</text:p>
                </table:table-cell>
                <table:table-cell table:style-name="Table2.A1" office:value-type="string">
                  <text:p text:style-name="P5">11995714</text:p>
                </table:table-cell>
                <table:table-cell table:style-name="Table2.A1" office:value-type="string">
                  <text:p text:style-name="P5">2448.10</text:p>
                </table:table-cell>
                <table:table-cell table:style-name="Table2.A1" office:value-type="string">
                  <text:p text:style-name="P5">0.499613</text:p>
                </table:table-cell>
                <table:table-cell table:style-name="Table2.A1" office:value-type="string">
                  <text:p text:style-name="P5">199.71</text:p>
                </table:table-cell>
              </table:table-row>
              <table:table-row table:style-name="Table2.1">
                <table:table-cell table:style-name="Table2.A1" office:value-type="string">
                  <text:p text:style-name="P5">5000</text:p>
                </table:table-cell>
                <table:table-cell table:style-name="Table2.A1" office:value-type="string">
                  <text:p text:style-name="P5">12492912</text:p>
                </table:table-cell>
                <table:table-cell table:style-name="Table2.A1" office:value-type="string">
                  <text:p text:style-name="P5">2498.58</text:p>
                </table:table-cell>
                <table:table-cell table:style-name="Table2.A1" office:value-type="string">
                  <text:p text:style-name="P5">0.499716</text:p>
                </table:table-cell>
                <table:table-cell table:style-name="Table2.A1" office:value-type="string">
                  <text:p text:style-name="P5">203.34</text:p>
                </table:table-cell>
              </table:table-row>
              <table:table-row table:style-name="Table2.1">
                <table:table-cell table:style-name="Table2.A1" office:value-type="string">
                  <text:p text:style-name="P5">5100</text:p>
                </table:table-cell>
                <table:table-cell table:style-name="Table2.A1" office:value-type="string">
                  <text:p text:style-name="P5">12998238</text:p>
                </table:table-cell>
                <table:table-cell table:style-name="Table2.A1" office:value-type="string">
                  <text:p text:style-name="P5">2548.67</text:p>
                </table:table-cell>
                <table:table-cell table:style-name="Table2.A1" office:value-type="string">
                  <text:p text:style-name="P5">0.499740</text:p>
                </table:table-cell>
                <table:table-cell table:style-name="Table2.A1" office:value-type="string">
                  <text:p text:style-name="P5">206.94</text:p>
                </table:table-cell>
              </table:table-row>
              <table:table-row table:style-name="Table2.1">
                <table:table-cell table:style-name="Table2.A1" office:value-type="string">
                  <text:p text:style-name="P5">5200</text:p>
                </table:table-cell>
                <table:table-cell table:style-name="Table2.A1" office:value-type="string">
                  <text:p text:style-name="P5">13513047</text:p>
                </table:table-cell>
                <table:table-cell table:style-name="Table2.A1" office:value-type="string">
                  <text:p text:style-name="P5">2598.66</text:p>
                </table:table-cell>
                <table:table-cell table:style-name="Table2.A1" office:value-type="string">
                  <text:p text:style-name="P5">0.499743</text:p>
                </table:table-cell>
                <table:table-cell table:style-name="Table2.A1" office:value-type="string">
                  <text:p text:style-name="P5">210.52</text:p>
                </table:table-cell>
              </table:table-row>
              <table:table-row table:style-name="Table2.1">
                <table:table-cell table:style-name="Table2.A1" office:value-type="string">
                  <text:p text:style-name="P5">5300</text:p>
                </table:table-cell>
                <table:table-cell table:style-name="Table2.A1" office:value-type="string">
                  <text:p text:style-name="P5">14037092</text:p>
                </table:table-cell>
                <table:table-cell table:style-name="Table2.A1" office:value-type="string">
                  <text:p text:style-name="P5">2648.51</text:p>
                </table:table-cell>
                <table:table-cell table:style-name="Table2.A1" office:value-type="string">
                  <text:p text:style-name="P5">0.499718</text:p>
                </table:table-cell>
                <table:table-cell table:style-name="Table2.A1" office:value-type="string">
                  <text:p text:style-name="P5">214.08</text:p>
                </table:table-cell>
              </table:table-row>
              <table:table-row table:style-name="Table2.1">
                <table:table-cell table:style-name="Table2.A1" office:value-type="string">
                  <text:p text:style-name="P5">5400</text:p>
                </table:table-cell>
                <table:table-cell table:style-name="Table2.A1" office:value-type="string">
                  <text:p text:style-name="P5">14570880</text:p>
                </table:table-cell>
                <table:table-cell table:style-name="Table2.A1" office:value-type="string">
                  <text:p text:style-name="P5">2698.31</text:p>
                </table:table-cell>
                <table:table-cell table:style-name="Table2.A1" office:value-type="string">
                  <text:p text:style-name="P5">0.499687</text:p>
                </table:table-cell>
                <table:table-cell table:style-name="Table2.A1" office:value-type="string">
                  <text:p text:style-name="P5">217.63</text:p>
                </table:table-cell>
              </table:table-row>
              <table:table-row table:style-name="Table2.1">
                <table:table-cell table:style-name="Table2.A1" office:value-type="string">
                  <text:p text:style-name="P5">5500</text:p>
                </table:table-cell>
                <table:table-cell table:style-name="Table2.A1" office:value-type="string">
                  <text:p text:style-name="P5">15118028</text:p>
                </table:table-cell>
                <table:table-cell table:style-name="Table2.A1" office:value-type="string">
                  <text:p text:style-name="P5">2748.73</text:p>
                </table:table-cell>
                <table:table-cell table:style-name="Table2.A1" office:value-type="string">
                  <text:p text:style-name="P5">0.499770</text:p>
                </table:table-cell>
                <table:table-cell table:style-name="Table2.A1" office:value-type="string">
                  <text:p text:style-name="P5">221.22</text:p>
                </table:table-cell>
              </table:table-row>
              <table:table-row table:style-name="Table2.1">
                <table:table-cell table:style-name="Table2.A1" office:value-type="string">
                  <text:p text:style-name="P5">5600</text:p>
                </table:table-cell>
                <table:table-cell table:style-name="Table2.A1" office:value-type="string">
                  <text:p text:style-name="P5">15670666</text:p>
                </table:table-cell>
                <table:table-cell table:style-name="Table2.A1" office:value-type="string">
                  <text:p text:style-name="P5">2798.33</text:p>
                </table:table-cell>
                <table:table-cell table:style-name="Table2.A1" office:value-type="string">
                  <text:p text:style-name="P5">0.499702</text:p>
                </table:table-cell>
                <table:table-cell table:style-name="Table2.A1" office:value-type="string">
                  <text:p text:style-name="P5">224.74</text:p>
                </table:table-cell>
              </table:table-row>
              <table:table-row table:style-name="Table2.1">
                <table:table-cell table:style-name="Table2.A1" office:value-type="string">
                  <text:p text:style-name="P5">5700</text:p>
                </table:table-cell>
                <table:table-cell table:style-name="Table2.A1" office:value-type="string">
                  <text:p text:style-name="P5">16237559</text:p>
                </table:table-cell>
                <table:table-cell table:style-name="Table2.A1" office:value-type="string">
                  <text:p text:style-name="P5">2848.69</text:p>
                </table:table-cell>
                <table:table-cell table:style-name="Table2.A1" office:value-type="string">
                  <text:p text:style-name="P5">0.499771</text:p>
                </table:table-cell>
                <table:table-cell table:style-name="Table2.A1" office:value-type="string">
                  <text:p text:style-name="P5">228.32</text:p>
                </table:table-cell>
              </table:table-row>
              <table:table-row table:style-name="Table2.1">
                <table:table-cell table:style-name="Table2.A1" office:value-type="string">
                  <text:p text:style-name="P5">5800</text:p>
                </table:table-cell>
                <table:table-cell table:style-name="Table2.A1" office:value-type="string">
                  <text:p text:style-name="P5">16811909</text:p>
                </table:table-cell>
                <table:table-cell table:style-name="Table2.A1" office:value-type="string">
                  <text:p text:style-name="P5">2898.60</text:p>
                </table:table-cell>
                <table:table-cell table:style-name="Table2.A1" office:value-type="string">
                  <text:p text:style-name="P5">0.499759</text:p>
                </table:table-cell>
                <table:table-cell table:style-name="Table2.A1" office:value-type="string">
                  <text:p text:style-name="P5">231.85</text:p>
                </table:table-cell>
              </table:table-row>
              <table:table-row table:style-name="Table2.1">
                <table:table-cell table:style-name="Table2.A1" office:value-type="string">
                  <text:p text:style-name="P5">5900</text:p>
                </table:table-cell>
                <table:table-cell table:style-name="Table2.A1" office:value-type="string">
                  <text:p text:style-name="P5">17396864</text:p>
                </table:table-cell>
                <table:table-cell table:style-name="Table2.A1" office:value-type="string">
                  <text:p text:style-name="P5">2948.62</text:p>
                </table:table-cell>
                <table:table-cell table:style-name="Table2.A1" office:value-type="string">
                  <text:p text:style-name="P5">0.499766</text:p>
                </table:table-cell>
                <table:table-cell table:style-name="Table2.A1" office:value-type="string">
                  <text:p text:style-name="P5">235.39</text:p>
                </table:table-cell>
              </table:table-row>
              <table:table-row table:style-name="Table2.1">
                <table:table-cell table:style-name="Table2.A1" office:value-type="string">
                  <text:p text:style-name="P5">6000</text:p>
                </table:table-cell>
                <table:table-cell table:style-name="Table2.A1" office:value-type="string">
                  <text:p text:style-name="P5">17990213</text:p>
                </table:table-cell>
                <table:table-cell table:style-name="Table2.A1" office:value-type="string">
                  <text:p text:style-name="P5">2998.37</text:p>
                </table:table-cell>
                <table:table-cell table:style-name="Table2.A1" office:value-type="string">
                  <text:p text:style-name="P5">0.499728</text:p>
                </table:table-cell>
                <table:table-cell table:style-name="Table2.A1" office:value-type="string">
                  <text:p text:style-name="P5">238.90</text:p>
                </table:table-cell>
              </table:table-row>
              <table:table-row table:style-name="Table2.1">
                <table:table-cell table:style-name="Table2.A1" office:value-type="string">
                  <text:p text:style-name="P5">6100</text:p>
                </table:table-cell>
                <table:table-cell table:style-name="Table2.A1" office:value-type="string">
                  <text:p text:style-name="P5">18595306</text:p>
                </table:table-cell>
                <table:table-cell table:style-name="Table2.A1" office:value-type="string">
                  <text:p text:style-name="P5">3048.41</text:p>
                </table:table-cell>
                <table:table-cell table:style-name="Table2.A1" office:value-type="string">
                  <text:p text:style-name="P5">0.499739</text:p>
                </table:table-cell>
                <table:table-cell table:style-name="Table2.A1" office:value-type="string">
                  <text:p text:style-name="P5">242.43</text:p>
                </table:table-cell>
              </table:table-row>
              <table:table-row table:style-name="Table2.1">
                <table:table-cell table:style-name="Table2.A1" office:value-type="string">
                  <text:p text:style-name="P5">6200</text:p>
                </table:table-cell>
                <table:table-cell table:style-name="Table2.A1" office:value-type="string">
                  <text:p text:style-name="P5">19210992</text:p>
                </table:table-cell>
                <table:table-cell table:style-name="Table2.A1" office:value-type="string">
                  <text:p text:style-name="P5">3098.55</text:p>
                </table:table-cell>
                <table:table-cell table:style-name="Table2.A1" office:value-type="string">
                  <text:p text:style-name="P5">0.499766</text:p>
                </table:table-cell>
                <table:table-cell table:style-name="Table2.A1" office:value-type="string">
                  <text:p text:style-name="P5">245.95</text:p>
                </table:table-cell>
              </table:table-row>
              <table:table-row table:style-name="Table2.1">
                <table:table-cell table:style-name="Table2.A1" office:value-type="string">
                  <text:p text:style-name="P5">6300</text:p>
                </table:table-cell>
                <table:table-cell table:style-name="Table2.A1" office:value-type="string">
                  <text:p text:style-name="P5">19838033</text:p>
                </table:table-cell>
                <table:table-cell table:style-name="Table2.A1" office:value-type="string">
                  <text:p text:style-name="P5">3148.89</text:p>
                </table:table-cell>
                <table:table-cell table:style-name="Table2.A1" office:value-type="string">
                  <text:p text:style-name="P5">0.499824</text:p>
                </table:table-cell>
                <table:table-cell table:style-name="Table2.A1" office:value-type="string">
                  <text:p text:style-name="P5">249.49</text:p>
                </table:table-cell>
              </table:table-row>
              <table:table-row table:style-name="Table2.1">
                <table:table-cell table:style-name="Table2.A1" office:value-type="string">
                  <text:p text:style-name="P5">6400</text:p>
                </table:table-cell>
                <table:table-cell table:style-name="Table2.A1" office:value-type="string">
                  <text:p text:style-name="P5">20470307</text:p>
                </table:table-cell>
                <table:table-cell table:style-name="Table2.A1" office:value-type="string">
                  <text:p text:style-name="P5">3198.49</text:p>
                </table:table-cell>
                <table:table-cell table:style-name="Table2.A1" office:value-type="string">
                  <text:p text:style-name="P5">0.499763</text:p>
                </table:table-cell>
                <table:table-cell table:style-name="Table2.A1" office:value-type="string">
                  <text:p text:style-name="P5">252.97</text:p>
                </table:table-cell>
              </table:table-row>
              <table:table-row table:style-name="Table2.1">
                <table:table-cell table:style-name="Table2.A1" office:value-type="string">
                  <text:p text:style-name="P5">6500</text:p>
                </table:table-cell>
                <table:table-cell table:style-name="Table2.A1" office:value-type="string">
                  <text:p text:style-name="P5">21116157</text:p>
                </table:table-cell>
                <table:table-cell table:style-name="Table2.A1" office:value-type="string">
                  <text:p text:style-name="P5">3248.64</text:p>
                </table:table-cell>
                <table:table-cell table:style-name="Table2.A1" office:value-type="string">
                  <text:p text:style-name="P5">0.499791</text:p>
                </table:table-cell>
                <table:table-cell table:style-name="Table2.A1" office:value-type="string">
                  <text:p text:style-name="P5">256.48</text:p>
                </table:table-cell>
              </table:table-row>
              <table:table-row table:style-name="Table2.1">
                <table:table-cell table:style-name="Table2.A1" office:value-type="string">
                  <text:p text:style-name="P5">6600</text:p>
                </table:table-cell>
                <table:table-cell table:style-name="Table2.A1" office:value-type="string">
                  <text:p text:style-name="P5">21770424</text:p>
                </table:table-cell>
                <table:table-cell table:style-name="Table2.A1" office:value-type="string">
                  <text:p text:style-name="P5">3298.55</text:p>
                </table:table-cell>
                <table:table-cell table:style-name="Table2.A1" office:value-type="string">
                  <text:p text:style-name="P5">0.499780</text:p>
                </table:table-cell>
                <table:table-cell table:style-name="Table2.A1" office:value-type="string">
                  <text:p text:style-name="P5">259.97</text:p>
                </table:table-cell>
              </table:table-row>
              <table:table-row table:style-name="Table2.1">
                <table:table-cell table:style-name="Table2.A1" office:value-type="string">
                  <text:p text:style-name="P5">6700</text:p>
                </table:table-cell>
                <table:table-cell table:style-name="Table2.A1" office:value-type="string">
                  <text:p text:style-name="P5">22435494</text:p>
                </table:table-cell>
                <table:table-cell table:style-name="Table2.A1" office:value-type="string">
                  <text:p text:style-name="P5">3348.58</text:p>
                </table:table-cell>
                <table:table-cell table:style-name="Table2.A1" office:value-type="string">
                  <text:p text:style-name="P5">0.499788</text:p>
                </table:table-cell>
                <table:table-cell table:style-name="Table2.A1" office:value-type="string">
                  <text:p text:style-name="P5">263.46</text:p>
                </table:table-cell>
              </table:table-row>
              <table:table-row table:style-name="Table2.1">
                <table:table-cell table:style-name="Table2.A1" office:value-type="string">
                  <text:p text:style-name="P5">6800</text:p>
                </table:table-cell>
                <table:table-cell table:style-name="Table2.A1" office:value-type="string">
                  <text:p text:style-name="P5">23111588</text:p>
                </table:table-cell>
                <table:table-cell table:style-name="Table2.A1" office:value-type="string">
                  <text:p text:style-name="P5">3398.76</text:p>
                </table:table-cell>
                <table:table-cell table:style-name="Table2.A1" office:value-type="string">
                  <text:p text:style-name="P5">0.499818</text:p>
                </table:table-cell>
                <table:table-cell table:style-name="Table2.A1" office:value-type="string">
                  <text:p text:style-name="P5">266.96</text:p>
                </table:table-cell>
              </table:table-row>
              <table:table-row table:style-name="Table2.1">
                <table:table-cell table:style-name="Table2.A1" office:value-type="string">
                  <text:p text:style-name="P5">6900</text:p>
                </table:table-cell>
                <table:table-cell table:style-name="Table2.A1" office:value-type="string">
                  <text:p text:style-name="P5">23796580</text:p>
                </table:table-cell>
                <table:table-cell table:style-name="Table2.A1" office:value-type="string">
                  <text:p text:style-name="P5">3448.78</text:p>
                </table:table-cell>
                <table:table-cell table:style-name="Table2.A1" office:value-type="string">
                  <text:p text:style-name="P5">0.499823</text:p>
                </table:table-cell>
                <table:table-cell table:style-name="Table2.A1" office:value-type="string">
                  <text:p text:style-name="P5">270.44</text:p>
                </table:table-cell>
              </table:table-row>
              <table:table-row table:style-name="Table2.1">
                <table:table-cell table:style-name="Table2.A1" office:value-type="string">
                  <text:p text:style-name="P5">7000</text:p>
                </table:table-cell>
                <table:table-cell table:style-name="Table2.A1" office:value-type="string">
                  <text:p text:style-name="P5">24489390</text:p>
                </table:table-cell>
                <table:table-cell table:style-name="Table2.A1" office:value-type="string">
                  <text:p text:style-name="P5">3498.48</text:p>
                </table:table-cell>
                <table:table-cell table:style-name="Table2.A1" office:value-type="string">
                  <text:p text:style-name="P5">0.499783</text:p>
                </table:table-cell>
                <table:table-cell table:style-name="Table2.A1" office:value-type="string">
                  <text:p text:style-name="P5">273.89</text:p>
                </table:table-cell>
              </table:table-row>
              <table:table-row table:style-name="Table2.1">
                <table:table-cell table:style-name="Table2.A1" office:value-type="string">
                  <text:p text:style-name="P5">7100</text:p>
                </table:table-cell>
                <table:table-cell table:style-name="Table2.A1" office:value-type="string">
                  <text:p text:style-name="P5">25194094</text:p>
                </table:table-cell>
                <table:table-cell table:style-name="Table2.A1" office:value-type="string">
                  <text:p text:style-name="P5">3548.46</text:p>
                </table:table-cell>
                <table:table-cell table:style-name="Table2.A1" office:value-type="string">
                  <text:p text:style-name="P5">0.499784</text:p>
                </table:table-cell>
                <table:table-cell table:style-name="Table2.A1" office:value-type="string">
                  <text:p text:style-name="P5">277.36</text:p>
                </table:table-cell>
              </table:table-row>
              <table:table-row table:style-name="Table2.1">
                <table:table-cell table:style-name="Table2.A1" office:value-type="string">
                  <text:p text:style-name="P5">7200</text:p>
                </table:table-cell>
                <table:table-cell table:style-name="Table2.A1" office:value-type="string">
                  <text:p text:style-name="P5">25909065</text:p>
                </table:table-cell>
                <table:table-cell table:style-name="Table2.A1" office:value-type="string">
                  <text:p text:style-name="P5">3598.48</text:p>
                </table:table-cell>
                <table:table-cell table:style-name="Table2.A1" office:value-type="string">
                  <text:p text:style-name="P5">0.499789</text:p>
                </table:table-cell>
                <table:table-cell table:style-name="Table2.A1" office:value-type="string">
                  <text:p text:style-name="P5">280.83</text:p>
                </table:table-cell>
              </table:table-row>
              <table:table-row table:style-name="Table2.1">
                <table:table-cell table:style-name="Table2.A1" office:value-type="string">
                  <text:p text:style-name="P5">7300</text:p>
                </table:table-cell>
                <table:table-cell table:style-name="Table2.A1" office:value-type="string">
                  <text:p text:style-name="P5">26635595</text:p>
                </table:table-cell>
                <table:table-cell table:style-name="Table2.A1" office:value-type="string">
                  <text:p text:style-name="P5">3648.71</text:p>
                </table:table-cell>
                <table:table-cell table:style-name="Table2.A1" office:value-type="string">
                  <text:p text:style-name="P5">0.499824</text:p>
                </table:table-cell>
                <table:table-cell table:style-name="Table2.A1" office:value-type="string">
                  <text:p text:style-name="P5">284.31</text:p>
                </table:table-cell>
              </table:table-row>
              <table:table-row table:style-name="Table2.1">
                <table:table-cell table:style-name="Table2.A1" office:value-type="string">
                  <text:p text:style-name="P5">7400</text:p>
                </table:table-cell>
                <table:table-cell table:style-name="Table2.A1" office:value-type="string">
                  <text:p text:style-name="P5">27368941</text:p>
                </table:table-cell>
                <table:table-cell table:style-name="Table2.A1" office:value-type="string">
                  <text:p text:style-name="P5">3698.51</text:p>
                </table:table-cell>
                <table:table-cell table:style-name="Table2.A1" office:value-type="string">
                  <text:p text:style-name="P5">0.499798</text:p>
                </table:table-cell>
                <table:table-cell table:style-name="Table2.A1" office:value-type="string">
                  <text:p text:style-name="P5">287.75</text:p>
                </table:table-cell>
              </table:table-row>
              <table:table-row table:style-name="Table2.1">
                <table:table-cell table:style-name="Table2.A1" office:value-type="string">
                  <text:p text:style-name="P5">7500</text:p>
                </table:table-cell>
                <table:table-cell table:style-name="Table2.A1" office:value-type="string">
                  <text:p text:style-name="P5">28112779</text:p>
                </table:table-cell>
                <table:table-cell table:style-name="Table2.A1" office:value-type="string">
                  <text:p text:style-name="P5">3748.37</text:p>
                </table:table-cell>
                <table:table-cell table:style-name="Table2.A1" office:value-type="string">
                  <text:p text:style-name="P5">0.499783</text:p>
                </table:table-cell>
                <table:table-cell table:style-name="Table2.A1" office:value-type="string">
                  <text:p text:style-name="P5">291.19</text:p>
                </table:table-cell>
              </table:table-row>
              <table:table-row table:style-name="Table2.1">
                <table:table-cell table:style-name="Table2.A1" office:value-type="string">
                  <text:p text:style-name="P5">7600</text:p>
                </table:table-cell>
                <table:table-cell table:style-name="Table2.A1" office:value-type="string">
                  <text:p text:style-name="P5">28866790</text:p>
                </table:table-cell>
                <table:table-cell table:style-name="Table2.A1" office:value-type="string">
                  <text:p text:style-name="P5">3798.26</text:p>
                </table:table-cell>
                <table:table-cell table:style-name="Table2.A1" office:value-type="string">
                  <text:p text:style-name="P5">0.499771</text:p>
                </table:table-cell>
                <table:table-cell table:style-name="Table2.A1" office:value-type="string">
                  <text:p text:style-name="P5">294.63</text:p>
                </table:table-cell>
              </table:table-row>
              <table:table-row table:style-name="Table2.1">
                <table:table-cell table:style-name="Table2.A1" office:value-type="string">
                  <text:p text:style-name="P5">7700</text:p>
                </table:table-cell>
                <table:table-cell table:style-name="Table2.A1" office:value-type="string">
                  <text:p text:style-name="P5">29634949</text:p>
                </table:table-cell>
                <table:table-cell table:style-name="Table2.A1" office:value-type="string">
                  <text:p text:style-name="P5">3848.69</text:p>
                </table:table-cell>
                <table:table-cell table:style-name="Table2.A1" office:value-type="string">
                  <text:p text:style-name="P5">0.499830</text:p>
                </table:table-cell>
                <table:table-cell table:style-name="Table2.A1" office:value-type="string">
                  <text:p text:style-name="P5">298.10</text:p>
                </table:table-cell>
              </table:table-row>
              <table:table-row table:style-name="Table2.1">
                <table:table-cell table:style-name="Table2.A1" office:value-type="string">
                  <text:p text:style-name="P5">7800</text:p>
                </table:table-cell>
                <table:table-cell table:style-name="Table2.A1" office:value-type="string">
                  <text:p text:style-name="P5">30409790</text:p>
                </table:table-cell>
                <table:table-cell table:style-name="Table2.A1" office:value-type="string">
                  <text:p text:style-name="P5">3898.69</text:p>
                </table:table-cell>
                <table:table-cell table:style-name="Table2.A1" office:value-type="string">
                  <text:p text:style-name="P5">0.499832</text:p>
                </table:table-cell>
                <table:table-cell table:style-name="Table2.A1" office:value-type="string">
                  <text:p text:style-name="P5">301.54</text:p>
                </table:table-cell>
              </table:table-row>
              <table:table-row table:style-name="Table2.1">
                <table:table-cell table:style-name="Table2.A1" office:value-type="string">
                  <text:p text:style-name="P5">7900</text:p>
                </table:table-cell>
                <table:table-cell table:style-name="Table2.A1" office:value-type="string">
                  <text:p text:style-name="P5">31193607</text:p>
                </table:table-cell>
                <table:table-cell table:style-name="Table2.A1" office:value-type="string">
                  <text:p text:style-name="P5">3948.56</text:p>
                </table:table-cell>
                <table:table-cell table:style-name="Table2.A1" office:value-type="string">
                  <text:p text:style-name="P5">0.499817</text:p>
                </table:table-cell>
                <table:table-cell table:style-name="Table2.A1" office:value-type="string">
                  <text:p text:style-name="P5">304.96</text:p>
                </table:table-cell>
              </table:table-row>
              <table:table-row table:style-name="Table2.1">
                <table:table-cell table:style-name="Table2.A1" office:value-type="string">
                  <text:p text:style-name="P5">8000</text:p>
                </table:table-cell>
                <table:table-cell table:style-name="Table2.A1" office:value-type="string">
                  <text:p text:style-name="P5">31986547</text:p>
                </table:table-cell>
                <table:table-cell table:style-name="Table2.A1" office:value-type="string">
                  <text:p text:style-name="P5">3998.32</text:p>
                </table:table-cell>
                <table:table-cell table:style-name="Table2.A1" office:value-type="string">
                  <text:p text:style-name="P5">0.499790</text:p>
                </table:table-cell>
                <table:table-cell table:style-name="Table2.A1" office:value-type="string">
                  <text:p text:style-name="P5">308.37</text:p>
                </table:table-cell>
              </table:table-row>
              <table:table-row table:style-name="Table2.1">
                <table:table-cell table:style-name="Table2.A1" office:value-type="string">
                  <text:p text:style-name="P5">8100</text:p>
                </table:table-cell>
                <table:table-cell table:style-name="Table2.A1" office:value-type="string">
                  <text:p text:style-name="P5">32791576</text:p>
                </table:table-cell>
                <table:table-cell table:style-name="Table2.A1" office:value-type="string">
                  <text:p text:style-name="P5">4048.34</text:p>
                </table:table-cell>
                <table:table-cell table:style-name="Table2.A1" office:value-type="string">
                  <text:p text:style-name="P5">0.499795</text:p>
                </table:table-cell>
                <table:table-cell table:style-name="Table2.A1" office:value-type="string">
                  <text:p text:style-name="P5">311.80</text:p>
                </table:table-cell>
              </table:table-row>
              <table:table-row table:style-name="Table2.1">
                <table:table-cell table:style-name="Table2.A1" office:value-type="string">
                  <text:p text:style-name="P5">8200</text:p>
                </table:table-cell>
                <table:table-cell table:style-name="Table2.A1" office:value-type="string">
                  <text:p text:style-name="P5">33607375</text:p>
                </table:table-cell>
                <table:table-cell table:style-name="Table2.A1" office:value-type="string">
                  <text:p text:style-name="P5">4098.46</text:p>
                </table:table-cell>
                <table:table-cell table:style-name="Table2.A1" office:value-type="string">
                  <text:p text:style-name="P5">0.499812</text:p>
                </table:table-cell>
                <table:table-cell table:style-name="Table2.A1" office:value-type="string">
                  <text:p text:style-name="P5">315.23</text:p>
                </table:table-cell>
              </table:table-row>
              <table:table-row table:style-name="Table2.1">
                <table:table-cell table:style-name="Table2.A1" office:value-type="string">
                  <text:p text:style-name="P5">8300</text:p>
                </table:table-cell>
                <table:table-cell table:style-name="Table2.A1" office:value-type="string">
                  <text:p text:style-name="P5">34432061</text:p>
                </table:table-cell>
                <table:table-cell table:style-name="Table2.A1" office:value-type="string">
                  <text:p text:style-name="P5">4148.44</text:p>
                </table:table-cell>
                <table:table-cell table:style-name="Table2.A1" office:value-type="string">
                  <text:p text:style-name="P5">0.499812</text:p>
                </table:table-cell>
                <table:table-cell table:style-name="Table2.A1" office:value-type="string">
                  <text:p text:style-name="P5">318.65</text:p>
                </table:table-cell>
              </table:table-row>
              <table:table-row table:style-name="Table2.1">
                <table:table-cell table:style-name="Table2.A1" office:value-type="string">
                  <text:p text:style-name="P5">8400</text:p>
                </table:table-cell>
                <table:table-cell table:style-name="Table2.A1" office:value-type="string">
                  <text:p text:style-name="P5">35267482</text:p>
                </table:table-cell>
                <table:table-cell table:style-name="Table2.A1" office:value-type="string">
                  <text:p text:style-name="P5">4198.51</text:p>
                </table:table-cell>
                <table:table-cell table:style-name="Table2.A1" office:value-type="string">
                  <text:p text:style-name="P5">0.499823</text:p>
                </table:table-cell>
                <table:table-cell table:style-name="Table2.A1" office:value-type="string">
                  <text:p text:style-name="P5">322.07</text:p>
                </table:table-cell>
              </table:table-row>
              <table:table-row table:style-name="Table2.1">
                <table:table-cell table:style-name="Table2.A1" office:value-type="string">
                  <text:p text:style-name="P5">8500</text:p>
                </table:table-cell>
                <table:table-cell table:style-name="Table2.A1" office:value-type="string">
                  <text:p text:style-name="P5">36114472</text:p>
                </table:table-cell>
                <table:table-cell table:style-name="Table2.A1" office:value-type="string">
                  <text:p text:style-name="P5">4248.76</text:p>
                </table:table-cell>
                <table:table-cell table:style-name="Table2.A1" office:value-type="string">
                  <text:p text:style-name="P5">0.499854</text:p>
                </table:table-cell>
                <table:table-cell table:style-name="Table2.A1" office:value-type="string">
                  <text:p text:style-name="P5">325.49</text:p>
                </table:table-cell>
              </table:table-row>
              <table:table-row table:style-name="Table2.1">
                <table:table-cell table:style-name="Table2.A1" office:value-type="string">
                  <text:p text:style-name="P5">8600</text:p>
                </table:table-cell>
                <table:table-cell table:style-name="Table2.A1" office:value-type="string">
                  <text:p text:style-name="P5">36966827</text:p>
                </table:table-cell>
                <table:table-cell table:style-name="Table2.A1" office:value-type="string">
                  <text:p text:style-name="P5">4298.47</text:p>
                </table:table-cell>
                <table:table-cell table:style-name="Table2.A1" office:value-type="string">
                  <text:p text:style-name="P5">0.499822</text:p>
                </table:table-cell>
                <table:table-cell table:style-name="Table2.A1" office:value-type="string">
                  <text:p text:style-name="P5">328.88</text:p>
                </table:table-cell>
              </table:table-row>
              <table:table-row table:style-name="Table2.1">
                <table:table-cell table:style-name="Table2.A1" office:value-type="string">
                  <text:p text:style-name="P5">8700</text:p>
                </table:table-cell>
                <table:table-cell table:style-name="Table2.A1" office:value-type="string">
                  <text:p text:style-name="P5">37833193</text:p>
                </table:table-cell>
                <table:table-cell table:style-name="Table2.A1" office:value-type="string">
                  <text:p text:style-name="P5">4348.64</text:p>
                </table:table-cell>
                <table:table-cell table:style-name="Table2.A1" office:value-type="string">
                  <text:p text:style-name="P5">0.499844</text:p>
                </table:table-cell>
                <table:table-cell table:style-name="Table2.A1" office:value-type="string">
                  <text:p text:style-name="P5">332.29</text:p>
                </table:table-cell>
              </table:table-row>
              <table:table-row table:style-name="Table2.1">
                <table:table-cell table:style-name="Table2.A1" office:value-type="string">
                  <text:p text:style-name="P5">8800</text:p>
                </table:table-cell>
                <table:table-cell table:style-name="Table2.A1" office:value-type="string">
                  <text:p text:style-name="P5">38707500</text:p>
                </table:table-cell>
                <table:table-cell table:style-name="Table2.A1" office:value-type="string">
                  <text:p text:style-name="P5">4398.58</text:p>
                </table:table-cell>
                <table:table-cell table:style-name="Table2.A1" office:value-type="string">
                  <text:p text:style-name="P5">0.499839</text:p>
                </table:table-cell>
                <table:table-cell table:style-name="Table2.A1" office:value-type="string">
                  <text:p text:style-name="P5">335.69</text:p>
                </table:table-cell>
              </table:table-row>
              <table:table-row table:style-name="Table2.1">
                <table:table-cell table:style-name="Table2.A1" office:value-type="string">
                  <text:p text:style-name="P5">8900</text:p>
                </table:table-cell>
                <table:table-cell table:style-name="Table2.A1" office:value-type="string">
                  <text:p text:style-name="P5">39591439</text:p>
                </table:table-cell>
                <table:table-cell table:style-name="Table2.A1" office:value-type="string">
                  <text:p text:style-name="P5">4448.48</text:p>
                </table:table-cell>
                <table:table-cell table:style-name="Table2.A1" office:value-type="string">
                  <text:p text:style-name="P5">0.499829</text:p>
                </table:table-cell>
                <table:table-cell table:style-name="Table2.A1" office:value-type="string">
                  <text:p text:style-name="P5">339.07</text:p>
                </table:table-cell>
              </table:table-row>
              <table:table-row table:style-name="Table2.1">
                <table:table-cell table:style-name="Table2.A1" office:value-type="string">
                  <text:p text:style-name="P5">9000</text:p>
                </table:table-cell>
                <table:table-cell table:style-name="Table2.A1" office:value-type="string">
                  <text:p text:style-name="P5">40486257</text:p>
                </table:table-cell>
                <table:table-cell table:style-name="Table2.A1" office:value-type="string">
                  <text:p text:style-name="P5">4498.47</text:p>
                </table:table-cell>
                <table:table-cell table:style-name="Table2.A1" office:value-type="string">
                  <text:p text:style-name="P5">0.499830</text:p>
                </table:table-cell>
                <table:table-cell table:style-name="Table2.A1" office:value-type="string">
                  <text:p text:style-name="P5">342.46</text:p>
                </table:table-cell>
              </table:table-row>
              <table:table-row table:style-name="Table2.1">
                <table:table-cell table:style-name="Table2.A1" office:value-type="string">
                  <text:p text:style-name="P5">9100</text:p>
                </table:table-cell>
                <table:table-cell table:style-name="Table2.A1" office:value-type="string">
                  <text:p text:style-name="P5">41390221</text:p>
                </table:table-cell>
                <table:table-cell table:style-name="Table2.A1" office:value-type="string">
                  <text:p text:style-name="P5">4548.38</text:p>
                </table:table-cell>
                <table:table-cell table:style-name="Table2.A1" office:value-type="string">
                  <text:p text:style-name="P5">0.499822</text:p>
                </table:table-cell>
                <table:table-cell table:style-name="Table2.A1" office:value-type="string">
                  <text:p text:style-name="P5">345.84</text:p>
                </table:table-cell>
              </table:table-row>
              <table:table-row table:style-name="Table2.1">
                <table:table-cell table:style-name="Table2.A1" office:value-type="string">
                  <text:p text:style-name="P5">9200</text:p>
                </table:table-cell>
                <table:table-cell table:style-name="Table2.A1" office:value-type="string">
                  <text:p text:style-name="P5">42305673</text:p>
                </table:table-cell>
                <table:table-cell table:style-name="Table2.A1" office:value-type="string">
                  <text:p text:style-name="P5">4598.44</text:p>
                </table:table-cell>
                <table:table-cell table:style-name="Table2.A1" office:value-type="string">
                  <text:p text:style-name="P5">0.499831</text:p>
                </table:table-cell>
                <table:table-cell table:style-name="Table2.A1" office:value-type="string">
                  <text:p text:style-name="P5">349.23</text:p>
                </table:table-cell>
              </table:table-row>
              <table:table-row table:style-name="Table2.1">
                <table:table-cell table:style-name="Table2.A1" office:value-type="string">
                  <text:p text:style-name="P5">9300</text:p>
                </table:table-cell>
                <table:table-cell table:style-name="Table2.A1" office:value-type="string">
                  <text:p text:style-name="P5">43231649</text:p>
                </table:table-cell>
                <table:table-cell table:style-name="Table2.A1" office:value-type="string">
                  <text:p text:style-name="P5">4648.56</text:p>
                </table:table-cell>
                <table:table-cell table:style-name="Table2.A1" office:value-type="string">
                  <text:p text:style-name="P5">0.499846</text:p>
                </table:table-cell>
                <table:table-cell table:style-name="Table2.A1" office:value-type="string">
                  <text:p text:style-name="P5">352.62</text:p>
                </table:table-cell>
              </table:table-row>
              <table:table-row table:style-name="Table2.1">
                <table:table-cell table:style-name="Table2.A1" office:value-type="string">
                  <text:p text:style-name="P5">9400</text:p>
                </table:table-cell>
                <table:table-cell table:style-name="Table2.A1" office:value-type="string">
                  <text:p text:style-name="P5">44163248</text:p>
                </table:table-cell>
                <table:table-cell table:style-name="Table2.A1" office:value-type="string">
                  <text:p text:style-name="P5">4698.22</text:p>
                </table:table-cell>
                <table:table-cell table:style-name="Table2.A1" office:value-type="string">
                  <text:p text:style-name="P5">0.499810</text:p>
                </table:table-cell>
                <table:table-cell table:style-name="Table2.A1" office:value-type="string">
                  <text:p text:style-name="P5">355.97</text:p>
                </table:table-cell>
              </table:table-row>
              <table:table-row table:style-name="Table2.1">
                <table:table-cell table:style-name="Table2.A1" office:value-type="string">
                  <text:p text:style-name="P5">9500</text:p>
                </table:table-cell>
                <table:table-cell table:style-name="Table2.A1" office:value-type="string">
                  <text:p text:style-name="P5">45108185</text:p>
                </table:table-cell>
                <table:table-cell table:style-name="Table2.A1" office:value-type="string">
                  <text:p text:style-name="P5">4748.23</text:p>
                </table:table-cell>
                <table:table-cell table:style-name="Table2.A1" office:value-type="string">
                  <text:p text:style-name="P5">0.499814</text:p>
                </table:table-cell>
                <table:table-cell table:style-name="Table2.A1" office:value-type="string">
                  <text:p text:style-name="P5">359.34</text:p>
                </table:table-cell>
              </table:table-row>
              <table:table-row table:style-name="Table2.1">
                <table:table-cell table:style-name="Table2.A1" office:value-type="string">
                  <text:p text:style-name="P5">9600</text:p>
                </table:table-cell>
                <table:table-cell table:style-name="Table2.A1" office:value-type="string">
                  <text:p text:style-name="P5">46066264</text:p>
                </table:table-cell>
                <table:table-cell table:style-name="Table2.A1" office:value-type="string">
                  <text:p text:style-name="P5">4798.57</text:p>
                </table:table-cell>
                <table:table-cell table:style-name="Table2.A1" office:value-type="string">
                  <text:p text:style-name="P5">0.499851</text:p>
                </table:table-cell>
                <table:table-cell table:style-name="Table2.A1" office:value-type="string">
                  <text:p text:style-name="P5">362.74</text:p>
                </table:table-cell>
              </table:table-row>
              <table:table-row table:style-name="Table2.1">
                <table:table-cell table:style-name="Table2.A1" office:value-type="string">
                  <text:p text:style-name="P5">9700</text:p>
                </table:table-cell>
                <table:table-cell table:style-name="Table2.A1" office:value-type="string">
                  <text:p text:style-name="P5">47032203</text:p>
                </table:table-cell>
                <table:table-cell table:style-name="Table2.A1" office:value-type="string">
                  <text:p text:style-name="P5">4848.68</text:p>
                </table:table-cell>
                <table:table-cell table:style-name="Table2.A1" office:value-type="string">
                  <text:p text:style-name="P5">0.499864</text:p>
                </table:table-cell>
                <table:table-cell table:style-name="Table2.A1" office:value-type="string">
                  <text:p text:style-name="P5">366.11</text:p>
                </table:table-cell>
              </table:table-row>
              <table:table-row table:style-name="Table2.1">
                <table:table-cell table:style-name="Table2.A1" office:value-type="string">
                  <text:p text:style-name="P5">9800</text:p>
                </table:table-cell>
                <table:table-cell table:style-name="Table2.A1" office:value-type="string">
                  <text:p text:style-name="P5">48005478</text:p>
                </table:table-cell>
                <table:table-cell table:style-name="Table2.A1" office:value-type="string">
                  <text:p text:style-name="P5">4898.52</text:p>
                </table:table-cell>
                <table:table-cell table:style-name="Table2.A1" office:value-type="string">
                  <text:p text:style-name="P5">0.499849</text:p>
                </table:table-cell>
                <table:table-cell table:style-name="Table2.A1" office:value-type="string">
                  <text:p text:style-name="P5">369.46</text:p>
                </table:table-cell>
              </table:table-row>
              <table:table-row table:style-name="Table2.1">
                <table:table-cell table:style-name="Table2.A1" office:value-type="string">
                  <text:p text:style-name="P5">9900</text:p>
                </table:table-cell>
                <table:table-cell table:style-name="Table2.A1" office:value-type="string">
                  <text:p text:style-name="P5">48992232</text:p>
                </table:table-cell>
                <table:table-cell table:style-name="Table2.A1" office:value-type="string">
                  <text:p text:style-name="P5">4948.71</text:p>
                </table:table-cell>
                <table:table-cell table:style-name="Table2.A1" office:value-type="string">
                  <text:p text:style-name="P5">0.499870</text:p>
                </table:table-cell>
                <table:table-cell table:style-name="Table2.A1" office:value-type="string">
                  <text:p text:style-name="P5">372.83</text:p>
                </table:table-cell>
              </table:table-row>
              <table:table-row table:style-name="Table2.1">
                <table:table-cell table:style-name="Table2.A1" office:value-type="string">
                  <text:p text:style-name="P5">10000</text:p>
                </table:table-cell>
                <table:table-cell table:style-name="Table2.A1" office:value-type="string">
                  <text:p text:style-name="P5">49986491</text:p>
                </table:table-cell>
                <table:table-cell table:style-name="Table2.A1" office:value-type="string">
                  <text:p text:style-name="P5">4998.65</text:p>
                </table:table-cell>
                <table:table-cell table:style-name="Table2.A1" office:value-type="string">
                  <text:p text:style-name="P5">0.499865</text:p>
                </table:table-cell>
                <table:table-cell table:style-name="Table2.E92" office:value-type="float" office:value="376.19">
                  <text:p text:style-name="P5">376.19</text:p>
                </table:table-cell>
              </table:table-row>
            </table:table>
            <text:p text:style-name="P2"/>
          </text:section>
          <text:p text:style-name="P2"/>
          <text:p text:style-name="P2"/>
          <text:p text:style-name="P2"/>
          <text:p text:style-name="P12"><text:soft-page-break/>Bubble Sort</text:p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9"/>
                <text:p text:style-name="P9"><draw:frame draw:style-name="fr1" draw:name="Object1" text:anchor-type="paragraph" svg:width="3.5457in" svg:height="3.2902in" draw:z-index="1"><draw:object xlink:href="./Object 1" xlink:type="simple" xlink:show="embed" xlink:actuate="onLoad"/><draw:image xlink:href="./ObjectReplacements/Object 1" xlink:type="simple" xlink:show="embed" xlink:actuate="onLoad"/></draw:frame></text:p>
              </table:table-cell>
              <table:table-cell table:style-name="Table1.A1" office:value-type="string">
                <text:p text:style-name="P9"><draw:frame draw:style-name="fr1" draw:name="Object2" text:anchor-type="paragraph" svg:width="3.6016in" svg:height="3.4165in" draw:z-index="3"><draw:object xlink:href="./Object 2" xlink:type="simple" xlink:show="embed" xlink:actuate="onLoad"/><draw:image xlink:href="./ObjectReplacements/Object 2" xlink:type="simple" xlink:show="embed" xlink:actuate="onLoad"/></draw:frame></text:p>
                <text:p text:style-name="P9"/>
              </table:table-cell>
            </table:table-row>
            <table:table-row>
              <table:table-cell table:style-name="Table1.A1" office:value-type="string">
                <text:p text:style-name="P9"/>
                <text:p text:style-name="P9"><draw:frame draw:style-name="fr1" draw:name="Object3" text:anchor-type="paragraph" svg:width="3.6783in" svg:height="3.0047in" draw:z-index="2"><draw:object xlink:href="./Object 3" xlink:type="simple" xlink:show="embed" xlink:actuate="onLoad"/><draw:image xlink:href="./ObjectReplacements/Object 3" xlink:type="simple" xlink:show="embed" xlink:actuate="onLoad"/></draw:frame></text:p>
              </table:table-cell>
              <table:table-cell table:style-name="Table1.A1" office:value-type="string">
                <text:p text:style-name="P9"><draw:frame draw:style-name="fr2" draw:name="Object4" text:anchor-type="paragraph" svg:x="0.1835in" svg:y="0.1563in" svg:width="3.4484in" svg:height="3.0728in" draw:z-index="0"><draw:object xlink:href="./Object 4" xlink:type="simple" xlink:show="embed" xlink:actuate="onLoad"/><draw:image xlink:href="./ObjectReplacements/Object 4" xlink:type="simple" xlink:show="embed" xlink:actuate="onLoad"/></draw:frame></text:p>
              </table:table-cell>
            </table:table-row>
          </table:table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section text:style-name="Sect2" text:name="Section4">
            <text:p text:style-name="P12"><text:soft-page-break/>Insertion Sort</text:p>
          </text:section>
          <text:section text:style-name="Sect3" text:name="Section5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 table:style-name="Table3.1">
                <table:table-cell table:style-name="Table3.A1" office:value-type="string">
                  <text:p text:style-name="P14">n</text:p>
                </table:table-cell>
                <table:table-cell table:style-name="Table3.A1" office:value-type="string">
                  <text:p text:style-name="P14">av</text:p>
                </table:table-cell>
                <table:table-cell table:style-name="Table3.A1" office:value-type="string">
                  <text:p text:style-name="P14">av/n</text:p>
                </table:table-cell>
                <table:table-cell table:style-name="Table3.A1" office:value-type="string">
                  <text:p text:style-name="P14">av/n^2</text:p>
                </table:table-cell>
                <table:table-cell table:style-name="Table3.A1" office:value-type="string">
                  <text:p text:style-name="P14">av/nlogn</text:p>
                </table:table-cell>
              </table:table-row>
              <table:table-row table:style-name="Table3.2">
                <table:table-cell table:style-name="Table3.A1" office:value-type="string">
                  <text:p text:style-name="P14">1000</text:p>
                </table:table-cell>
                <table:table-cell table:style-name="Table3.A1" office:value-type="string">
                  <text:p text:style-name="P14">247978</text:p>
                </table:table-cell>
                <table:table-cell table:style-name="Table3.A1" office:value-type="string">
                  <text:p text:style-name="P14">247.98</text:p>
                </table:table-cell>
                <table:table-cell table:style-name="Table3.A1" office:value-type="string">
                  <text:p text:style-name="P14">0.247978</text:p>
                </table:table-cell>
                <table:table-cell table:style-name="Table3.A1" office:value-type="string">
                  <text:p text:style-name="P14">24.88</text:p>
                </table:table-cell>
              </table:table-row>
              <table:table-row table:style-name="Table3.2">
                <table:table-cell table:style-name="Table3.A1" office:value-type="string">
                  <text:p text:style-name="P14">1100</text:p>
                </table:table-cell>
                <table:table-cell table:style-name="Table3.A1" office:value-type="string">
                  <text:p text:style-name="P14">302335</text:p>
                </table:table-cell>
                <table:table-cell table:style-name="Table3.A1" office:value-type="string">
                  <text:p text:style-name="P14">274.85</text:p>
                </table:table-cell>
                <table:table-cell table:style-name="Table3.A1" office:value-type="string">
                  <text:p text:style-name="P14">0.249864</text:p>
                </table:table-cell>
                <table:table-cell table:style-name="Table3.A1" office:value-type="string">
                  <text:p text:style-name="P14">27.20</text:p>
                </table:table-cell>
              </table:table-row>
              <table:table-row table:style-name="Table3.2">
                <table:table-cell table:style-name="Table3.A1" office:value-type="string">
                  <text:p text:style-name="P14">1200</text:p>
                </table:table-cell>
                <table:table-cell table:style-name="Table3.A1" office:value-type="string">
                  <text:p text:style-name="P14">358216</text:p>
                </table:table-cell>
                <table:table-cell table:style-name="Table3.A1" office:value-type="string">
                  <text:p text:style-name="P14">298.51</text:p>
                </table:table-cell>
                <table:table-cell table:style-name="Table3.A1" office:value-type="string">
                  <text:p text:style-name="P14">0.248761</text:p>
                </table:table-cell>
                <table:table-cell table:style-name="Table3.A1" office:value-type="string">
                  <text:p text:style-name="P14">29.18</text:p>
                </table:table-cell>
              </table:table-row>
              <table:table-row table:style-name="Table3.2">
                <table:table-cell table:style-name="Table3.A1" office:value-type="string">
                  <text:p text:style-name="P14">1300</text:p>
                </table:table-cell>
                <table:table-cell table:style-name="Table3.A1" office:value-type="string">
                  <text:p text:style-name="P14">422484</text:p>
                </table:table-cell>
                <table:table-cell table:style-name="Table3.A1" office:value-type="string">
                  <text:p text:style-name="P14">324.99</text:p>
                </table:table-cell>
                <table:table-cell table:style-name="Table3.A1" office:value-type="string">
                  <text:p text:style-name="P14">0.249991</text:p>
                </table:table-cell>
                <table:table-cell table:style-name="Table3.A1" office:value-type="string">
                  <text:p text:style-name="P14">31.42</text:p>
                </table:table-cell>
              </table:table-row>
              <table:table-row table:style-name="Table3.2">
                <table:table-cell table:style-name="Table3.A1" office:value-type="string">
                  <text:p text:style-name="P14">1400</text:p>
                </table:table-cell>
                <table:table-cell table:style-name="Table3.A1" office:value-type="string">
                  <text:p text:style-name="P14">489393</text:p>
                </table:table-cell>
                <table:table-cell table:style-name="Table3.A1" office:value-type="string">
                  <text:p text:style-name="P14">349.57</text:p>
                </table:table-cell>
                <table:table-cell table:style-name="Table3.A1" office:value-type="string">
                  <text:p text:style-name="P14">0.249690</text:p>
                </table:table-cell>
                <table:table-cell table:style-name="Table3.A1" office:value-type="string">
                  <text:p text:style-name="P14">33.45</text:p>
                </table:table-cell>
              </table:table-row>
              <table:table-row table:style-name="Table3.2">
                <table:table-cell table:style-name="Table3.A1" office:value-type="string">
                  <text:p text:style-name="P14">1500</text:p>
                </table:table-cell>
                <table:table-cell table:style-name="Table3.A1" office:value-type="string">
                  <text:p text:style-name="P14">561802</text:p>
                </table:table-cell>
                <table:table-cell table:style-name="Table3.A1" office:value-type="string">
                  <text:p text:style-name="P14">374.53</text:p>
                </table:table-cell>
                <table:table-cell table:style-name="Table3.A1" office:value-type="string">
                  <text:p text:style-name="P14">0.249690</text:p>
                </table:table-cell>
                <table:table-cell table:style-name="Table3.A1" office:value-type="string">
                  <text:p text:style-name="P14">35.50</text:p>
                </table:table-cell>
              </table:table-row>
              <table:table-row table:style-name="Table3.2">
                <table:table-cell table:style-name="Table3.A1" office:value-type="string">
                  <text:p text:style-name="P14">1600</text:p>
                </table:table-cell>
                <table:table-cell table:style-name="Table3.A1" office:value-type="string">
                  <text:p text:style-name="P14">639927</text:p>
                </table:table-cell>
                <table:table-cell table:style-name="Table3.A1" office:value-type="string">
                  <text:p text:style-name="P14">399.95</text:p>
                </table:table-cell>
                <table:table-cell table:style-name="Table3.A1" office:value-type="string">
                  <text:p text:style-name="P14">0.249971</text:p>
                </table:table-cell>
                <table:table-cell table:style-name="Table3.A1" office:value-type="string">
                  <text:p text:style-name="P14">37.58</text:p>
                </table:table-cell>
              </table:table-row>
              <table:table-row table:style-name="Table3.2">
                <table:table-cell table:style-name="Table3.A1" office:value-type="string">
                  <text:p text:style-name="P14">1700</text:p>
                </table:table-cell>
                <table:table-cell table:style-name="Table3.A1" office:value-type="string">
                  <text:p text:style-name="P14">720939</text:p>
                </table:table-cell>
                <table:table-cell table:style-name="Table3.A1" office:value-type="string">
                  <text:p text:style-name="P14">424.08</text:p>
                </table:table-cell>
                <table:table-cell table:style-name="Table3.A1" office:value-type="string">
                  <text:p text:style-name="P14">0.249460</text:p>
                </table:table-cell>
                <table:table-cell table:style-name="Table3.A1" office:value-type="string">
                  <text:p text:style-name="P14">39.52</text:p>
                </table:table-cell>
              </table:table-row>
              <table:table-row table:style-name="Table3.2">
                <table:table-cell table:style-name="Table3.A1" office:value-type="string">
                  <text:p text:style-name="P14">1800</text:p>
                </table:table-cell>
                <table:table-cell table:style-name="Table3.A1" office:value-type="string">
                  <text:p text:style-name="P14">807012</text:p>
                </table:table-cell>
                <table:table-cell table:style-name="Table3.A1" office:value-type="string">
                  <text:p text:style-name="P14">448.34</text:p>
                </table:table-cell>
                <table:table-cell table:style-name="Table3.A1" office:value-type="string">
                  <text:p text:style-name="P14">0.249078</text:p>
                </table:table-cell>
                <table:table-cell table:style-name="Table3.A1" office:value-type="string">
                  <text:p text:style-name="P14">41.46</text:p>
                </table:table-cell>
              </table:table-row>
              <table:table-row table:style-name="Table3.2">
                <table:table-cell table:style-name="Table3.A1" office:value-type="string">
                  <text:p text:style-name="P14">1900</text:p>
                </table:table-cell>
                <table:table-cell table:style-name="Table3.A1" office:value-type="string">
                  <text:p text:style-name="P14">900803</text:p>
                </table:table-cell>
                <table:table-cell table:style-name="Table3.A1" office:value-type="string">
                  <text:p text:style-name="P14">474.11</text:p>
                </table:table-cell>
                <table:table-cell table:style-name="Table3.A1" office:value-type="string">
                  <text:p text:style-name="P14">0.249530</text:p>
                </table:table-cell>
                <table:table-cell table:style-name="Table3.A1" office:value-type="string">
                  <text:p text:style-name="P14">43.53</text:p>
                </table:table-cell>
              </table:table-row>
              <table:table-row table:style-name="Table3.2">
                <table:table-cell table:style-name="Table3.A1" office:value-type="string">
                  <text:p text:style-name="P14">2000</text:p>
                </table:table-cell>
                <table:table-cell table:style-name="Table3.A1" office:value-type="string">
                  <text:p text:style-name="P14">995494</text:p>
                </table:table-cell>
                <table:table-cell table:style-name="Table3.A1" office:value-type="string">
                  <text:p text:style-name="P14">497.75</text:p>
                </table:table-cell>
                <table:table-cell table:style-name="Table3.A1" office:value-type="string">
                  <text:p text:style-name="P14">0.248873</text:p>
                </table:table-cell>
                <table:table-cell table:style-name="Table3.A1" office:value-type="string">
                  <text:p text:style-name="P14">45.39</text:p>
                </table:table-cell>
              </table:table-row>
              <table:table-row table:style-name="Table3.2">
                <table:table-cell table:style-name="Table3.A1" office:value-type="string">
                  <text:p text:style-name="P14">2100</text:p>
                </table:table-cell>
                <table:table-cell table:style-name="Table3.A1" office:value-type="string">
                  <text:p text:style-name="P14">1097896</text:p>
                </table:table-cell>
                <table:table-cell table:style-name="Table3.A1" office:value-type="string">
                  <text:p text:style-name="P14">522.81</text:p>
                </table:table-cell>
                <table:table-cell table:style-name="Table3.A1" office:value-type="string">
                  <text:p text:style-name="P14">0.248956</text:p>
                </table:table-cell>
                <table:table-cell table:style-name="Table3.A1" office:value-type="string">
                  <text:p text:style-name="P14">47.37</text:p>
                </table:table-cell>
              </table:table-row>
              <table:table-row table:style-name="Table3.2">
                <table:table-cell table:style-name="Table3.A1" office:value-type="string">
                  <text:p text:style-name="P14">2200</text:p>
                </table:table-cell>
                <table:table-cell table:style-name="Table3.A1" office:value-type="string">
                  <text:p text:style-name="P14">1205464</text:p>
                </table:table-cell>
                <table:table-cell table:style-name="Table3.A1" office:value-type="string">
                  <text:p text:style-name="P14">547.94</text:p>
                </table:table-cell>
                <table:table-cell table:style-name="Table3.A1" office:value-type="string">
                  <text:p text:style-name="P14">0.249063</text:p>
                </table:table-cell>
                <table:table-cell table:style-name="Table3.A1" office:value-type="string">
                  <text:p text:style-name="P14">49.35</text:p>
                </table:table-cell>
              </table:table-row>
              <table:table-row table:style-name="Table3.2">
                <table:table-cell table:style-name="Table3.A1" office:value-type="string">
                  <text:p text:style-name="P14">2300</text:p>
                </table:table-cell>
                <table:table-cell table:style-name="Table3.A1" office:value-type="string">
                  <text:p text:style-name="P14">1319395</text:p>
                </table:table-cell>
                <table:table-cell table:style-name="Table3.A1" office:value-type="string">
                  <text:p text:style-name="P14">573.65</text:p>
                </table:table-cell>
                <table:table-cell table:style-name="Table3.A1" office:value-type="string">
                  <text:p text:style-name="P14">0.249413</text:p>
                </table:table-cell>
                <table:table-cell table:style-name="Table3.A1" office:value-type="string">
                  <text:p text:style-name="P14">51.37</text:p>
                </table:table-cell>
              </table:table-row>
              <table:table-row table:style-name="Table3.2">
                <table:table-cell table:style-name="Table3.A1" office:value-type="string">
                  <text:p text:style-name="P14">2400</text:p>
                </table:table-cell>
                <table:table-cell table:style-name="Table3.A1" office:value-type="string">
                  <text:p text:style-name="P14">1439033</text:p>
                </table:table-cell>
                <table:table-cell table:style-name="Table3.A1" office:value-type="string">
                  <text:p text:style-name="P14">599.60</text:p>
                </table:table-cell>
                <table:table-cell table:style-name="Table3.A1" office:value-type="string">
                  <text:p text:style-name="P14">0.249832</text:p>
                </table:table-cell>
                <table:table-cell table:style-name="Table3.A1" office:value-type="string">
                  <text:p text:style-name="P14">53.40</text:p>
                </table:table-cell>
              </table:table-row>
              <table:table-row table:style-name="Table3.2">
                <table:table-cell table:style-name="Table3.A1" office:value-type="string">
                  <text:p text:style-name="P14">2500</text:p>
                </table:table-cell>
                <table:table-cell table:style-name="Table3.A1" office:value-type="string">
                  <text:p text:style-name="P14">1562000</text:p>
                </table:table-cell>
                <table:table-cell table:style-name="Table3.A1" office:value-type="string">
                  <text:p text:style-name="P14">624.80</text:p>
                </table:table-cell>
                <table:table-cell table:style-name="Table3.A1" office:value-type="string">
                  <text:p text:style-name="P14">0.249920</text:p>
                </table:table-cell>
                <table:table-cell table:style-name="Table3.A1" office:value-type="string">
                  <text:p text:style-name="P14">55.35</text:p>
                </table:table-cell>
              </table:table-row>
              <table:table-row table:style-name="Table3.2">
                <table:table-cell table:style-name="Table3.A1" office:value-type="string">
                  <text:p text:style-name="P14">2600</text:p>
                </table:table-cell>
                <table:table-cell table:style-name="Table3.A1" office:value-type="string">
                  <text:p text:style-name="P14">1682836</text:p>
                </table:table-cell>
                <table:table-cell table:style-name="Table3.A1" office:value-type="string">
                  <text:p text:style-name="P14">647.24</text:p>
                </table:table-cell>
                <table:table-cell table:style-name="Table3.A1" office:value-type="string">
                  <text:p text:style-name="P14">0.248940</text:p>
                </table:table-cell>
                <table:table-cell table:style-name="Table3.A1" office:value-type="string">
                  <text:p text:style-name="P14">57.05</text:p>
                </table:table-cell>
              </table:table-row>
              <table:table-row table:style-name="Table3.2">
                <table:table-cell table:style-name="Table3.A1" office:value-type="string">
                  <text:p text:style-name="P14">2700</text:p>
                </table:table-cell>
                <table:table-cell table:style-name="Table3.A1" office:value-type="string">
                  <text:p text:style-name="P14">1809531</text:p>
                </table:table-cell>
                <table:table-cell table:style-name="Table3.A1" office:value-type="string">
                  <text:p text:style-name="P14">670.20</text:p>
                </table:table-cell>
                <table:table-cell table:style-name="Table3.A1" office:value-type="string">
                  <text:p text:style-name="P14">0.248221</text:p>
                </table:table-cell>
                <table:table-cell table:style-name="Table3.A1" office:value-type="string">
                  <text:p text:style-name="P14">58.80</text:p>
                </table:table-cell>
              </table:table-row>
              <table:table-row table:style-name="Table3.2">
                <table:table-cell table:style-name="Table3.A1" office:value-type="string">
                  <text:p text:style-name="P14">2800</text:p>
                </table:table-cell>
                <table:table-cell table:style-name="Table3.A1" office:value-type="string">
                  <text:p text:style-name="P14">1960808</text:p>
                </table:table-cell>
                <table:table-cell table:style-name="Table3.A1" office:value-type="string">
                  <text:p text:style-name="P14">700.29</text:p>
                </table:table-cell>
                <table:table-cell table:style-name="Table3.A1" office:value-type="string">
                  <text:p text:style-name="P14">0.250103</text:p>
                </table:table-cell>
                <table:table-cell table:style-name="Table3.A1" office:value-type="string">
                  <text:p text:style-name="P14">61.15</text:p>
                </table:table-cell>
              </table:table-row>
              <table:table-row table:style-name="Table3.2">
                <table:table-cell table:style-name="Table3.A1" office:value-type="string">
                  <text:p text:style-name="P14">2900</text:p>
                </table:table-cell>
                <table:table-cell table:style-name="Table3.A1" office:value-type="string">
                  <text:p text:style-name="P14">2097362</text:p>
                </table:table-cell>
                <table:table-cell table:style-name="Table3.A1" office:value-type="string">
                  <text:p text:style-name="P14">723.23</text:p>
                </table:table-cell>
                <table:table-cell table:style-name="Table3.A1" office:value-type="string">
                  <text:p text:style-name="P14">0.249389</text:p>
                </table:table-cell>
                <table:table-cell table:style-name="Table3.A1" office:value-type="string">
                  <text:p text:style-name="P14">62.88</text:p>
                </table:table-cell>
              </table:table-row>
              <table:table-row table:style-name="Table3.2">
                <table:table-cell table:style-name="Table3.A1" office:value-type="string">
                  <text:p text:style-name="P14">3000</text:p>
                </table:table-cell>
                <table:table-cell table:style-name="Table3.A1" office:value-type="string">
                  <text:p text:style-name="P14">2249683</text:p>
                </table:table-cell>
                <table:table-cell table:style-name="Table3.A1" office:value-type="string">
                  <text:p text:style-name="P14">749.89</text:p>
                </table:table-cell>
                <table:table-cell table:style-name="Table3.A1" office:value-type="string">
                  <text:p text:style-name="P14">0.249965</text:p>
                </table:table-cell>
                <table:table-cell table:style-name="Table3.A1" office:value-type="string">
                  <text:p text:style-name="P14">64.92</text:p>
                </table:table-cell>
              </table:table-row>
              <table:table-row table:style-name="Table3.2">
                <table:table-cell table:style-name="Table3.A1" office:value-type="string">
                  <text:p text:style-name="P14">3100</text:p>
                </table:table-cell>
                <table:table-cell table:style-name="Table3.A1" office:value-type="string">
                  <text:p text:style-name="P14">2406035</text:p>
                </table:table-cell>
                <table:table-cell table:style-name="Table3.A1" office:value-type="string">
                  <text:p text:style-name="P14">776.14</text:p>
                </table:table-cell>
                <table:table-cell table:style-name="Table3.A1" office:value-type="string">
                  <text:p text:style-name="P14">0.250368</text:p>
                </table:table-cell>
                <table:table-cell table:style-name="Table3.A1" office:value-type="string">
                  <text:p text:style-name="P14">66.92</text:p>
                </table:table-cell>
              </table:table-row>
              <table:table-row table:style-name="Table3.2">
                <table:table-cell table:style-name="Table3.A1" office:value-type="string">
                  <text:p text:style-name="P14">3200</text:p>
                </table:table-cell>
                <table:table-cell table:style-name="Table3.A1" office:value-type="string">
                  <text:p text:style-name="P14">2555899</text:p>
                </table:table-cell>
                <table:table-cell table:style-name="Table3.A1" office:value-type="string">
                  <text:p text:style-name="P14">798.72</text:p>
                </table:table-cell>
                <table:table-cell table:style-name="Table3.A1" office:value-type="string">
                  <text:p text:style-name="P14">0.249599</text:p>
                </table:table-cell>
                <table:table-cell table:style-name="Table3.A1" office:value-type="string">
                  <text:p text:style-name="P14">68.60</text:p>
                </table:table-cell>
              </table:table-row>
              <table:table-row table:style-name="Table3.2">
                <table:table-cell table:style-name="Table3.A1" office:value-type="string">
                  <text:p text:style-name="P14">3300</text:p>
                </table:table-cell>
                <table:table-cell table:style-name="Table3.A1" office:value-type="string">
                  <text:p text:style-name="P14">2710062</text:p>
                </table:table-cell>
                <table:table-cell table:style-name="Table3.A1" office:value-type="string">
                  <text:p text:style-name="P14">821.23</text:p>
                </table:table-cell>
                <table:table-cell table:style-name="Table3.A1" office:value-type="string">
                  <text:p text:style-name="P14">0.248858</text:p>
                </table:table-cell>
                <table:table-cell table:style-name="Table3.A1" office:value-type="string">
                  <text:p text:style-name="P14">70.26</text:p>
                </table:table-cell>
              </table:table-row>
              <table:table-row table:style-name="Table3.2">
                <table:table-cell table:style-name="Table3.A1" office:value-type="string">
                  <text:p text:style-name="P14">3400</text:p>
                </table:table-cell>
                <table:table-cell table:style-name="Table3.A1" office:value-type="string">
                  <text:p text:style-name="P14">2884341</text:p>
                </table:table-cell>
                <table:table-cell table:style-name="Table3.A1" office:value-type="string">
                  <text:p text:style-name="P14">848.34</text:p>
                </table:table-cell>
                <table:table-cell table:style-name="Table3.A1" office:value-type="string">
                  <text:p text:style-name="P14">0.249510</text:p>
                </table:table-cell>
                <table:table-cell table:style-name="Table3.A1" office:value-type="string">
                  <text:p text:style-name="P14">72.31</text:p>
                </table:table-cell>
              </table:table-row>
              <table:table-row table:style-name="Table3.2">
                <table:table-cell table:style-name="Table3.A1" office:value-type="string">
                  <text:p text:style-name="P14">3500</text:p>
                </table:table-cell>
                <table:table-cell table:style-name="Table3.A1" office:value-type="string">
                  <text:p text:style-name="P14">3056796</text:p>
                </table:table-cell>
                <table:table-cell table:style-name="Table3.A1" office:value-type="string">
                  <text:p text:style-name="P14">873.37</text:p>
                </table:table-cell>
                <table:table-cell table:style-name="Table3.A1" office:value-type="string">
                  <text:p text:style-name="P14">0.249534</text:p>
                </table:table-cell>
                <table:table-cell table:style-name="Table3.A1" office:value-type="string">
                  <text:p text:style-name="P14">74.18</text:p>
                </table:table-cell>
              </table:table-row>
              <table:table-row table:style-name="Table3.2">
                <table:table-cell table:style-name="Table3.A1" office:value-type="string">
                  <text:p text:style-name="P14">3600</text:p>
                </table:table-cell>
                <table:table-cell table:style-name="Table3.A1" office:value-type="string">
                  <text:p text:style-name="P14">3233247</text:p>
                </table:table-cell>
                <table:table-cell table:style-name="Table3.A1" office:value-type="string">
                  <text:p text:style-name="P14">898.12</text:p>
                </table:table-cell>
                <table:table-cell table:style-name="Table3.A1" office:value-type="string">
                  <text:p text:style-name="P14">0.249479</text:p>
                </table:table-cell>
                <table:table-cell table:style-name="Table3.A1" office:value-type="string">
                  <text:p text:style-name="P14">76.02</text:p>
                </table:table-cell>
              </table:table-row>
              <table:table-row table:style-name="Table3.2">
                <table:table-cell table:style-name="Table3.A1" office:value-type="string">
                  <text:p text:style-name="P14">3700</text:p>
                </table:table-cell>
                <table:table-cell table:style-name="Table3.A1" office:value-type="string">
                  <text:p text:style-name="P14">3416536</text:p>
                </table:table-cell>
                <table:table-cell table:style-name="Table3.A1" office:value-type="string">
                  <text:p text:style-name="P14">923.39</text:p>
                </table:table-cell>
                <table:table-cell table:style-name="Table3.A1" office:value-type="string">
                  <text:p text:style-name="P14">0.249564</text:p>
                </table:table-cell>
                <table:table-cell table:style-name="Table3.A1" office:value-type="string">
                  <text:p text:style-name="P14">77.90</text:p>
                </table:table-cell>
              </table:table-row>
              <table:table-row table:style-name="Table3.2">
                <table:table-cell table:style-name="Table3.A1" office:value-type="string">
                  <text:p text:style-name="P14">3800</text:p>
                </table:table-cell>
                <table:table-cell table:style-name="Table3.A1" office:value-type="string">
                  <text:p text:style-name="P14">3595884</text:p>
                </table:table-cell>
                <table:table-cell table:style-name="Table3.A1" office:value-type="string">
                  <text:p text:style-name="P14">946.29</text:p>
                </table:table-cell>
                <table:table-cell table:style-name="Table3.A1" office:value-type="string">
                  <text:p text:style-name="P14">0.249022</text:p>
                </table:table-cell>
                <table:table-cell table:style-name="Table3.A1" office:value-type="string">
                  <text:p text:style-name="P14">79.57</text:p>
                </table:table-cell>
              </table:table-row>
              <table:table-row table:style-name="Table3.2">
                <table:table-cell table:style-name="Table3.A1" office:value-type="string">
                  <text:p text:style-name="P14">3900</text:p>
                </table:table-cell>
                <table:table-cell table:style-name="Table3.A1" office:value-type="string">
                  <text:p text:style-name="P14">3803385</text:p>
                </table:table-cell>
                <table:table-cell table:style-name="Table3.A1" office:value-type="string">
                  <text:p text:style-name="P14">975.23</text:p>
                </table:table-cell>
                <table:table-cell table:style-name="Table3.A1" office:value-type="string">
                  <text:p text:style-name="P14">0.250058</text:p>
                </table:table-cell>
                <table:table-cell table:style-name="Table3.A1" office:value-type="string">
                  <text:p text:style-name="P14">81.75</text:p>
                </table:table-cell>
              </table:table-row>
              <table:table-row table:style-name="Table3.2">
                <table:table-cell table:style-name="Table3.A1" office:value-type="string">
                  <text:p text:style-name="P14">4000</text:p>
                </table:table-cell>
                <table:table-cell table:style-name="Table3.A1" office:value-type="string">
                  <text:p text:style-name="P14">4005276</text:p>
                </table:table-cell>
                <table:table-cell table:style-name="Table3.A1" office:value-type="string">
                  <text:p text:style-name="P14">1001.32</text:p>
                </table:table-cell>
                <table:table-cell table:style-name="Table3.A1" office:value-type="string">
                  <text:p text:style-name="P14">0.250330</text:p>
                </table:table-cell>
                <table:table-cell table:style-name="Table3.A1" office:value-type="string">
                  <text:p text:style-name="P14">83.68</text:p>
                </table:table-cell>
              </table:table-row>
              <table:table-row table:style-name="Table3.2">
                <table:table-cell table:style-name="Table3.A1" office:value-type="string">
                  <text:p text:style-name="P14">4100</text:p>
                </table:table-cell>
                <table:table-cell table:style-name="Table3.A1" office:value-type="string">
                  <text:p text:style-name="P14">4206802</text:p>
                </table:table-cell>
                <table:table-cell table:style-name="Table3.A1" office:value-type="string">
                  <text:p text:style-name="P14">1026.05</text:p>
                </table:table-cell>
                <table:table-cell table:style-name="Table3.A1" office:value-type="string">
                  <text:p text:style-name="P14">0.250256</text:p>
                </table:table-cell>
                <table:table-cell table:style-name="Table3.A1" office:value-type="string">
                  <text:p text:style-name="P14">85.49</text:p>
                </table:table-cell>
              </table:table-row>
              <table:table-row table:style-name="Table3.2">
                <table:table-cell table:style-name="Table3.A1" office:value-type="string">
                  <text:p text:style-name="P14">4200</text:p>
                </table:table-cell>
                <table:table-cell table:style-name="Table3.A1" office:value-type="string">
                  <text:p text:style-name="P14">4404370</text:p>
                </table:table-cell>
                <table:table-cell table:style-name="Table3.A1" office:value-type="string">
                  <text:p text:style-name="P14">1048.66</text:p>
                </table:table-cell>
                <table:table-cell table:style-name="Table3.A1" office:value-type="string">
                  <text:p text:style-name="P14">0.249681</text:p>
                </table:table-cell>
                <table:table-cell table:style-name="Table3.A1" office:value-type="string">
                  <text:p text:style-name="P14">87.13</text:p>
                </table:table-cell>
              </table:table-row>
              <table:table-row table:style-name="Table3.2">
                <table:table-cell table:style-name="Table3.A1" office:value-type="string">
                  <text:p text:style-name="P14">4300</text:p>
                </table:table-cell>
                <table:table-cell table:style-name="Table3.A1" office:value-type="string">
                  <text:p text:style-name="P14">4614168</text:p>
                </table:table-cell>
                <table:table-cell table:style-name="Table3.A1" office:value-type="string">
                  <text:p text:style-name="P14">1073.06</text:p>
                </table:table-cell>
                <table:table-cell table:style-name="Table3.A1" office:value-type="string">
                  <text:p text:style-name="P14">0.249549</text:p>
                </table:table-cell>
                <table:table-cell table:style-name="Table3.A1" office:value-type="string">
                  <text:p text:style-name="P14">88.90</text:p>
                </table:table-cell>
              </table:table-row>
              <table:table-row table:style-name="Table3.2">
                <table:table-cell table:style-name="Table3.A1" office:value-type="string">
                  <text:p text:style-name="P14">4400</text:p>
                </table:table-cell>
                <table:table-cell table:style-name="Table3.A1" office:value-type="string">
                  <text:p text:style-name="P14">4828558</text:p>
                </table:table-cell>
                <table:table-cell table:style-name="Table3.A1" office:value-type="string">
                  <text:p text:style-name="P14">1097.40</text:p>
                </table:table-cell>
                <table:table-cell table:style-name="Table3.A1" office:value-type="string">
                  <text:p text:style-name="P14">0.249409</text:p>
                </table:table-cell>
                <table:table-cell table:style-name="Table3.A1" office:value-type="string">
                  <text:p text:style-name="P14">90.67</text:p>
                </table:table-cell>
              </table:table-row>
              <table:table-row table:style-name="Table3.2">
                <table:table-cell table:style-name="Table3.A1" office:value-type="string">
                  <text:p text:style-name="P14">4500</text:p>
                </table:table-cell>
                <table:table-cell table:style-name="Table3.A1" office:value-type="string">
                  <text:p text:style-name="P14">5052050</text:p>
                </table:table-cell>
                <table:table-cell table:style-name="Table3.A1" office:value-type="string">
                  <text:p text:style-name="P14">1122.68</text:p>
                </table:table-cell>
                <table:table-cell table:style-name="Table3.A1" office:value-type="string">
                  <text:p text:style-name="P14">0.249484</text:p>
                </table:table-cell>
                <table:table-cell table:style-name="Table3.A1" office:value-type="string">
                  <text:p text:style-name="P14">92.51</text:p>
                </table:table-cell>
              </table:table-row>
              <table:table-row table:style-name="Table3.2">
                <table:table-cell table:style-name="Table3.A1" office:value-type="string">
                  <text:p text:style-name="P14">4600</text:p>
                </table:table-cell>
                <table:table-cell table:style-name="Table3.A1" office:value-type="string">
                  <text:p text:style-name="P14">5290515</text:p>
                </table:table-cell>
                <table:table-cell table:style-name="Table3.A1" office:value-type="string">
                  <text:p text:style-name="P14">1150.11</text:p>
                </table:table-cell>
                <table:table-cell table:style-name="Table3.A1" office:value-type="string">
                  <text:p text:style-name="P14">0.250024</text:p>
                </table:table-cell>
                <table:table-cell table:style-name="Table3.A1" office:value-type="string">
                  <text:p text:style-name="P14">94.52</text:p>
                </table:table-cell>
              </table:table-row>
              <table:table-row table:style-name="Table3.2">
                <table:table-cell table:style-name="Table3.A1" office:value-type="string">
                  <text:p text:style-name="P14">4700</text:p>
                </table:table-cell>
                <table:table-cell table:style-name="Table3.A1" office:value-type="string">
                  <text:p text:style-name="P14">5520945</text:p>
                </table:table-cell>
                <table:table-cell table:style-name="Table3.A1" office:value-type="string">
                  <text:p text:style-name="P14">1174.67</text:p>
                </table:table-cell>
                <table:table-cell table:style-name="Table3.A1" office:value-type="string">
                  <text:p text:style-name="P14">0.249930</text:p>
                </table:table-cell>
                <table:table-cell table:style-name="Table3.A1" office:value-type="string">
                  <text:p text:style-name="P14">96.30</text:p>
                </table:table-cell>
              </table:table-row>
              <table:table-row table:style-name="Table3.2">
                <table:table-cell table:style-name="Table3.A1" office:value-type="string">
                  <text:p text:style-name="P14">4800</text:p>
                </table:table-cell>
                <table:table-cell table:style-name="Table3.A1" office:value-type="string">
                  <text:p text:style-name="P14">5757960</text:p>
                </table:table-cell>
                <table:table-cell table:style-name="Table3.A1" office:value-type="string">
                  <text:p text:style-name="P14">1199.57</text:p>
                </table:table-cell>
                <table:table-cell table:style-name="Table3.A1" office:value-type="string">
                  <text:p text:style-name="P14">0.249911</text:p>
                </table:table-cell>
                <table:table-cell table:style-name="Table3.A1" office:value-type="string">
                  <text:p text:style-name="P14">98.09</text:p>
                </table:table-cell>
              </table:table-row>
              <table:table-row table:style-name="Table3.2">
                <table:table-cell table:style-name="Table3.A1" office:value-type="string">
                  <text:p text:style-name="P14">4900</text:p>
                </table:table-cell>
                <table:table-cell table:style-name="Table3.A1" office:value-type="string">
                  <text:p text:style-name="P14">5988511</text:p>
                </table:table-cell>
                <table:table-cell table:style-name="Table3.A1" office:value-type="string">
                  <text:p text:style-name="P14">1222.15</text:p>
                </table:table-cell>
                <table:table-cell table:style-name="Table3.A1" office:value-type="string">
                  <text:p text:style-name="P14">0.249417</text:p>
                </table:table-cell>
                <table:table-cell table:style-name="Table3.A1" office:value-type="string">
                  <text:p text:style-name="P14">99.70</text:p>
                </table:table-cell>
              </table:table-row>
              <table:table-row table:style-name="Table3.2">
                <table:table-cell table:style-name="Table3.A1" office:value-type="string">
                  <text:p text:style-name="P14">5000</text:p>
                </table:table-cell>
                <table:table-cell table:style-name="Table3.A1" office:value-type="string">
                  <text:p text:style-name="P14">6247197</text:p>
                </table:table-cell>
                <table:table-cell table:style-name="Table3.A1" office:value-type="string">
                  <text:p text:style-name="P14">1249.44</text:p>
                </table:table-cell>
                <table:table-cell table:style-name="Table3.A1" office:value-type="string">
                  <text:p text:style-name="P14">0.249888</text:p>
                </table:table-cell>
                <table:table-cell table:style-name="Table3.A1" office:value-type="string">
                  <text:p text:style-name="P14">101.68</text:p>
                </table:table-cell>
              </table:table-row>
              <table:table-row table:style-name="Table3.2">
                <table:table-cell table:style-name="Table3.A1" office:value-type="string">
                  <text:p text:style-name="P14">5100</text:p>
                </table:table-cell>
                <table:table-cell table:style-name="Table3.A1" office:value-type="string">
                  <text:p text:style-name="P14">6512715</text:p>
                </table:table-cell>
                <table:table-cell table:style-name="Table3.A1" office:value-type="string">
                  <text:p text:style-name="P14">1277.00</text:p>
                </table:table-cell>
                <table:table-cell table:style-name="Table3.A1" office:value-type="string">
                  <text:p text:style-name="P14">0.250393</text:p>
                </table:table-cell>
                <table:table-cell table:style-name="Table3.A1" office:value-type="string">
                  <text:p text:style-name="P14">103.68</text:p>
                </table:table-cell>
              </table:table-row>
              <table:table-row table:style-name="Table3.2">
                <table:table-cell table:style-name="Table3.A1" office:value-type="string">
                  <text:p text:style-name="P14">5200</text:p>
                </table:table-cell>
                <table:table-cell table:style-name="Table3.A1" office:value-type="string">
                  <text:p text:style-name="P14">6749955</text:p>
                </table:table-cell>
                <table:table-cell table:style-name="Table3.A1" office:value-type="string">
                  <text:p text:style-name="P14">1298.07</text:p>
                </table:table-cell>
                <table:table-cell table:style-name="Table3.A1" office:value-type="string">
                  <text:p text:style-name="P14">0.249629</text:p>
                </table:table-cell>
                <table:table-cell table:style-name="Table3.A1" office:value-type="string">
                  <text:p text:style-name="P14">105.16</text:p>
                </table:table-cell>
              </table:table-row>
              <table:table-row table:style-name="Table3.2">
                <table:table-cell table:style-name="Table3.A1" office:value-type="string">
                  <text:p text:style-name="P14">5300</text:p>
                </table:table-cell>
                <table:table-cell table:style-name="Table3.A1" office:value-type="string">
                  <text:p text:style-name="P14">7021428</text:p>
                </table:table-cell>
                <table:table-cell table:style-name="Table3.A1" office:value-type="string">
                  <text:p text:style-name="P14">1324.80</text:p>
                </table:table-cell>
                <table:table-cell table:style-name="Table3.A1" office:value-type="string">
                  <text:p text:style-name="P14">0.249962</text:p>
                </table:table-cell>
                <table:table-cell table:style-name="Table3.A1" office:value-type="string">
                  <text:p text:style-name="P14">107.08</text:p>
                </table:table-cell>
              </table:table-row>
              <table:table-row table:style-name="Table3.2">
                <table:table-cell table:style-name="Table3.A1" office:value-type="string">
                  <text:p text:style-name="P14">5400</text:p>
                </table:table-cell>
                <table:table-cell table:style-name="Table3.A1" office:value-type="string">
                  <text:p text:style-name="P14">7277712</text:p>
                </table:table-cell>
                <table:table-cell table:style-name="Table3.A1" office:value-type="string">
                  <text:p text:style-name="P14">1347.72</text:p>
                </table:table-cell>
                <table:table-cell table:style-name="Table3.A1" office:value-type="string">
                  <text:p text:style-name="P14">0.249579</text:p>
                </table:table-cell>
                <table:table-cell table:style-name="Table3.A1" office:value-type="string">
                  <text:p text:style-name="P14">108.70</text:p>
                </table:table-cell>
              </table:table-row>
              <table:table-row table:style-name="Table3.2">
                <table:table-cell table:style-name="Table3.A1" office:value-type="string">
                  <text:p text:style-name="P14">5500</text:p>
                </table:table-cell>
                <table:table-cell table:style-name="Table3.A1" office:value-type="string">
                  <text:p text:style-name="P14">7548082</text:p>
                </table:table-cell>
                <table:table-cell table:style-name="Table3.A1" office:value-type="string">
                  <text:p text:style-name="P14">1372.38</text:p>
                </table:table-cell>
                <table:table-cell table:style-name="Table3.A1" office:value-type="string">
                  <text:p text:style-name="P14">0.249523</text:p>
                </table:table-cell>
                <table:table-cell table:style-name="Table3.A1" office:value-type="string">
                  <text:p text:style-name="P14">110.45</text:p>
                </table:table-cell>
              </table:table-row>
              <table:table-row table:style-name="Table3.2">
                <table:table-cell table:style-name="Table3.A1" office:value-type="string">
                  <text:p text:style-name="P14">5600</text:p>
                </table:table-cell>
                <table:table-cell table:style-name="Table3.A1" office:value-type="string">
                  <text:p text:style-name="P14">7855690</text:p>
                </table:table-cell>
                <table:table-cell table:style-name="Table3.A1" office:value-type="string">
                  <text:p text:style-name="P14">1402.80</text:p>
                </table:table-cell>
                <table:table-cell table:style-name="Table3.A1" office:value-type="string">
                  <text:p text:style-name="P14">0.250500</text:p>
                </table:table-cell>
                <table:table-cell table:style-name="Table3.A1" office:value-type="string">
                  <text:p text:style-name="P14">112.66</text:p>
                </table:table-cell>
              </table:table-row>
              <table:table-row table:style-name="Table3.2">
                <table:table-cell table:style-name="Table3.A1" office:value-type="string">
                  <text:p text:style-name="P14">5700</text:p>
                </table:table-cell>
                <table:table-cell table:style-name="Table3.A1" office:value-type="string">
                  <text:p text:style-name="P14">8091383</text:p>
                </table:table-cell>
                <table:table-cell table:style-name="Table3.A1" office:value-type="string">
                  <text:p text:style-name="P14">1419.54</text:p>
                </table:table-cell>
                <table:table-cell table:style-name="Table3.A1" office:value-type="string">
                  <text:p text:style-name="P14">0.249042</text:p>
                </table:table-cell>
                <table:table-cell table:style-name="Table3.A1" office:value-type="string">
                  <text:p text:style-name="P14">113.77</text:p>
                </table:table-cell>
              </table:table-row>
              <table:table-row table:style-name="Table3.2">
                <table:table-cell table:style-name="Table3.A1" office:value-type="string">
                  <text:p text:style-name="P14">5800</text:p>
                </table:table-cell>
                <table:table-cell table:style-name="Table3.A1" office:value-type="string">
                  <text:p text:style-name="P14">8400442</text:p>
                </table:table-cell>
                <table:table-cell table:style-name="Table3.A1" office:value-type="string">
                  <text:p text:style-name="P14">1448.35</text:p>
                </table:table-cell>
                <table:table-cell table:style-name="Table3.A1" office:value-type="string">
                  <text:p text:style-name="P14">0.249716</text:p>
                </table:table-cell>
                <table:table-cell table:style-name="Table3.A1" office:value-type="string">
                  <text:p text:style-name="P14">115.85</text:p>
                </table:table-cell>
              </table:table-row>
              <table:table-row table:style-name="Table3.2">
                <table:table-cell table:style-name="Table3.A1" office:value-type="string">
                  <text:p text:style-name="P14">5900</text:p>
                </table:table-cell>
                <table:table-cell table:style-name="Table3.A1" office:value-type="string">
                  <text:p text:style-name="P14">8700736</text:p>
                </table:table-cell>
                <table:table-cell table:style-name="Table3.A1" office:value-type="string">
                  <text:p text:style-name="P14">1474.70</text:p>
                </table:table-cell>
                <table:table-cell table:style-name="Table3.A1" office:value-type="string">
                  <text:p text:style-name="P14">0.249949</text:p>
                </table:table-cell>
                <table:table-cell table:style-name="Table3.A1" office:value-type="string">
                  <text:p text:style-name="P14">117.73</text:p>
                </table:table-cell>
              </table:table-row>
              <table:table-row table:style-name="Table3.2">
                <table:table-cell table:style-name="Table3.A1" office:value-type="string">
                  <text:p text:style-name="P14">6000</text:p>
                </table:table-cell>
                <table:table-cell table:style-name="Table3.A1" office:value-type="string">
                  <text:p text:style-name="P14">8984953</text:p>
                </table:table-cell>
                <table:table-cell table:style-name="Table3.A1" office:value-type="string">
                  <text:p text:style-name="P14">1497.49</text:p>
                </table:table-cell>
                <table:table-cell table:style-name="Table3.A1" office:value-type="string">
                  <text:p text:style-name="P14">0.249582</text:p>
                </table:table-cell>
                <table:table-cell table:style-name="Table3.A1" office:value-type="string">
                  <text:p text:style-name="P14">119.31</text:p>
                </table:table-cell>
              </table:table-row>
              <table:table-row table:style-name="Table3.2">
                <table:table-cell table:style-name="Table3.A1" office:value-type="string">
                  <text:p text:style-name="P14">6100</text:p>
                </table:table-cell>
                <table:table-cell table:style-name="Table3.A1" office:value-type="string">
                  <text:p text:style-name="P14">9305215</text:p>
                </table:table-cell>
                <table:table-cell table:style-name="Table3.A1" office:value-type="string">
                  <text:p text:style-name="P14">1525.45</text:p>
                </table:table-cell>
                <table:table-cell table:style-name="Table3.A1" office:value-type="string">
                  <text:p text:style-name="P14">0.250073</text:p>
                </table:table-cell>
                <table:table-cell table:style-name="Table3.A1" office:value-type="string">
                  <text:p text:style-name="P14">121.31</text:p>
                </table:table-cell>
              </table:table-row>
              <table:table-row table:style-name="Table3.2">
                <table:table-cell table:style-name="Table3.A1" office:value-type="string">
                  <text:p text:style-name="P14">6200</text:p>
                </table:table-cell>
                <table:table-cell table:style-name="Table3.A1" office:value-type="string">
                  <text:p text:style-name="P14">9610622</text:p>
                </table:table-cell>
                <table:table-cell table:style-name="Table3.A1" office:value-type="string">
                  <text:p text:style-name="P14">1550.10</text:p>
                </table:table-cell>
                <table:table-cell table:style-name="Table3.A1" office:value-type="string">
                  <text:p text:style-name="P14">0.250016</text:p>
                </table:table-cell>
                <table:table-cell table:style-name="Table3.A1" office:value-type="string">
                  <text:p text:style-name="P14">123.04</text:p>
                </table:table-cell>
              </table:table-row>
              <table:table-row table:style-name="Table3.2">
                <table:table-cell table:style-name="Table3.A1" office:value-type="string">
                  <text:p text:style-name="P14">6300</text:p>
                </table:table-cell>
                <table:table-cell table:style-name="Table3.A1" office:value-type="string">
                  <text:p text:style-name="P14">9912657</text:p>
                </table:table-cell>
                <table:table-cell table:style-name="Table3.A1" office:value-type="string">
                  <text:p text:style-name="P14">1573.44</text:p>
                </table:table-cell>
                <table:table-cell table:style-name="Table3.A1" office:value-type="string">
                  <text:p text:style-name="P14">0.249752</text:p>
                </table:table-cell>
                <table:table-cell table:style-name="Table3.A1" office:value-type="string">
                  <text:p text:style-name="P14">124.67</text:p>
                </table:table-cell>
              </table:table-row>
              <table:table-row table:style-name="Table3.2">
                <table:table-cell table:style-name="Table3.A1" office:value-type="string">
                  <text:p text:style-name="P14">6400</text:p>
                </table:table-cell>
                <table:table-cell table:style-name="Table3.A1" office:value-type="string">
                  <text:p text:style-name="P14">10244715</text:p>
                </table:table-cell>
                <table:table-cell table:style-name="Table3.A1" office:value-type="string">
                  <text:p text:style-name="P14">1600.74</text:p>
                </table:table-cell>
                <table:table-cell table:style-name="Table3.A1" office:value-type="string">
                  <text:p text:style-name="P14">0.250115</text:p>
                </table:table-cell>
                <table:table-cell table:style-name="Table3.A1" office:value-type="string">
                  <text:p text:style-name="P14">126.60</text:p>
                </table:table-cell>
              </table:table-row>
              <table:table-row table:style-name="Table3.2">
                <table:table-cell table:style-name="Table3.A1" office:value-type="string">
                  <text:p text:style-name="P14">6500</text:p>
                </table:table-cell>
                <table:table-cell table:style-name="Table3.A1" office:value-type="string">
                  <text:p text:style-name="P14">10558392</text:p>
                </table:table-cell>
                <table:table-cell table:style-name="Table3.A1" office:value-type="string">
                  <text:p text:style-name="P14">1624.37</text:p>
                </table:table-cell>
                <table:table-cell table:style-name="Table3.A1" office:value-type="string">
                  <text:p text:style-name="P14">0.249903</text:p>
                </table:table-cell>
                <table:table-cell table:style-name="Table3.A1" office:value-type="string">
                  <text:p text:style-name="P14">128.24</text:p>
                </table:table-cell>
              </table:table-row>
              <table:table-row table:style-name="Table3.2">
                <table:table-cell table:style-name="Table3.A1" office:value-type="string">
                  <text:p text:style-name="P14">6600</text:p>
                </table:table-cell>
                <table:table-cell table:style-name="Table3.A1" office:value-type="string">
                  <text:p text:style-name="P14">10912459</text:p>
                </table:table-cell>
                <table:table-cell table:style-name="Table3.A1" office:value-type="string">
                  <text:p text:style-name="P14">1653.40</text:p>
                </table:table-cell>
                <table:table-cell table:style-name="Table3.A1" office:value-type="string">
                  <text:p text:style-name="P14">0.250516</text:p>
                </table:table-cell>
                <table:table-cell table:style-name="Table3.A1" office:value-type="string">
                  <text:p text:style-name="P14">130.31</text:p>
                </table:table-cell>
              </table:table-row>
              <table:table-row table:style-name="Table3.2">
                <table:table-cell table:style-name="Table3.A1" office:value-type="string">
                  <text:p text:style-name="P14">6700</text:p>
                </table:table-cell>
                <table:table-cell table:style-name="Table3.A1" office:value-type="string">
                  <text:p text:style-name="P14">11200742</text:p>
                </table:table-cell>
                <table:table-cell table:style-name="Table3.A1" office:value-type="string">
                  <text:p text:style-name="P14">1671.75</text:p>
                </table:table-cell>
                <table:table-cell table:style-name="Table3.A1" office:value-type="string">
                  <text:p text:style-name="P14">0.249515</text:p>
                </table:table-cell>
                <table:table-cell table:style-name="Table3.A1" office:value-type="string">
                  <text:p text:style-name="P14">131.53</text:p>
                </table:table-cell>
              </table:table-row>
              <table:table-row table:style-name="Table3.2">
                <table:table-cell table:style-name="Table3.A1" office:value-type="string">
                  <text:p text:style-name="P14">6800</text:p>
                </table:table-cell>
                <table:table-cell table:style-name="Table3.A1" office:value-type="string">
                  <text:p text:style-name="P14">11570114</text:p>
                </table:table-cell>
                <table:table-cell table:style-name="Table3.A1" office:value-type="string">
                  <text:p text:style-name="P14">1701.49</text:p>
                </table:table-cell>
                <table:table-cell table:style-name="Table3.A1" office:value-type="string">
                  <text:p text:style-name="P14">0.250219</text:p>
                </table:table-cell>
                <table:table-cell table:style-name="Table3.A1" office:value-type="string">
                  <text:p text:style-name="P14">133.65</text:p>
                </table:table-cell>
              </table:table-row>
              <table:table-row table:style-name="Table3.2">
                <table:table-cell table:style-name="Table3.A1" office:value-type="string">
                  <text:p text:style-name="P14">6900</text:p>
                </table:table-cell>
                <table:table-cell table:style-name="Table3.A1" office:value-type="string">
                  <text:p text:style-name="P14">11903376</text:p>
                </table:table-cell>
                <table:table-cell table:style-name="Table3.A1" office:value-type="string">
                  <text:p text:style-name="P14">1725.13</text:p>
                </table:table-cell>
                <table:table-cell table:style-name="Table3.A1" office:value-type="string">
                  <text:p text:style-name="P14">0.250018</text:p>
                </table:table-cell>
                <table:table-cell table:style-name="Table3.A1" office:value-type="string">
                  <text:p text:style-name="P14">135.28</text:p>
                </table:table-cell>
              </table:table-row>
              <table:table-row table:style-name="Table3.2">
                <table:table-cell table:style-name="Table3.A1" office:value-type="string">
                  <text:p text:style-name="P14">7000</text:p>
                </table:table-cell>
                <table:table-cell table:style-name="Table3.A1" office:value-type="string">
                  <text:p text:style-name="P14">12245078</text:p>
                </table:table-cell>
                <table:table-cell table:style-name="Table3.A1" office:value-type="string">
                  <text:p text:style-name="P14">1749.30</text:p>
                </table:table-cell>
                <table:table-cell table:style-name="Table3.A1" office:value-type="string">
                  <text:p text:style-name="P14">0.249900</text:p>
                </table:table-cell>
                <table:table-cell table:style-name="Table3.A1" office:value-type="string">
                  <text:p text:style-name="P14">136.95</text:p>
                </table:table-cell>
              </table:table-row>
              <table:table-row table:style-name="Table3.2">
                <table:table-cell table:style-name="Table3.A1" office:value-type="string">
                  <text:p text:style-name="P14">7100</text:p>
                </table:table-cell>
                <table:table-cell table:style-name="Table3.A1" office:value-type="string">
                  <text:p text:style-name="P14">12607432</text:p>
                </table:table-cell>
                <table:table-cell table:style-name="Table3.A1" office:value-type="string">
                  <text:p text:style-name="P14">1775.69</text:p>
                </table:table-cell>
                <table:table-cell table:style-name="Table3.A1" office:value-type="string">
                  <text:p text:style-name="P14">0.250098</text:p>
                </table:table-cell>
                <table:table-cell table:style-name="Table3.A1" office:value-type="string">
                  <text:p text:style-name="P14">138.80</text:p>
                </table:table-cell>
              </table:table-row>
              <table:table-row table:style-name="Table3.2">
                <table:table-cell table:style-name="Table3.A1" office:value-type="string">
                  <text:p text:style-name="P14">7200</text:p>
                </table:table-cell>
                <table:table-cell table:style-name="Table3.A1" office:value-type="string">
                  <text:p text:style-name="P14">12957477</text:p>
                </table:table-cell>
                <table:table-cell table:style-name="Table3.A1" office:value-type="string">
                  <text:p text:style-name="P14">1799.65</text:p>
                </table:table-cell>
                <table:table-cell table:style-name="Table3.A1" office:value-type="string">
                  <text:p text:style-name="P14">0.249951</text:p>
                </table:table-cell>
                <table:table-cell table:style-name="Table3.A1" office:value-type="string">
                  <text:p text:style-name="P14">140.45</text:p>
                </table:table-cell>
              </table:table-row>
              <table:table-row table:style-name="Table3.2">
                <table:table-cell table:style-name="Table3.A1" office:value-type="string">
                  <text:p text:style-name="P14">7300</text:p>
                </table:table-cell>
                <table:table-cell table:style-name="Table3.A1" office:value-type="string">
                  <text:p text:style-name="P14">13326138</text:p>
                </table:table-cell>
                <table:table-cell table:style-name="Table3.A1" office:value-type="string">
                  <text:p text:style-name="P14">1825.50</text:p>
                </table:table-cell>
                <table:table-cell table:style-name="Table3.A1" office:value-type="string">
                  <text:p text:style-name="P14">0.250068</text:p>
                </table:table-cell>
                <table:table-cell table:style-name="Table3.A1" office:value-type="string">
                  <text:p text:style-name="P14">142.24</text:p>
                </table:table-cell>
              </table:table-row>
              <table:table-row table:style-name="Table3.2">
                <table:table-cell table:style-name="Table3.A1" office:value-type="string">
                  <text:p text:style-name="P14">7400</text:p>
                </table:table-cell>
                <table:table-cell table:style-name="Table3.A1" office:value-type="string">
                  <text:p text:style-name="P14">13650435</text:p>
                </table:table-cell>
                <table:table-cell table:style-name="Table3.A1" office:value-type="string">
                  <text:p text:style-name="P14">1844.65</text:p>
                </table:table-cell>
                <table:table-cell table:style-name="Table3.A1" office:value-type="string">
                  <text:p text:style-name="P14">0.249277</text:p>
                </table:table-cell>
                <table:table-cell table:style-name="Table3.A1" office:value-type="string">
                  <text:p text:style-name="P14">143.52</text:p>
                </table:table-cell>
              </table:table-row>
              <table:table-row table:style-name="Table3.2">
                <table:table-cell table:style-name="Table3.A1" office:value-type="string">
                  <text:p text:style-name="P14">7500</text:p>
                </table:table-cell>
                <table:table-cell table:style-name="Table3.A1" office:value-type="string">
                  <text:p text:style-name="P14">14052437</text:p>
                </table:table-cell>
                <table:table-cell table:style-name="Table3.A1" office:value-type="string">
                  <text:p text:style-name="P14">1873.66</text:p>
                </table:table-cell>
                <table:table-cell table:style-name="Table3.A1" office:value-type="string">
                  <text:p text:style-name="P14">0.249821</text:p>
                </table:table-cell>
                <table:table-cell table:style-name="Table3.A1" office:value-type="string">
                  <text:p text:style-name="P14">145.55</text:p>
                </table:table-cell>
              </table:table-row>
              <table:table-row table:style-name="Table3.2">
                <table:table-cell table:style-name="Table3.A1" office:value-type="string">
                  <text:p text:style-name="P14">7600</text:p>
                </table:table-cell>
                <table:table-cell table:style-name="Table3.A1" office:value-type="string">
                  <text:p text:style-name="P14">14456175</text:p>
                </table:table-cell>
                <table:table-cell table:style-name="Table3.A1" office:value-type="string">
                  <text:p text:style-name="P14">1902.13</text:p>
                </table:table-cell>
                <table:table-cell table:style-name="Table3.A1" office:value-type="string">
                  <text:p text:style-name="P14">0.250280</text:p>
                </table:table-cell>
                <table:table-cell table:style-name="Table3.A1" office:value-type="string">
                  <text:p text:style-name="P14">147.55</text:p>
                </table:table-cell>
              </table:table-row>
              <table:table-row table:style-name="Table3.2">
                <table:table-cell table:style-name="Table3.A1" office:value-type="string">
                  <text:p text:style-name="P14">7700</text:p>
                </table:table-cell>
                <table:table-cell table:style-name="Table3.A1" office:value-type="string">
                  <text:p text:style-name="P14">14822043</text:p>
                </table:table-cell>
                <table:table-cell table:style-name="Table3.A1" office:value-type="string">
                  <text:p text:style-name="P14">1924.94</text:p>
                </table:table-cell>
                <table:table-cell table:style-name="Table3.A1" office:value-type="string">
                  <text:p text:style-name="P14">0.249992</text:p>
                </table:table-cell>
                <table:table-cell table:style-name="Table3.A1" office:value-type="string">
                  <text:p text:style-name="P14">149.10</text:p>
                </table:table-cell>
              </table:table-row>
              <table:table-row table:style-name="Table3.2">
                <table:table-cell table:style-name="Table3.A1" office:value-type="string">
                  <text:p text:style-name="P14">7800</text:p>
                </table:table-cell>
                <table:table-cell table:style-name="Table3.A1" office:value-type="string">
                  <text:p text:style-name="P14">15182896</text:p>
                </table:table-cell>
                <table:table-cell table:style-name="Table3.A1" office:value-type="string">
                  <text:p text:style-name="P14">1946.53</text:p>
                </table:table-cell>
                <table:table-cell table:style-name="Table3.A1" office:value-type="string">
                  <text:p text:style-name="P14">0.249554</text:p>
                </table:table-cell>
                <table:table-cell table:style-name="Table3.A1" office:value-type="string">
                  <text:p text:style-name="P14">150.55</text:p>
                </table:table-cell>
              </table:table-row>
              <table:table-row table:style-name="Table3.2">
                <table:table-cell table:style-name="Table3.A1" office:value-type="string">
                  <text:p text:style-name="P14">7900</text:p>
                </table:table-cell>
                <table:table-cell table:style-name="Table3.A1" office:value-type="string">
                  <text:p text:style-name="P14">15628951</text:p>
                </table:table-cell>
                <table:table-cell table:style-name="Table3.A1" office:value-type="string">
                  <text:p text:style-name="P14">1978.35</text:p>
                </table:table-cell>
                <table:table-cell table:style-name="Table3.A1" office:value-type="string">
                  <text:p text:style-name="P14">0.250424</text:p>
                </table:table-cell>
                <table:table-cell table:style-name="Table3.A1" office:value-type="string">
                  <text:p text:style-name="P14">152.80</text:p>
                </table:table-cell>
              </table:table-row>
              <table:table-row table:style-name="Table3.2">
                <table:table-cell table:style-name="Table3.A1" office:value-type="string">
                  <text:p text:style-name="P14">8000</text:p>
                </table:table-cell>
                <table:table-cell table:style-name="Table3.A1" office:value-type="string">
                  <text:p text:style-name="P14">15998412</text:p>
                </table:table-cell>
                <table:table-cell table:style-name="Table3.A1" office:value-type="string">
                  <text:p text:style-name="P14">1999.80</text:p>
                </table:table-cell>
                <table:table-cell table:style-name="Table3.A1" office:value-type="string">
                  <text:p text:style-name="P14">0.249975</text:p>
                </table:table-cell>
                <table:table-cell table:style-name="Table3.A1" office:value-type="string">
                  <text:p text:style-name="P14">154.24</text:p>
                </table:table-cell>
              </table:table-row>
              <table:table-row table:style-name="Table3.2">
                <table:table-cell table:style-name="Table3.A1" office:value-type="string">
                  <text:p text:style-name="P14">8100</text:p>
                </table:table-cell>
                <table:table-cell table:style-name="Table3.A1" office:value-type="string">
                  <text:p text:style-name="P14">16378917</text:p>
                </table:table-cell>
                <table:table-cell table:style-name="Table3.A1" office:value-type="string">
                  <text:p text:style-name="P14">2022.09</text:p>
                </table:table-cell>
                <table:table-cell table:style-name="Table3.A1" office:value-type="string">
                  <text:p text:style-name="P14">0.249641</text:p>
                </table:table-cell>
                <table:table-cell table:style-name="Table3.A1" office:value-type="string">
                  <text:p text:style-name="P14">155.74</text:p>
                </table:table-cell>
              </table:table-row>
              <table:table-row table:style-name="Table3.2">
                <table:table-cell table:style-name="Table3.A1" office:value-type="string">
                  <text:p text:style-name="P14">8200</text:p>
                </table:table-cell>
                <table:table-cell table:style-name="Table3.A1" office:value-type="string">
                  <text:p text:style-name="P14">16767024</text:p>
                </table:table-cell>
                <table:table-cell table:style-name="Table3.A1" office:value-type="string">
                  <text:p text:style-name="P14">2044.76</text:p>
                </table:table-cell>
                <table:table-cell table:style-name="Table3.A1" office:value-type="string">
                  <text:p text:style-name="P14">0.249361</text:p>
                </table:table-cell>
                <table:table-cell table:style-name="Table3.A1" office:value-type="string">
                  <text:p text:style-name="P14">157.27</text:p>
                </table:table-cell>
              </table:table-row>
              <table:table-row table:style-name="Table3.2">
                <table:table-cell table:style-name="Table3.A1" office:value-type="string">
                  <text:p text:style-name="P14">8300</text:p>
                </table:table-cell>
                <table:table-cell table:style-name="Table3.A1" office:value-type="string">
                  <text:p text:style-name="P14">17192599</text:p>
                </table:table-cell>
                <table:table-cell table:style-name="Table3.A1" office:value-type="string">
                  <text:p text:style-name="P14">2071.40</text:p>
                </table:table-cell>
                <table:table-cell table:style-name="Table3.A1" office:value-type="string">
                  <text:p text:style-name="P14">0.249566</text:p>
                </table:table-cell>
                <table:table-cell table:style-name="Table3.A1" office:value-type="string">
                  <text:p text:style-name="P14">159.11</text:p>
                </table:table-cell>
              </table:table-row>
              <table:table-row table:style-name="Table3.2">
                <table:table-cell table:style-name="Table3.A1" office:value-type="string">
                  <text:p text:style-name="P14">8400</text:p>
                </table:table-cell>
                <table:table-cell table:style-name="Table3.A1" office:value-type="string">
                  <text:p text:style-name="P14">17643310</text:p>
                </table:table-cell>
                <table:table-cell table:style-name="Table3.A1" office:value-type="string">
                  <text:p text:style-name="P14">2100.39</text:p>
                </table:table-cell>
                <table:table-cell table:style-name="Table3.A1" office:value-type="string">
                  <text:p text:style-name="P14">0.250047</text:p>
                </table:table-cell>
                <table:table-cell table:style-name="Table3.A1" office:value-type="string">
                  <text:p text:style-name="P14">161.12</text:p>
                </table:table-cell>
              </table:table-row>
              <table:table-row table:style-name="Table3.2">
                <table:table-cell table:style-name="Table3.A1" office:value-type="string">
                  <text:p text:style-name="P14">8500</text:p>
                </table:table-cell>
                <table:table-cell table:style-name="Table3.A1" office:value-type="string">
                  <text:p text:style-name="P14">18062587</text:p>
                </table:table-cell>
                <table:table-cell table:style-name="Table3.A1" office:value-type="string">
                  <text:p text:style-name="P14">2125.01</text:p>
                </table:table-cell>
                <table:table-cell table:style-name="Table3.A1" office:value-type="string">
                  <text:p text:style-name="P14">0.250001</text:p>
                </table:table-cell>
                <table:table-cell table:style-name="Table3.A1" office:value-type="string">
                  <text:p text:style-name="P14">162.80</text:p>
                </table:table-cell>
              </table:table-row>
              <table:table-row table:style-name="Table3.2">
                <table:table-cell table:style-name="Table3.A1" office:value-type="string">
                  <text:p text:style-name="P14">8600</text:p>
                </table:table-cell>
                <table:table-cell table:style-name="Table3.A1" office:value-type="string">
                  <text:p text:style-name="P14">18496035</text:p>
                </table:table-cell>
                <table:table-cell table:style-name="Table3.A1" office:value-type="string">
                  <text:p text:style-name="P14">2150.70</text:p>
                </table:table-cell>
                <table:table-cell table:style-name="Table3.A1" office:value-type="string">
                  <text:p text:style-name="P14">0.250082</text:p>
                </table:table-cell>
                <table:table-cell table:style-name="Table3.A1" office:value-type="string">
                  <text:p text:style-name="P14">164.55</text:p>
                </table:table-cell>
              </table:table-row>
              <table:table-row table:style-name="Table3.2">
                <table:table-cell table:style-name="Table3.A1" office:value-type="string">
                  <text:p text:style-name="P14">8700</text:p>
                </table:table-cell>
                <table:table-cell table:style-name="Table3.A1" office:value-type="string">
                  <text:p text:style-name="P14">18940032</text:p>
                </table:table-cell>
                <table:table-cell table:style-name="Table3.A1" office:value-type="string">
                  <text:p text:style-name="P14">2177.02</text:p>
                </table:table-cell>
                <table:table-cell table:style-name="Table3.A1" office:value-type="string">
                  <text:p text:style-name="P14">0.250232</text:p>
                </table:table-cell>
                <table:table-cell table:style-name="Table3.A1" office:value-type="string">
                  <text:p text:style-name="P14">166.35</text:p>
                </table:table-cell>
              </table:table-row>
              <table:table-row table:style-name="Table3.2">
                <table:table-cell table:style-name="Table3.A1" office:value-type="string">
                  <text:p text:style-name="P14">8800</text:p>
                </table:table-cell>
                <table:table-cell table:style-name="Table3.A1" office:value-type="string">
                  <text:p text:style-name="P14">19385483</text:p>
                </table:table-cell>
                <table:table-cell table:style-name="Table3.A1" office:value-type="string">
                  <text:p text:style-name="P14">2202.90</text:p>
                </table:table-cell>
                <table:table-cell table:style-name="Table3.A1" office:value-type="string">
                  <text:p text:style-name="P14">0.250329</text:p>
                </table:table-cell>
                <table:table-cell table:style-name="Table3.A1" office:value-type="string">
                  <text:p text:style-name="P14">168.12</text:p>
                </table:table-cell>
              </table:table-row>
              <table:table-row table:style-name="Table3.2">
                <table:table-cell table:style-name="Table3.A1" office:value-type="string">
                  <text:p text:style-name="P14">8900</text:p>
                </table:table-cell>
                <table:table-cell table:style-name="Table3.A1" office:value-type="string">
                  <text:p text:style-name="P14">19755565</text:p>
                </table:table-cell>
                <table:table-cell table:style-name="Table3.A1" office:value-type="string">
                  <text:p text:style-name="P14">2219.73</text:p>
                </table:table-cell>
                <table:table-cell table:style-name="Table3.A1" office:value-type="string">
                  <text:p text:style-name="P14">0.249407</text:p>
                </table:table-cell>
                <table:table-cell table:style-name="Table3.A1" office:value-type="string">
                  <text:p text:style-name="P14">169.19</text:p>
                </table:table-cell>
              </table:table-row>
              <table:table-row table:style-name="Table3.2">
                <table:table-cell table:style-name="Table3.A1" office:value-type="string">
                  <text:p text:style-name="P14">9000</text:p>
                </table:table-cell>
                <table:table-cell table:style-name="Table3.A1" office:value-type="string">
                  <text:p text:style-name="P14">20243150</text:p>
                </table:table-cell>
                <table:table-cell table:style-name="Table3.A1" office:value-type="string">
                  <text:p text:style-name="P14">2249.24</text:p>
                </table:table-cell>
                <table:table-cell table:style-name="Table3.A1" office:value-type="string">
                  <text:p text:style-name="P14">0.249915</text:p>
                </table:table-cell>
                <table:table-cell table:style-name="Table3.A1" office:value-type="string">
                  <text:p text:style-name="P14">171.23</text:p>
                </table:table-cell>
              </table:table-row>
              <table:table-row table:style-name="Table3.2">
                <table:table-cell table:style-name="Table3.A1" office:value-type="string">
                  <text:p text:style-name="P14">9100</text:p>
                </table:table-cell>
                <table:table-cell table:style-name="Table3.A1" office:value-type="string">
                  <text:p text:style-name="P14">20697715</text:p>
                </table:table-cell>
                <table:table-cell table:style-name="Table3.A1" office:value-type="string">
                  <text:p text:style-name="P14">2274.47</text:p>
                </table:table-cell>
                <table:table-cell table:style-name="Table3.A1" office:value-type="string">
                  <text:p text:style-name="P14">0.249942</text:p>
                </table:table-cell>
                <table:table-cell table:style-name="Table3.A1" office:value-type="string">
                  <text:p text:style-name="P14">172.94</text:p>
                </table:table-cell>
              </table:table-row>
              <table:table-row table:style-name="Table3.2">
                <table:table-cell table:style-name="Table3.A1" office:value-type="string">
                  <text:p text:style-name="P14">9200</text:p>
                </table:table-cell>
                <table:table-cell table:style-name="Table3.A1" office:value-type="string">
                  <text:p text:style-name="P14">21180320</text:p>
                </table:table-cell>
                <table:table-cell table:style-name="Table3.A1" office:value-type="string">
                  <text:p text:style-name="P14">2302.21</text:p>
                </table:table-cell>
                <table:table-cell table:style-name="Table3.A1" office:value-type="string">
                  <text:p text:style-name="P14">0.250240</text:p>
                </table:table-cell>
                <table:table-cell table:style-name="Table3.A1" office:value-type="string">
                  <text:p text:style-name="P14">174.84</text:p>
                </table:table-cell>
              </table:table-row>
              <table:table-row table:style-name="Table3.2">
                <table:table-cell table:style-name="Table3.A1" office:value-type="string">
                  <text:p text:style-name="P14">9300</text:p>
                </table:table-cell>
                <table:table-cell table:style-name="Table3.A1" office:value-type="string">
                  <text:p text:style-name="P14">21634884</text:p>
                </table:table-cell>
                <table:table-cell table:style-name="Table3.A1" office:value-type="string">
                  <text:p text:style-name="P14">2326.33</text:p>
                </table:table-cell>
                <table:table-cell table:style-name="Table3.A1" office:value-type="string">
                  <text:p text:style-name="P14">0.250143</text:p>
                </table:table-cell>
                <table:table-cell table:style-name="Table3.A1" office:value-type="string">
                  <text:p text:style-name="P14">176.46</text:p>
                </table:table-cell>
              </table:table-row>
              <table:table-row table:style-name="Table3.2">
                <table:table-cell table:style-name="Table3.A1" office:value-type="string">
                  <text:p text:style-name="P14">9400</text:p>
                </table:table-cell>
                <table:table-cell table:style-name="Table3.A1" office:value-type="string">
                  <text:p text:style-name="P14">22109891</text:p>
                </table:table-cell>
                <table:table-cell table:style-name="Table3.A1" office:value-type="string">
                  <text:p text:style-name="P14">2352.12</text:p>
                </table:table-cell>
                <table:table-cell table:style-name="Table3.A1" office:value-type="string">
                  <text:p text:style-name="P14">0.250225</text:p>
                </table:table-cell>
                <table:table-cell table:style-name="Table3.A1" office:value-type="string">
                  <text:p text:style-name="P14">178.21</text:p>
                </table:table-cell>
              </table:table-row>
              <table:table-row table:style-name="Table3.2">
                <table:table-cell table:style-name="Table3.A1" office:value-type="string">
                  <text:p text:style-name="P14">9500</text:p>
                </table:table-cell>
                <table:table-cell table:style-name="Table3.A1" office:value-type="string">
                  <text:p text:style-name="P14">22568722</text:p>
                </table:table-cell>
                <table:table-cell table:style-name="Table3.A1" office:value-type="string">
                  <text:p text:style-name="P14">2375.65</text:p>
                </table:table-cell>
                <table:table-cell table:style-name="Table3.A1" office:value-type="string">
                  <text:p text:style-name="P14">0.250069</text:p>
                </table:table-cell>
                <table:table-cell table:style-name="Table3.A1" office:value-type="string">
                  <text:p text:style-name="P14">179.79</text:p>
                </table:table-cell>
              </table:table-row>
              <table:table-row table:style-name="Table3.2">
                <table:table-cell table:style-name="Table3.A1" office:value-type="string">
                  <text:p text:style-name="P14">9600</text:p>
                </table:table-cell>
                <table:table-cell table:style-name="Table3.A1" office:value-type="string">
                  <text:p text:style-name="P14">23040417</text:p>
                </table:table-cell>
                <table:table-cell table:style-name="Table3.A1" office:value-type="string">
                  <text:p text:style-name="P14">2400.04</text:p>
                </table:table-cell>
                <table:table-cell table:style-name="Table3.A1" office:value-type="string">
                  <text:p text:style-name="P14">0.250005</text:p>
                </table:table-cell>
                <table:table-cell table:style-name="Table3.A1" office:value-type="string">
                  <text:p text:style-name="P14">181.43</text:p>
                </table:table-cell>
              </table:table-row>
              <table:table-row table:style-name="Table3.2">
                <table:table-cell table:style-name="Table3.A1" office:value-type="string">
                  <text:p text:style-name="P14">9700</text:p>
                </table:table-cell>
                <table:table-cell table:style-name="Table3.A1" office:value-type="string">
                  <text:p text:style-name="P14">23549473</text:p>
                </table:table-cell>
                <table:table-cell table:style-name="Table3.A1" office:value-type="string">
                  <text:p text:style-name="P14">2427.78</text:p>
                </table:table-cell>
                <table:table-cell table:style-name="Table3.A1" office:value-type="string">
                  <text:p text:style-name="P14">0.250287</text:p>
                </table:table-cell>
                <table:table-cell table:style-name="Table3.A1" office:value-type="string">
                  <text:p text:style-name="P14">183.31</text:p>
                </table:table-cell>
              </table:table-row>
              <table:table-row table:style-name="Table3.2">
                <table:table-cell table:style-name="Table3.A1" office:value-type="string">
                  <text:p text:style-name="P14">9800</text:p>
                </table:table-cell>
                <table:table-cell table:style-name="Table3.A1" office:value-type="string">
                  <text:p text:style-name="P14">24038575</text:p>
                </table:table-cell>
                <table:table-cell table:style-name="Table3.A1" office:value-type="string">
                  <text:p text:style-name="P14">2452.92</text:p>
                </table:table-cell>
                <table:table-cell table:style-name="Table3.A1" office:value-type="string">
                  <text:p text:style-name="P14">0.250298</text:p>
                </table:table-cell>
                <table:table-cell table:style-name="Table3.A1" office:value-type="string">
                  <text:p text:style-name="P14">185.01</text:p>
                </table:table-cell>
              </table:table-row>
              <table:table-row table:style-name="Table3.2">
                <table:table-cell table:style-name="Table3.A1" office:value-type="string">
                  <text:p text:style-name="P14">9900</text:p>
                </table:table-cell>
                <table:table-cell table:style-name="Table3.A1" office:value-type="string">
                  <text:p text:style-name="P14">24477409</text:p>
                </table:table-cell>
                <table:table-cell table:style-name="Table3.A1" office:value-type="string">
                  <text:p text:style-name="P14">2472.47</text:p>
                </table:table-cell>
                <table:table-cell table:style-name="Table3.A1" office:value-type="string">
                  <text:p text:style-name="P14">0.249744</text:p>
                </table:table-cell>
                <table:table-cell table:style-name="Table3.A1" office:value-type="string">
                  <text:p text:style-name="P14">186.27</text:p>
                </table:table-cell>
              </table:table-row>
              <table:table-row table:style-name="Table3.2">
                <table:table-cell table:style-name="Table3.A1" office:value-type="string">
                  <text:p text:style-name="P14">10000</text:p>
                </table:table-cell>
                <table:table-cell table:style-name="Table3.A1" office:value-type="string">
                  <text:p text:style-name="P14">24961238</text:p>
                </table:table-cell>
                <table:table-cell table:style-name="Table3.A1" office:value-type="string">
                  <text:p text:style-name="P14">2496.12</text:p>
                </table:table-cell>
                <table:table-cell table:style-name="Table3.A1" office:value-type="string">
                  <text:p text:style-name="P14">0.249612</text:p>
                </table:table-cell>
                <table:table-cell table:style-name="Table3.A1" office:value-type="string">
                  <text:p text:style-name="P14">187.85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P2"/>
          </text:section>
          <text:p text:style-name="P2"/>
          <text:p text:style-name="P10">Insertion Sort</text:p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Table_20_Contents"/>
                <text:p text:style-name="Table_20_Contents"><draw:frame draw:style-name="fr3" draw:name="Object5" text:anchor-type="paragraph" svg:width="3.2035in" svg:height="3.0752in" draw:z-index="7"><draw:object xlink:href="./Object 5" xlink:type="simple" xlink:show="embed" xlink:actuate="onLoad"/><draw:image xlink:href="./ObjectReplacements/Object 5" xlink:type="simple" xlink:show="embed" xlink:actuate="onLoad"/><svg:desc>chart</svg:desc></draw:frame></text:p>
              </table:table-cell>
              <table:table-cell table:style-name="Table4.A1" office:value-type="string">
                <text:p text:style-name="Table_20_Contents"/>
                <text:p text:style-name="Table_20_Contents"><draw:frame draw:style-name="fr1" draw:name="Object6" text:anchor-type="paragraph" svg:width="3.1016in" svg:height="3.1638in" draw:z-index="6"><draw:object xlink:href="./Object 6" xlink:type="simple" xlink:show="embed" xlink:actuate="onLoad"/><draw:image xlink:href="./ObjectReplacements/Object 6" xlink:type="simple" xlink:show="embed" xlink:actuate="onLoad"/><svg:desc>chart</svg:desc></draw:frame></text:p>
              </table:table-cell>
            </table:table-row>
            <table:table-row>
              <table:table-cell table:style-name="Table4.A1" office:value-type="string">
                <text:p text:style-name="Table_20_Contents"/>
                <text:p text:style-name="Table_20_Contents"><draw:frame draw:style-name="fr1" draw:name="Object7" text:anchor-type="paragraph" svg:width="3.452in" svg:height="3.322in" draw:z-index="5"><draw:object xlink:href="./Object 7" xlink:type="simple" xlink:show="embed" xlink:actuate="onLoad"/><draw:image xlink:href="./ObjectReplacements/Object 7" xlink:type="simple" xlink:show="embed" xlink:actuate="onLoad"/><svg:desc>chart</svg:desc></draw:frame></text:p>
              </table:table-cell>
              <table:table-cell table:style-name="Table4.A1" office:value-type="string">
                <text:p text:style-name="Table_20_Contents"/>
                <text:p text:style-name="Table_20_Contents"><draw:frame draw:style-name="fr1" draw:name="Object8" text:anchor-type="paragraph" svg:width="3.0339in" svg:height="3.2665in" draw:z-index="4"><draw:object xlink:href="./Object 8" xlink:type="simple" xlink:show="embed" xlink:actuate="onLoad"/><draw:image xlink:href="./ObjectReplacements/Object 8" xlink:type="simple" xlink:show="embed" xlink:actuate="onLoad"/><svg:desc>chart</svg:desc></draw:frame></text:p>
              </table:table-cell>
            </table:table-row>
          </table:table>
          <text:p text:style-name="P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11in" fo:margin-bottom="0.7965in" fo:margin-left="0.3752in" fo:margin-right="0.2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07T10:08:59</meta:creation-date>
    <meta:editing-duration>PT46M2S</meta:editing-duration>
    <meta:editing-cycles>18</meta:editing-cycles>
    <meta:generator>OpenOffice/4.1.1$Unix OpenOffice.org_project/411m6$Build-9775</meta:generator>
    <meta:initial-creator>Frederico  Castro</meta:initial-creator>
    <dc:date>2014-09-07T11:40:55</dc:date>
    <dc:creator>Frederico  Castro</dc:creator>
    <meta:document-statistic meta:table-count="4" meta:image-count="0" meta:object-count="8" meta:page-count="5" meta:paragraph-count="1030" meta:word-count="1198" meta:character-count="80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1cm" chart:symbol-height="0.1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6cm" svg:height="8.357cm" xlink:href="." xlink:type="simple" chart:class="chart:scatter" chart:style-name="ch1">
        <chart:legend chart:legend-position="top" svg:x="4.042cm" svg:y="0.654cm" style:legend-expansion="wide" chart:style-name="ch2"/>
        <chart:plot-area chart:style-name="ch3" chart:data-source-has-labels="both" svg:x="0.63cm" svg:y="1.586cm" svg:width="8.016cm" svg:height="6.184cm">
          <chartooo:coordinate-region svg:x="1.714cm" svg:y="1.785cm" svg:width="6.444cm" svg:height="5.338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498544">
                <text:p>4985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603283.4">
                <text:p>6032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718296.166666667">
                <text:p>718296.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843244.1">
                <text:p>84324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978306.6">
                <text:p>978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122216.2">
                <text:p>112221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1277578.1">
                <text:p>12775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1442624.76666667">
                <text:p>1442624.7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617264.5">
                <text:p>161726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1801946.8">
                <text:p>180194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996840.66666667">
                <text:p>1996840.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2202185.56666667">
                <text:p>2202185.5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416495.46666667">
                <text:p>2416495.4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2641934.6">
                <text:p>2641934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2876696.06666667">
                <text:p>2876696.0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3121766.56666667">
                <text:p>3121766.5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3375790.26666667">
                <text:p>3375790.2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3641154.86666667">
                <text:p>3641154.8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3916208.93333333">
                <text:p>3916208.9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4200745.8">
                <text:p>420074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4495701.7">
                <text:p>449570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4800981.33333333">
                <text:p>4800981.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5115113.86666667">
                <text:p>5115113.8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5440497.3">
                <text:p>544049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5775119.93333333">
                <text:p>5775119.9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6119218.76666667">
                <text:p>6119218.7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6474101.96666667">
                <text:p>6474101.9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6838990.43333333">
                <text:p>6838990.4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7213945.23333333">
                <text:p>7213945.2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7598996.5">
                <text:p>759899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7992401.43333333">
                <text:p>7992401.4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8399318.53333333">
                <text:p>8399318.5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8813878.06666667">
                <text:p>8813878.0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9238052.53333333">
                <text:p>9238052.5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9674279.96666667">
                <text:p>9674279.9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0118009.5">
                <text:p>1011800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0573126.8">
                <text:p>1057312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1036180.0666667">
                <text:p>11036180.0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1513736.4333333">
                <text:p>11513736.4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1995714.4666667">
                <text:p>11995714.4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2492911.7666667">
                <text:p>12492911.7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2998237.5">
                <text:p>1299823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3513046.7">
                <text:p>13513046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4037091.9333333">
                <text:p>14037091.9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4570879.5">
                <text:p>1457087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5118028.0333333">
                <text:p>15118028.0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5670665.8666667">
                <text:p>15670665.8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6237559.2333333">
                <text:p>16237559.2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6811908.9666667">
                <text:p>16811908.9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17396864.1">
                <text:p>17396864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17990213.3333333">
                <text:p>17990213.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18595306.1">
                <text:p>18595306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9210991.7666667">
                <text:p>19210991.7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9838032.7">
                <text:p>19838032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20470306.5333333">
                <text:p>20470306.5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21116156.8">
                <text:p>2111615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21770424.3">
                <text:p>21770424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22435494.4">
                <text:p>22435494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23111587.5">
                <text:p>2311158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23796579.7333333">
                <text:p>23796579.7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24489389.5666667">
                <text:p>24489389.5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25194093.8333333">
                <text:p>25194093.8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25909064.7666667">
                <text:p>25909064.7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26635594.7">
                <text:p>26635594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27368941">
                <text:p>27368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28112778.9333333">
                <text:p>28112778.9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28866790.0666667">
                <text:p>28866790.0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29634948.6666667">
                <text:p>29634948.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30409789.5">
                <text:p>3040978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31193607.0333333">
                <text:p>31193607.0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31986546.8">
                <text:p>3198654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32791576.0333333">
                <text:p>32791576.0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33607374.9666667">
                <text:p>33607374.9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34432060.5333333">
                <text:p>34432060.5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35267482.4333333">
                <text:p>35267482.4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36114472.3333333">
                <text:p>36114472.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36966826.5666667">
                <text:p>36966826.5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37833193.3666667">
                <text:p>37833193.3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38707500.2">
                <text:p>3870750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39591438.5333333">
                <text:p>39591438.5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40486257.3">
                <text:p>40486257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41390221.1666667">
                <text:p>41390221.1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42305672.7666667">
                <text:p>42305672.7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43231649.0333333">
                <text:p>43231649.0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44163248.4333333">
                <text:p>44163248.4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45108185.3333333">
                <text:p>45108185.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46066263.9666667">
                <text:p>46066263.9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47032202.9666667">
                <text:p>47032202.9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48005477.9">
                <text:p>48005477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48992232">
                <text:p>48992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49986491.3333333">
                <text:p>49986491.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1cm" chart:symbol-height="0.1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47cm" svg:height="8.678cm" xlink:href="." xlink:type="simple" chart:class="chart:scatter" chart:style-name="ch1">
        <chart:legend chart:legend-position="top" svg:x="3.963cm" svg:y="0.666cm" style:legend-expansion="wide" chart:style-name="ch2"/>
        <chart:plot-area chart:style-name="ch3" chart:data-source-has-labels="both" svg:x="0.632cm" svg:y="1.61cm" svg:width="8.151cm" svg:height="6.475cm">
          <chartooo:coordinate-region svg:x="1.677cm" svg:y="1.809cm" svg:width="6.618cm" svg:height="5.629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/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498.544">
                <text:p>498.5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548.439454545455">
                <text:p>548.439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598.580138888889">
                <text:p>598.58013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648.649307692308">
                <text:p>648.649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698.790428571429">
                <text:p>698.790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748.144133333333">
                <text:p>748.1441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798.4863125">
                <text:p>798.486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848.602803921569">
                <text:p>848.602803921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898.480277777778">
                <text:p>898.4802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948.393052631579">
                <text:p>948.393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98.420333333333">
                <text:p>998.420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1048.65979365079">
                <text:p>1048.65979365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1098.40703030303">
                <text:p>1098.40703030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1148.6672173913">
                <text:p>1148.6672173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198.62336111111">
                <text:p>1198.62336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1248.70662666667">
                <text:p>1248.70662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1298.38087179487">
                <text:p>1298.38087179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1348.57587654321">
                <text:p>1348.57587654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1398.64604761905">
                <text:p>1398.64604761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448.53303448276">
                <text:p>1448.53303448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498.56723333333">
                <text:p>1498.5672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548.70365591398">
                <text:p>1548.70365591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598.47308333333">
                <text:p>1598.47308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648.63554545455">
                <text:p>1648.63554545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698.56468627451">
                <text:p>1698.5646862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748.34821904762">
                <text:p>1748.348219047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798.36165740741">
                <text:p>1798.36165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848.37579279279">
                <text:p>1848.37579279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898.40664035088">
                <text:p>1898.40664035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948.46064102564">
                <text:p>1948.46064102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998.10035833333">
                <text:p>1998.100358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2048.61427642276">
                <text:p>2048.61427642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2098.5423968254">
                <text:p>2098.5423968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2148.38431007752">
                <text:p>2148.38431007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2198.69999242424">
                <text:p>2198.69999242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2248.44655555556">
                <text:p>2248.446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2298.50582608696">
                <text:p>2298.50582608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2348.12341843972">
                <text:p>2348.12341843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2398.69509027778">
                <text:p>2398.6950902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2448.10499319728">
                <text:p>2448.10499319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2498.58235333333">
                <text:p>2498.58235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2548.67401960784">
                <text:p>2548.67401960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2598.66282692308">
                <text:p>2598.66282692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2648.50791194969">
                <text:p>2648.50791194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2698.31101851852">
                <text:p>2698.3110185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2748.73236969697">
                <text:p>2748.73236969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2798.33319047619">
                <text:p>2798.333190476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2848.69460233918">
                <text:p>2848.69460233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2898.60499425287">
                <text:p>2898.60499425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2948.62103389831">
                <text:p>2948.62103389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2998.36888888889">
                <text:p>2998.36888888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3048.41083606557">
                <text:p>3048.41083606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3098.54705913978">
                <text:p>3098.54705913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3148.89407936508">
                <text:p>3148.89407936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3198.48539583333">
                <text:p>3198.4853958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3248.63950769231">
                <text:p>3248.63950769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3298.54913636364">
                <text:p>3298.54913636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3348.58125373134">
                <text:p>3348.58125373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3398.76286764706">
                <text:p>3398.762867647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3448.77967149758">
                <text:p>3448.77967149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3498.48422380952">
                <text:p>3498.48422380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3548.46392018779">
                <text:p>3548.46392018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3598.48121759259">
                <text:p>3598.481217592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3648.71160273973">
                <text:p>3648.711602739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3698.50554054054">
                <text:p>3698.50554054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3748.37052444444">
                <text:p>3748.37052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3798.26185087719">
                <text:p>3798.26185087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3848.69463203463">
                <text:p>3848.69463203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3898.69096153846">
                <text:p>3898.69096153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3948.55785232068">
                <text:p>3948.557852320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3998.31835">
                <text:p>3998.318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4048.34272016461">
                <text:p>4048.34272016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4098.46036178862">
                <text:p>4098.46036178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4148.44102811245">
                <text:p>4148.44102811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4198.50981349206">
                <text:p>4198.50981349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4248.76145098039">
                <text:p>4248.761450980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4298.46820542636">
                <text:p>4298.468205426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4348.64291570881">
                <text:p>4348.642915708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4398.57956818182">
                <text:p>4398.57956818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4448.47623970037">
                <text:p>4448.47623970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4498.47303333333">
                <text:p>4498.4730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4548.37595238095">
                <text:p>4548.37595238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4598.44269202899">
                <text:p>4598.442692028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4648.56441218638">
                <text:p>4648.56441218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4698.21791843972">
                <text:p>4698.217918439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4748.23003508772">
                <text:p>4748.230035087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4798.56916319444">
                <text:p>4798.56916319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4848.68071821306">
                <text:p>4848.68071821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4898.51815306122">
                <text:p>4898.51815306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4948.7103030303">
                <text:p>4948.71030303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4998.64913333333">
                <text:p>4998.6491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.49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arrow-down" chart:symbol-width="0.15cm" chart:symbol-height="0.1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43cm" svg:height="7.632cm" xlink:href="." xlink:type="simple" chart:class="chart:scatter" chart:style-name="ch1">
        <chart:legend chart:legend-position="top" svg:x="3.882cm" svg:y="0.624cm" style:legend-expansion="wide" chart:style-name="ch2"/>
        <chart:plot-area chart:style-name="ch3" chart:data-source-has-labels="both" svg:x="0.636cm" svg:y="1.526cm" svg:width="8.335cm" svg:height="5.534cm">
          <chartooo:coordinate-region svg:x="1.959cm" svg:y="1.725cm" svg:width="6.524cm" svg:height="4.688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/n^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498544">
                <text:p>0.4985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0.49858132231405">
                <text:p>0.49858132231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498816782407407">
                <text:p>0.498816782407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0.49896100591716">
                <text:p>0.49896100591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0.499136020408163">
                <text:p>0.499136020408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.498762755555556">
                <text:p>0.4987627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4990539453125">
                <text:p>0.49905394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.499178119953864">
                <text:p>0.499178119953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0.499155709876543">
                <text:p>0.499155709876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0.499154238227147">
                <text:p>0.499154238227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499210166666667">
                <text:p>0.4992101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0.499361806500378">
                <text:p>0.499361806500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0.499275922865014">
                <text:p>0.499275922865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0.499420529300567">
                <text:p>0.499420529300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0.499426400462963">
                <text:p>0.499426400462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0.499482650666667">
                <text:p>0.499482650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0.499377258382643">
                <text:p>0.499377258382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0.499472546867855">
                <text:p>0.499472546867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499516445578231">
                <text:p>0.499516445578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0.499494149821641">
                <text:p>0.499494149821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499522411111111">
                <text:p>0.4995224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0.49958182448838">
                <text:p>0.49958182448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0.499522838541667">
                <text:p>0.499522838541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0.49958652892562">
                <text:p>0.49958652892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0.499577848904268">
                <text:p>0.499577848904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0.499528062585034">
                <text:p>0.499528062585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0.499544904835391">
                <text:p>0.499544904835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0.499561025079133">
                <text:p>0.499561025079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0.499580694829178">
                <text:p>0.499580694829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0.499605292570677">
                <text:p>0.4996052925706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0.499525089583333">
                <text:p>0.49952508958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0.499662018639699">
                <text:p>0.499662018639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0.499652951625095">
                <text:p>0.499652951625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0.499624258157563">
                <text:p>0.499624258157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0.499704543732782">
                <text:p>0.499704543732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0.499654790123457">
                <text:p>0.499654790123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0.499675179584121">
                <text:p>0.499675179584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0.499600727327599">
                <text:p>0.499600727327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0.49972814380787">
                <text:p>0.49972814380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0.499613263917812">
                <text:p>0.499613263917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499716470666667">
                <text:p>0.499716470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0.499740003844675">
                <text:p>0.499740003844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0.499742851331361">
                <text:p>0.499742851331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0.499718473952771">
                <text:p>0.499718473952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0.499687225651577">
                <text:p>0.499687225651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0.499769521763085">
                <text:p>0.499769521763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0.499702355442177">
                <text:p>0.499702355442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0.499770982866523">
                <text:p>0.499770982866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0.499759481767737">
                <text:p>0.499759481767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0.499766276931916">
                <text:p>0.4997662769319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0.499728148148148">
                <text:p>0.499728148148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0.499739481322225">
                <text:p>0.499739481322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0.499765654699965">
                <text:p>0.4997656546999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0.499824457042076">
                <text:p>0.499824457042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0.499763343098958">
                <text:p>0.499763343098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0.499790693491124">
                <text:p>0.499790693491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0.499780172176309">
                <text:p>0.4997801721763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0.499788246825574">
                <text:p>0.499788246825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0.499818068771626">
                <text:p>0.4998180687716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0.499823140796751">
                <text:p>0.499823140796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0.499783460544218">
                <text:p>0.499783460544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0.499783650730675">
                <text:p>0.499783650730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0.499789057998971">
                <text:p>0.4997890579989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0.49982350722462">
                <text:p>0.49982350722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0.499798046018992">
                <text:p>0.499798046018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0.499782736592593">
                <text:p>0.499782736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0.499771296168052">
                <text:p>0.499771296168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0.499830471692809">
                <text:p>0.499830471692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0.499832174556213">
                <text:p>0.499832174556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0.499817449660845">
                <text:p>0.499817449660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0.49978979375">
                <text:p>0.4997897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0.499795397551186">
                <text:p>0.499795397551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0.499812239242514">
                <text:p>0.499812239242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0.499812172061741">
                <text:p>0.4998121720617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0.499822596844293">
                <text:p>0.499822596844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0.499854288350634">
                <text:p>0.499854288350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0.499821884351902">
                <text:p>0.499821884351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0.499844013299864">
                <text:p>0.499844013299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0.499838587293388">
                <text:p>0.499838587293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0.49982879097757">
                <text:p>0.49982879097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0.499830337037037">
                <text:p>0.4998303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0.499821533228676">
                <text:p>0.499821533228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0.499830727394455">
                <text:p>0.499830727394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0.499845635718966">
                <text:p>0.499845635718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0.499810416855289">
                <text:p>0.4998104168552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0.499813687903971">
                <text:p>0.499813687903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0.499850954499421">
                <text:p>0.499850954499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0.499863991568357">
                <text:p>0.499863991568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0.499848791128696">
                <text:p>0.499848791128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0.499869727578818">
                <text:p>0.499869727578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0.499864913333333">
                <text:p>0.49986491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arrow-up" chart:symbol-width="0.1cm" chart:symbol-height="0.1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59cm" svg:height="7.804cm" xlink:href="." xlink:type="simple" chart:class="chart:scatter" chart:style-name="ch1">
        <chart:legend chart:legend-position="top" svg:x="3.441cm" svg:y="0.632cm" style:legend-expansion="wide" chart:style-name="ch2"/>
        <chart:plot-area chart:style-name="ch3" chart:data-source-has-labels="both" svg:x="0.625cm" svg:y="1.542cm" svg:width="7.784cm" svg:height="5.686cm">
          <chartooo:coordinate-region svg:x="1.471cm" svg:y="1.741cm" svg:width="6.45cm" svg:height="4.84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/nlog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50.0255660527679">
                <text:p>50.02556605276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54.2832655018322">
                <text:p>54.2832655018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58.5189900222848">
                <text:p>58.5189900222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62.705989220198">
                <text:p>62.705989220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66.8621484241471">
                <text:p>66.8621484241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70.9091165347456">
                <text:p>70.909116534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75.0185175619983">
                <text:p>75.0185175619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79.0772132920653">
                <text:p>79.0772132920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83.0865968055211">
                <text:p>83.0865968055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87.0741724655574">
                <text:p>87.0741724655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1.0486935922887">
                <text:p>91.0486935922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95.0202335035722">
                <text:p>95.0202335035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98.9262864528163">
                <text:p>98.9262864528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102.858798908685">
                <text:p>102.858798908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06.745276965388">
                <text:p>106.745276965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110.625305170693">
                <text:p>110.625305170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114.452309983283">
                <text:p>114.452309983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118.309167482816">
                <text:p>118.309167482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122.139574055521">
                <text:p>122.139574055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25.939274847687">
                <text:p>125.939274847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29.737692391429">
                <text:p>129.73769239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33.531354155571">
                <text:p>133.531354155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37.280386950937">
                <text:p>137.280386950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41.050670703579">
                <text:p>141.050670703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44.788892176781">
                <text:p>144.788892176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48.503146726552">
                <text:p>148.503146726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52.225746211078">
                <text:p>152.225746211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55.937528177534">
                <text:p>155.937528177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59.640192567336">
                <text:p>159.640192567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63.334599208189">
                <text:p>163.3345992081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66.984487669106">
                <text:p>166.984487669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70.697825058554">
                <text:p>170.697825058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74.352951725178">
                <text:p>174.352951725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77.99194556212">
                <text:p>177.99194556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81.661382198654">
                <text:p>181.6613821986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85.275248652344">
                <text:p>185.275248652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88.906619180699">
                <text:p>188.906619180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92.493667058416">
                <text:p>192.493667058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96.151006159084">
                <text:p>196.151006159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99.705657776714">
                <text:p>199.705657776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203.339911950718">
                <text:p>203.339911950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206.935349199223">
                <text:p>206.935349199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210.515273313942">
                <text:p>210.515273313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214.076602584141">
                <text:p>214.076602584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217.627776294222">
                <text:p>217.627776294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221.222101176292">
                <text:p>221.222101176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224.743855464546">
                <text:p>224.743855464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228.320313307304">
                <text:p>228.320313307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231.85432279932">
                <text:p>231.85432279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235.390668821974">
                <text:p>235.390668821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238.899640010332">
                <text:p>238.899640010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242.426192897466">
                <text:p>242.426192897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245.954448840409">
                <text:p>245.954448840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249.493710479292">
                <text:p>249.493710479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252.967555769892">
                <text:p>252.967555769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256.480503342855">
                <text:p>256.480503342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259.968794435691">
                <text:p>259.968794435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263.461498342811">
                <text:p>263.461498342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266.960780683021">
                <text:p>266.960780683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270.442027028877">
                <text:p>270.442027028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273.893846077325">
                <text:p>273.893846077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277.362353232731">
                <text:p>277.362353232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280.828989030896">
                <text:p>280.828989030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284.307493243682">
                <text:p>284.307493243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287.747332669324">
                <text:p>287.747332669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291.188160915134">
                <text:p>291.188160915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294.626557373049">
                <text:p>294.626557373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298.102481215096">
                <text:p>298.102481215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301.540184155811">
                <text:p>301.540184155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304.963590749656">
                <text:p>304.963590749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308.374585155626">
                <text:p>308.3745851556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311.801781409182">
                <text:p>311.801781409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315.232034908048">
                <text:p>315.232034908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318.647690928721">
                <text:p>318.6476909287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322.066116812759">
                <text:p>322.0661168127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325.494599925718">
                <text:p>325.494599925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328.877462089806">
                <text:p>328.877462089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332.292311349889">
                <text:p>332.292311349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335.685183176548">
                <text:p>335.685183176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339.071294781024">
                <text:p>339.071294781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342.461372686745">
                <text:p>342.4613726867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345.84068655586">
                <text:p>345.84068655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349.22888003558">
                <text:p>349.22888003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352.617698749118">
                <text:p>352.617698749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355.967532817996">
                <text:p>355.967532817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359.341122890877">
                <text:p>359.341122890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362.736029230027">
                <text:p>362.7360292300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366.110335095054">
                <text:p>366.110335095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369.460629493433">
                <text:p>369.460629493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372.834397664164">
                <text:p>372.834397664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376.185831733274">
                <text:p>376.1858317332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1cm" chart:symbol-height="0.1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36cm" svg:height="7.81cm" xlink:href="." xlink:type="simple" chart:class="chart:scatter" chart:style-name="ch1">
        <chart:legend chart:legend-position="top" svg:x="3.607cm" svg:y="0.632cm" style:legend-expansion="wide" chart:style-name="ch2"/>
        <chart:plot-area chart:style-name="ch3" chart:data-source-has-labels="both" svg:x="0.612cm" svg:y="1.542cm" svg:width="7.2cm" svg:height="5.692cm">
          <chartooo:coordinate-region svg:x="1.696cm" svg:y="1.741cm" svg:width="5.628cm" svg:height="4.846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247977.933333333">
                <text:p>247977.9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302335.333333333">
                <text:p>302335.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58215.7">
                <text:p>35821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422483.966666667">
                <text:p>422483.9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489393.133333333">
                <text:p>489393.1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561801.566666667">
                <text:p>561801.5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639926.933333333">
                <text:p>639926.9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720939.2">
                <text:p>72093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807011.7">
                <text:p>80701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900803.433333333">
                <text:p>900803.4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95493.966666667">
                <text:p>995493.9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1097895.53333333">
                <text:p>1097895.5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1205463.83333333">
                <text:p>1205463.8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1319394.53333333">
                <text:p>1319394.5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439033.46666667">
                <text:p>1439033.4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1562000.26666667">
                <text:p>1562000.2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1682836.13333333">
                <text:p>1682836.1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1809530.73333333">
                <text:p>1809530.7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1960808">
                <text:p>1960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2097361.56666667">
                <text:p>2097361.5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2249683.26666667">
                <text:p>2249683.2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2406034.93333333">
                <text:p>2406034.9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2555898.8">
                <text:p>255589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2710062.13333333">
                <text:p>2710062.1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2884340.73333333">
                <text:p>2884340.7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3056795.6">
                <text:p>305679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3233246.66666667">
                <text:p>3233246.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3416536.43333333">
                <text:p>3416536.4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3595883.73333333">
                <text:p>3595883.7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3803384.96666667">
                <text:p>3803384.9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4005275.83333333">
                <text:p>4005275.8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4206801.63333333">
                <text:p>4206801.6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4404370.03333333">
                <text:p>4404370.0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4614167.7">
                <text:p>4614167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4828558.4">
                <text:p>4828558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5052050.46666667">
                <text:p>5052050.4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5290514.83333333">
                <text:p>5290514.8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5520945.06666667">
                <text:p>5520945.0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5757959.93333333">
                <text:p>5757959.9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5988510.83333333">
                <text:p>5988510.8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6247196.53333333">
                <text:p>6247196.5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6512714.6">
                <text:p>651271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6749955.2">
                <text:p>674995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7021428.23333333">
                <text:p>7021428.2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7277712.1">
                <text:p>727771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7548082.36666667">
                <text:p>7548082.3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7855690.46666667">
                <text:p>7855690.4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8091383.16666667">
                <text:p>8091383.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8400442.4">
                <text:p>840044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8700735.5">
                <text:p>870073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8984952.73333333">
                <text:p>8984952.7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9305215.26666667">
                <text:p>9305215.2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9610622.16666667">
                <text:p>9610622.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9912656.6">
                <text:p>9912656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10244715.3333333">
                <text:p>10244715.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10558392.2">
                <text:p>1055839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10912459.2666667">
                <text:p>10912459.2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11200741.5666667">
                <text:p>11200741.5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11570113.5333333">
                <text:p>11570113.5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11903375.9">
                <text:p>11903375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12245077.5333333">
                <text:p>12245077.5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12607432.4333333">
                <text:p>12607432.4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12957477.1">
                <text:p>12957477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13326138.4333333">
                <text:p>13326138.4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13650435.4">
                <text:p>13650435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14052437.1666667">
                <text:p>14052437.1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14456175.4333333">
                <text:p>14456175.4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14822043.4">
                <text:p>14822043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15182895.7666667">
                <text:p>15182895.7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15628950.6666667">
                <text:p>15628950.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15998412.0333333">
                <text:p>15998412.0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16378917.4666667">
                <text:p>16378917.4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16767023.8333333">
                <text:p>16767023.8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17192598.5">
                <text:p>1719259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17643310.1">
                <text:p>1764331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18062586.9">
                <text:p>18062586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18496035.2666667">
                <text:p>18496035.2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18940032.2666667">
                <text:p>18940032.2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19385482.7333333">
                <text:p>19385482.7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19755565.0666667">
                <text:p>19755565.0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20243149.6666667">
                <text:p>20243149.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20697714.9666667">
                <text:p>20697714.9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21180319.7">
                <text:p>21180319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21634884.2666667">
                <text:p>21634884.2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22109890.8">
                <text:p>22109890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22568722.0333333">
                <text:p>22568722.0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23040416.5666667">
                <text:p>23040416.5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23549473.3666667">
                <text:p>23549473.3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24038575.2">
                <text:p>24038575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24477409.3">
                <text:p>24477409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24961238.2333333">
                <text:p>24961238.2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77cm" svg:height="8.036cm" xlink:href="." xlink:type="simple" chart:class="chart:scatter" chart:style-name="ch1">
        <chart:legend chart:legend-position="top" svg:x="3.328cm" svg:y="0.64cm" style:legend-expansion="wide" chart:style-name="ch2"/>
        <chart:plot-area chart:style-name="ch3" chart:data-source-has-labels="both" svg:x="0.607cm" svg:y="1.558cm" svg:width="6.956cm" svg:height="5.898cm">
          <chartooo:coordinate-region svg:x="1.652cm" svg:y="1.757cm" svg:width="5.423cm" svg:height="5.052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/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247.977933333333">
                <text:p>247.9779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74.850303030303">
                <text:p>274.85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98.513083333333">
                <text:p>298.5130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324.987666666667">
                <text:p>324.987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349.566523809524">
                <text:p>349.566523809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74.534377777778">
                <text:p>374.5343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399.954333333333">
                <text:p>399.954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424.081882352941">
                <text:p>424.08188235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448.339833333333">
                <text:p>448.3398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474.107070175439">
                <text:p>474.107070175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497.746983333333">
                <text:p>497.74698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522.807396825397">
                <text:p>522.8073968253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547.938106060606">
                <text:p>547.938106060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573.649797101449">
                <text:p>573.649797101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599.597277777778">
                <text:p>599.597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624.800106666667">
                <text:p>624.80010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647.244666666667">
                <text:p>647.244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670.196567901235">
                <text:p>670.196567901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700.288571428571">
                <text:p>700.28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723.228126436782">
                <text:p>723.228126436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749.894422222222">
                <text:p>749.8944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776.140301075269">
                <text:p>776.140301075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798.718375">
                <text:p>798.71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821.23094949495">
                <text:p>821.23094949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848.335509803922">
                <text:p>848.335509803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873.370171428572">
                <text:p>873.370171428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898.124074074074">
                <text:p>898.12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923.388225225225">
                <text:p>923.388225225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946.285192982456">
                <text:p>946.285192982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975.226914529915">
                <text:p>975.226914529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001.31895833333">
                <text:p>1001.318958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026.04917886179">
                <text:p>1026.04917886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048.65953174603">
                <text:p>1048.65953174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073.06225581395">
                <text:p>1073.0622558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097.39963636364">
                <text:p>1097.39963636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122.67788148148">
                <text:p>1122.67788148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150.11192028986">
                <text:p>1150.111920289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174.66916312057">
                <text:p>1174.66916312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199.57498611111">
                <text:p>1199.574986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222.14506802721">
                <text:p>1222.14506802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249.43930666667">
                <text:p>1249.43930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277.0028627451">
                <text:p>1277.0028627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298.06830769231">
                <text:p>1298.06830769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324.79777987421">
                <text:p>1324.79777987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347.72446296296">
                <text:p>1347.72446296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372.37861212121">
                <text:p>1372.37861212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402.80186904762">
                <text:p>1402.80186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419.54090643275">
                <text:p>1419.54090643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448.35213793103">
                <text:p>1448.35213793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1474.70093220339">
                <text:p>1474.70093220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1497.49212222222">
                <text:p>1497.49212222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1525.44512568306">
                <text:p>1525.44512568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550.10034946237">
                <text:p>1550.10034946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573.43755555556">
                <text:p>1573.43755555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1600.73677083333">
                <text:p>1600.7367708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1624.36803076923">
                <text:p>1624.36803076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1653.40291919192">
                <text:p>1653.40291919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1671.75247263682">
                <text:p>1671.752472636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1701.48728431373">
                <text:p>1701.48728431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1725.12694202899">
                <text:p>1725.12694202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1749.29679047619">
                <text:p>1749.296790476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1775.69470892019">
                <text:p>1775.69470892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1799.64959722222">
                <text:p>1799.64959722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1825.49841552511">
                <text:p>1825.498415525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1844.65343243243">
                <text:p>1844.65343243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1873.65828888889">
                <text:p>1873.65828888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1902.12834649123">
                <text:p>1902.12834649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1924.9407012987">
                <text:p>1924.9407012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1946.5250982906">
                <text:p>1946.5250982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1978.34818565401">
                <text:p>1978.348185654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1999.80150416667">
                <text:p>1999.8015041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2022.08857613169">
                <text:p>2022.088576131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2044.75900406504">
                <text:p>2044.75900406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2071.39740963855">
                <text:p>2071.39740963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2100.39405952381">
                <text:p>2100.39405952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2125.01022352941">
                <text:p>2125.0102235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2150.7017751938">
                <text:p>2150.7017751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2177.01520306513">
                <text:p>2177.01520306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2202.89576515152">
                <text:p>2202.89576515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2219.72641198502">
                <text:p>2219.726411985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2249.23885185185">
                <text:p>2249.23885185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2274.47417216117">
                <text:p>2274.47417216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2302.20866304348">
                <text:p>2302.20866304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2326.33164157706">
                <text:p>2326.33164157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2352.11604255319">
                <text:p>2352.11604255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2375.65495087719">
                <text:p>2375.654950877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2400.04339236111">
                <text:p>2400.04339236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2427.78075945017">
                <text:p>2427.78075945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2452.91583673469">
                <text:p>2452.91583673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2472.46558585859">
                <text:p>2472.465585858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2496.12382333333">
                <text:p>2496.12382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.24" chart:maximum="0.2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arrow-down" chart:symbol-width="0.1cm" chart:symbol-height="0.1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68cm" svg:height="8.438cm" xlink:href="." xlink:type="simple" chart:class="chart:scatter" chart:style-name="ch1">
        <chart:legend chart:legend-position="top" svg:x="3.595cm" svg:y="0.656cm" style:legend-expansion="wide" chart:style-name="ch2"/>
        <chart:plot-area chart:style-name="ch3" chart:data-source-has-labels="both" svg:x="0.625cm" svg:y="1.59cm" svg:width="7.793cm" svg:height="6.26cm">
          <chartooo:coordinate-region svg:x="1.948cm" svg:y="1.79cm" svg:width="5.982cm" svg:height="5.414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/n^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247977933333333">
                <text:p>0.2479779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0.24986391184573">
                <text:p>0.2498639118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248760902777778">
                <text:p>0.248760902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0.249990512820513">
                <text:p>0.249990512820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0.24969037414966">
                <text:p>0.24969037414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.249689585185185">
                <text:p>0.24968958518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249971458333333">
                <text:p>0.249971458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.249459930795848">
                <text:p>0.249459930795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0.249077685185185">
                <text:p>0.2490776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0.249530036934441">
                <text:p>0.249530036934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248873491666667">
                <text:p>0.248873491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0.248955903250189">
                <text:p>0.24895590325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0.249062775482094">
                <text:p>0.249062775482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0.2494129552615">
                <text:p>0.2494129552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0.249832199074074">
                <text:p>0.249832199074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0.249920042666667">
                <text:p>0.249920042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0.248940256410256">
                <text:p>0.248940256410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0.248220951074531">
                <text:p>0.248220951074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25010306122449">
                <text:p>0.25010306122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0.249389009116132">
                <text:p>0.249389009116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249964807407407">
                <text:p>0.24996480740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0.250367839056538">
                <text:p>0.2503678390565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0.2495994921875">
                <text:p>0.24959949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0.248857863483318">
                <text:p>0.248857863483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0.249510444059977">
                <text:p>0.249510444059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0.249534334693878">
                <text:p>0.249534334693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0.249478909465021">
                <text:p>0.249478909465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0.249564385196007">
                <text:p>0.249564385196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0.249022419205909">
                <text:p>0.249022419205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0.250058183212799">
                <text:p>0.250058183212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0.250329739583333">
                <text:p>0.25032973958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0.250255897283363">
                <text:p>0.250255897283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0.249680840891912">
                <text:p>0.249680840891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0.249549361817198">
                <text:p>0.249549361817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0.249409008264463">
                <text:p>0.249409008264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0.249483973662551">
                <text:p>0.249483973662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0.250024330497795">
                <text:p>0.250024330497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0.249929609174589">
                <text:p>0.249929609174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0.249911455439815">
                <text:p>0.249911455439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0.24941736082188">
                <text:p>0.24941736082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249887861333333">
                <text:p>0.249887861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0.250392718185313">
                <text:p>0.2503927181853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0.249628520710059">
                <text:p>0.249628520710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0.249961845259286">
                <text:p>0.249961845259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0.2495786042524">
                <text:p>0.2495786042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0.249523384022038">
                <text:p>0.249523384022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0.250500333758503">
                <text:p>0.250500333758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0.249042264286447">
                <text:p>0.249042264286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0.249715885850178">
                <text:p>0.2497158858501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0.249949310542947">
                <text:p>0.249949310542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0.24958202037037">
                <text:p>0.24958202037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0.250072971423452">
                <text:p>0.250072971423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0.250016185397156">
                <text:p>0.2500161853971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0.249751992945326">
                <text:p>0.249751992945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0.250115120442708">
                <text:p>0.250115120442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0.249902773964497">
                <text:p>0.249902773964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0.250515593816957">
                <text:p>0.250515593816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0.249515294423405">
                <text:p>0.2495152944234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0.25021871828143">
                <text:p>0.25021871828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0.250018397395505">
                <text:p>0.250018397395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0.249899541496599">
                <text:p>0.249899541496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0.250097846326787">
                <text:p>0.2500978463267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0.249951332947531">
                <text:p>0.249951332947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0.250068276099331">
                <text:p>0.250068276099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0.249277490869248">
                <text:p>0.249277490869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0.249821105185185">
                <text:p>0.2498211051851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0.250280045590951">
                <text:p>0.2502800455909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0.249992298869961">
                <text:p>0.249992298869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0.249554499780846">
                <text:p>0.249554499780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0.250423820968862">
                <text:p>0.250423820968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0.249975188020833">
                <text:p>0.249975188020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0.249640564954529">
                <text:p>0.2496405649545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0.249360854154273">
                <text:p>0.2493608541542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0.2495659529685">
                <text:p>0.2495659529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0.250046911848073">
                <text:p>0.2500469118480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0.250001202768166">
                <text:p>0.250001202768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0.250081601766721">
                <text:p>0.250081601766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0.250231632536222">
                <text:p>0.2502316325362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0.250329064221763">
                <text:p>0.2503290642217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0.249407462020789">
                <text:p>0.2494074620207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0.249915427983539">
                <text:p>0.2499154279835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0.249942216721008">
                <text:p>0.249942216721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0.250240072069943">
                <text:p>0.250240072069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0.250143187266351">
                <text:p>0.250143187266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0.250225110909914">
                <text:p>0.250225110909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0.250068942197599">
                <text:p>0.250068942197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0.250004520037616">
                <text:p>0.250004520037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0.250286676231976">
                <text:p>0.2502866762319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0.250297534360683">
                <text:p>0.250297534360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0.249743998571574">
                <text:p>0.249743998571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0.249612382333333">
                <text:p>0.249612382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arrow-up" chart:symbol-width="0.1cm" chart:symbol-height="0.1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706cm" svg:height="8.297cm" xlink:href="." xlink:type="simple" chart:class="chart:scatter" chart:style-name="ch1">
        <chart:legend chart:legend-position="top" svg:x="2.915cm" svg:y="0.65cm" style:legend-expansion="wide" chart:style-name="ch2"/>
        <chart:plot-area chart:style-name="ch3" chart:data-source-has-labels="both" svg:x="0.604cm" svg:y="1.578cm" svg:width="6.794cm" svg:height="6.134cm">
          <chartooo:coordinate-region svg:x="1.45cm" svg:y="1.777cm" svg:width="5.46cm" svg:height="5.288cm"/>
          <chart:axis chart:dimension="x" chart:name="primary-x" chart:style-name="ch4" chartooo:axis-type="auto">
            <chart:categories table:cell-range-address="local-table.$A$2:.$A$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2" chart:label-cell-address="local-table.$C$1" chart:class="chart:scatter">
            <chart:domain table:cell-range-address="local-table.$B$2:.$B$92"/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/nlog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24.8829320653654">
                <text:p>24.88293206536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7.2040456772361">
                <text:p>27.2040456772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9.1835345180863">
                <text:p>29.1835345180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31.4170891435902">
                <text:p>31.4170891435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33.44746556825">
                <text:p>33.44746556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5.4983761241099">
                <text:p>35.4983761241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37.576074516824">
                <text:p>37.576074516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39.5181506697255">
                <text:p>39.5181506697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41.4600430141379">
                <text:p>41.4600430141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43.5288730564259">
                <text:p>43.5288730564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45.390915087536">
                <text:p>45.390915087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47.3721613286974">
                <text:p>47.3721613286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49.3491761643321">
                <text:p>49.3491761643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51.3681667159177">
                <text:p>51.3681667159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53.3980727897298">
                <text:p>53.3980727897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55.352234860152">
                <text:p>55.352234860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57.0546353797976">
                <text:p>57.0546353797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58.7956520485002">
                <text:p>58.7956520485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61.1541054120447">
                <text:p>61.1541054120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62.8793569940388">
                <text:p>62.8793569940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64.9217263745377">
                <text:p>64.921726374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66.9198816839684">
                <text:p>66.9198816839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68.5956921815481">
                <text:p>68.5956921815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70.2612390883896">
                <text:p>70.2612390883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72.3137362099167">
                <text:p>72.3137362099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74.1832875746583">
                <text:p>74.18328757465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76.023422098065">
                <text:p>76.023422098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77.9013001313436">
                <text:p>77.9013001313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79.5747060826846">
                <text:p>79.5747060826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81.750841596644">
                <text:p>81.750841596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83.6818493892488">
                <text:p>83.6818493892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85.4940655498386">
                <text:p>85.4940655498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87.1256568326915">
                <text:p>87.1256568326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88.9023615214872">
                <text:p>88.9023615214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90.6695481207117">
                <text:p>90.6695481207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92.5102814358752">
                <text:p>92.5102814358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94.5239085650932">
                <text:p>94.5239085650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96.2966311795351">
                <text:p>96.2966311795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98.0941018483992">
                <text:p>98.0941018483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99.6972292394134">
                <text:p>99.6972292394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01.682011107789">
                <text:p>101.682011107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03.684124096507">
                <text:p>103.68412409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05.155313626265">
                <text:p>105.155313626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07.082258107248">
                <text:p>107.082258107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08.698469494072">
                <text:p>108.698469494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10.451087755891">
                <text:p>110.451087755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12.663889195047">
                <text:p>112.663889195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13.774928433227">
                <text:p>113.774928433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15.851143836693">
                <text:p>115.851143836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117.72650155887">
                <text:p>117.726501558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119.314981636489">
                <text:p>119.314981636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121.311684736901">
                <text:p>121.311684736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23.042855190712">
                <text:p>123.0428551907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24.666871621854">
                <text:p>124.666871621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126.601943806342">
                <text:p>126.6019438063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128.24406314066">
                <text:p>128.244063140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130.309765248072">
                <text:p>130.309765248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131.5310508916">
                <text:p>131.53105089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133.64579743602">
                <text:p>133.64579743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135.278814979171">
                <text:p>135.278814979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136.9512037852">
                <text:p>136.9512037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138.795511006055">
                <text:p>138.795511006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140.446412371686">
                <text:p>140.446412371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142.242779080855">
                <text:p>142.2427790808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143.51583337203">
                <text:p>143.51583337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145.553143096977">
                <text:p>145.553143096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147.545784996096">
                <text:p>147.545784996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149.097201547973">
                <text:p>149.097201547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150.551952538151">
                <text:p>150.551952538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152.796081256736">
                <text:p>152.796081256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154.236832902761">
                <text:p>154.236832902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155.740475494965">
                <text:p>155.7404754949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157.272118026945">
                <text:p>157.272118026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159.106998774762">
                <text:p>159.106998774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161.12044238972">
                <text:p>161.12044238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162.795525360964">
                <text:p>162.795525360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164.551023233082">
                <text:p>164.551023233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166.351992493375">
                <text:p>166.351992493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168.117788249855">
                <text:p>168.117788249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169.19175646133">
                <text:p>169.191756461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171.23086411719">
                <text:p>171.230864117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172.942104498205">
                <text:p>172.942104498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174.841311906865">
                <text:p>174.8413119068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176.464309675843">
                <text:p>176.464309675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178.21160259151">
                <text:p>178.21160259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179.787102002465">
                <text:p>179.787102002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181.42537504769">
                <text:p>181.425375047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183.314942565903">
                <text:p>183.314942565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185.006118343782">
                <text:p>185.00611834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186.27483950404">
                <text:p>186.27483950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187.852035928698">
                <text:p>187.852035928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